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35in"/>
    </style:style>
    <style:style style:name="co2" style:family="table-column">
      <style:table-column-properties fo:break-before="auto" style:column-width="0.8945in"/>
    </style:style>
    <style:style style:name="co3" style:family="table-column">
      <style:table-column-properties fo:break-before="auto" style:column-width="0.9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Test ID:</text:p>
          </table:table-cell>
          <table:table-cell table:style-name="ce1" office:value-type="string" calcext:value-type="string">
            <text:p>Drop Point:</text:p>
          </table:table-cell>
          <table:table-cell table:style-name="ce1" office:value-type="string" calcext:value-type="string">
            <text:p>Result:</text:p>
          </table:table-cell>
          <table:table-cell/>
          <table:table-cell table:style-name="ce1" office:value-type="string" calcext:value-type="string">
            <text:p>Bin ID:</text:p>
          </table:table-cell>
          <table:table-cell table:style-name="ce1" office:value-type="string" calcext:value-type="string">
            <text:p>Bin Start:</text:p>
          </table:table-cell>
          <table:table-cell table:style-name="ce1" office:value-type="string" calcext:value-type="string">
            <text:p>Bin End:</text:p>
          </table:table-cell>
          <table:table-cell table:style-name="ce1" office:value-type="string" calcext:value-type="string">
            <text:p>Balls in Bin: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4.13218" calcext:value-type="float">
            <text:p>-4.132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5.5" calcext:value-type="float">
            <text:p>-5.5</text:p>
          </table:table-cell>
          <table:table-cell table:formula="of:=SUMPRODUCT([.C2:.C1001]&gt;[.F2]; [.C2:.C1001]&lt;[.G2])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.982" calcext:value-type="float">
            <text:p>-8.982</text:p>
          </table:table-cell>
          <table:table-cell office:value-type="float" office:value="-4.0482" calcext:value-type="float">
            <text:p>-4.04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float" office:value="-1.5" calcext:value-type="float">
            <text:p>-1.5</text:p>
          </table:table-cell>
          <table:table-cell table:formula="of:=SUMPRODUCT([.C3:.C1002]&gt;[.F3]; [.C3:.C1002]&lt;[.G3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.964" calcext:value-type="float">
            <text:p>-8.964</text:p>
          </table:table-cell>
          <table:table-cell office:value-type="float" office:value="-4.08522" calcext:value-type="float">
            <text:p>-4.085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table:formula="of:=SUMPRODUCT([.C4:.C1003]&gt;[.F4]; [.C4:.C1003]&lt;[.G4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.946" calcext:value-type="float">
            <text:p>-8.946</text:p>
          </table:table-cell>
          <table:table-cell office:value-type="float" office:value="-4.12527" calcext:value-type="float">
            <text:p>-4.125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table:formula="of:=SUMPRODUCT([.C5:.C1004]&gt;[.F5]; [.C5:.C1004]&lt;[.G5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.928" calcext:value-type="float">
            <text:p>-8.928</text:p>
          </table:table-cell>
          <table:table-cell office:value-type="float" office:value="-4.15152" calcext:value-type="float">
            <text:p>-4.151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table:formula="of:=SUMPRODUCT([.C6:.C1005]&gt;[.F6]; [.C6:.C1005]&lt;[.G6]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.91" calcext:value-type="float">
            <text:p>-8.91</text:p>
          </table:table-cell>
          <table:table-cell office:value-type="float" office:value="-4.09485" calcext:value-type="float">
            <text:p>-4.0948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.892" calcext:value-type="float">
            <text:p>-8.892</text:p>
          </table:table-cell>
          <table:table-cell office:value-type="float" office:value="-4.12088" calcext:value-type="float">
            <text:p>-4.1208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874" calcext:value-type="float">
            <text:p>-8.874</text:p>
          </table:table-cell>
          <table:table-cell office:value-type="float" office:value="-4.12247" calcext:value-type="float">
            <text:p>-4.1224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.856" calcext:value-type="float">
            <text:p>-8.856</text:p>
          </table:table-cell>
          <table:table-cell office:value-type="float" office:value="-4.09709" calcext:value-type="float">
            <text:p>-4.09709</text:p>
          </table:table-cell>
          <table:table-cell/>
          <table:table-cell table:style-name="ce2" office:value-type="string" calcext:value-type="string">
            <text:p>Stuck: <text:s/></text:p>
          </table:table-cell>
          <table:table-cell table:style-name="ce3" table:formula="of:=COUNTIF([.C2:.C1001]; &quot;NULL&quot;)" office:value-type="float" office:value="19" calcext:value-type="float">
            <text:p>19</text:p>
          </table:table-cell>
          <table:table-cell table:style-name="ce2" office:value-type="string" calcext:value-type="string">
            <text:p>Finished: <text:s/></text:p>
          </table:table-cell>
          <table:table-cell table:style-name="ce3" table:formula="of:=SUM([.H2:.H8])"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.838" calcext:value-type="float">
            <text:p>-8.838</text:p>
          </table:table-cell>
          <table:table-cell office:value-type="float" office:value="-4.09699" calcext:value-type="float">
            <text:p>-4.0969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.82" calcext:value-type="float">
            <text:p>-8.82</text:p>
          </table:table-cell>
          <table:table-cell office:value-type="float" office:value="-4.09495" calcext:value-type="float">
            <text:p>-4.0949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.802" calcext:value-type="float">
            <text:p>-8.802</text:p>
          </table:table-cell>
          <table:table-cell office:value-type="float" office:value="-4.06507" calcext:value-type="float">
            <text:p>-4.0650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.784" calcext:value-type="float">
            <text:p>-8.784</text:p>
          </table:table-cell>
          <table:table-cell office:value-type="float" office:value="-4.07768" calcext:value-type="float">
            <text:p>-4.0776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.766" calcext:value-type="float">
            <text:p>-8.766</text:p>
          </table:table-cell>
          <table:table-cell office:value-type="float" office:value="-4.0852" calcext:value-type="float">
            <text:p>-4.085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.748" calcext:value-type="float">
            <text:p>-8.748</text:p>
          </table:table-cell>
          <table:table-cell office:value-type="float" office:value="-4.12544" calcext:value-type="float">
            <text:p>-4.1254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.73" calcext:value-type="float">
            <text:p>-8.73</text:p>
          </table:table-cell>
          <table:table-cell office:value-type="float" office:value="-4.12012" calcext:value-type="float">
            <text:p>-4.1201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.712" calcext:value-type="float">
            <text:p>-8.712</text:p>
          </table:table-cell>
          <table:table-cell office:value-type="float" office:value="-4.10678" calcext:value-type="float">
            <text:p>-4.1067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.694" calcext:value-type="float">
            <text:p>-8.694</text:p>
          </table:table-cell>
          <table:table-cell office:value-type="float" office:value="-4.28668" calcext:value-type="float">
            <text:p>-4.2866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.676" calcext:value-type="float">
            <text:p>-8.676</text:p>
          </table:table-cell>
          <table:table-cell office:value-type="float" office:value="-4.28555" calcext:value-type="float">
            <text:p>-4.2855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.658" calcext:value-type="float">
            <text:p>-8.658</text:p>
          </table:table-cell>
          <table:table-cell office:value-type="float" office:value="-4.74664" calcext:value-type="float">
            <text:p>-4.7466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.64" calcext:value-type="float">
            <text:p>-8.64</text:p>
          </table:table-cell>
          <table:table-cell office:value-type="float" office:value="-4.13137" calcext:value-type="float">
            <text:p>-4.1313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.622" calcext:value-type="float">
            <text:p>-8.622</text:p>
          </table:table-cell>
          <table:table-cell office:value-type="float" office:value="0.00762039" calcext:value-type="float">
            <text:p>0.0076203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.604" calcext:value-type="float">
            <text:p>-8.604</text:p>
          </table:table-cell>
          <table:table-cell office:value-type="float" office:value="-3.87486" calcext:value-type="float">
            <text:p>-3.8748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.586" calcext:value-type="float">
            <text:p>-8.586</text:p>
          </table:table-cell>
          <table:table-cell office:value-type="float" office:value="-5.00195" calcext:value-type="float">
            <text:p>-5.0019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.568" calcext:value-type="float">
            <text:p>-8.568</text:p>
          </table:table-cell>
          <table:table-cell office:value-type="float" office:value="-3.2622" calcext:value-type="float">
            <text:p>-3.262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.55" calcext:value-type="float">
            <text:p>-8.55</text:p>
          </table:table-cell>
          <table:table-cell office:value-type="float" office:value="-3.26379" calcext:value-type="float">
            <text:p>-3.2637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.532" calcext:value-type="float">
            <text:p>-8.532</text:p>
          </table:table-cell>
          <table:table-cell office:value-type="float" office:value="-2.93855" calcext:value-type="float">
            <text:p>-2.9385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.514" calcext:value-type="float">
            <text:p>-8.514</text:p>
          </table:table-cell>
          <table:table-cell office:value-type="float" office:value="-3.19124" calcext:value-type="float">
            <text:p>-3.1912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.496" calcext:value-type="float">
            <text:p>-8.496</text:p>
          </table:table-cell>
          <table:table-cell office:value-type="float" office:value="-3.02322" calcext:value-type="float">
            <text:p>-3.0232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.478" calcext:value-type="float">
            <text:p>-8.478</text:p>
          </table:table-cell>
          <table:table-cell office:value-type="float" office:value="-3.02416" calcext:value-type="float">
            <text:p>-3.0241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.46" calcext:value-type="float">
            <text:p>-8.46</text:p>
          </table:table-cell>
          <table:table-cell office:value-type="float" office:value="-3.00026" calcext:value-type="float">
            <text:p>-3.0002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.442" calcext:value-type="float">
            <text:p>-8.442</text:p>
          </table:table-cell>
          <table:table-cell office:value-type="float" office:value="-3.12573" calcext:value-type="float">
            <text:p>-3.1257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.424" calcext:value-type="float">
            <text:p>-8.424</text:p>
          </table:table-cell>
          <table:table-cell office:value-type="float" office:value="-2.91763" calcext:value-type="float">
            <text:p>-2.9176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.406" calcext:value-type="float">
            <text:p>-8.406</text:p>
          </table:table-cell>
          <table:table-cell office:value-type="float" office:value="-3.11665" calcext:value-type="float">
            <text:p>-3.1166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.388" calcext:value-type="float">
            <text:p>-8.388</text:p>
          </table:table-cell>
          <table:table-cell office:value-type="float" office:value="-3.27046" calcext:value-type="float">
            <text:p>-3.2704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.37" calcext:value-type="float">
            <text:p>-8.37</text:p>
          </table:table-cell>
          <table:table-cell office:value-type="float" office:value="-2.92796" calcext:value-type="float">
            <text:p>-2.9279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.352" calcext:value-type="float">
            <text:p>-8.352</text:p>
          </table:table-cell>
          <table:table-cell office:value-type="float" office:value="-2.88703" calcext:value-type="float">
            <text:p>-2.8870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.334" calcext:value-type="float">
            <text:p>-8.334</text:p>
          </table:table-cell>
          <table:table-cell office:value-type="float" office:value="-3.22653" calcext:value-type="float">
            <text:p>-3.2265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.316" calcext:value-type="float">
            <text:p>-8.316</text:p>
          </table:table-cell>
          <table:table-cell office:value-type="float" office:value="-3.26717" calcext:value-type="float">
            <text:p>-3.2671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.298" calcext:value-type="float">
            <text:p>-8.298</text:p>
          </table:table-cell>
          <table:table-cell office:value-type="float" office:value="-3.06005" calcext:value-type="float">
            <text:p>-3.0600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.28" calcext:value-type="float">
            <text:p>-8.28</text:p>
          </table:table-cell>
          <table:table-cell office:value-type="float" office:value="-3.20445" calcext:value-type="float">
            <text:p>-3.204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.262" calcext:value-type="float">
            <text:p>-8.262</text:p>
          </table:table-cell>
          <table:table-cell office:value-type="float" office:value="-2.90647" calcext:value-type="float">
            <text:p>-2.9064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.244" calcext:value-type="float">
            <text:p>-8.244</text:p>
          </table:table-cell>
          <table:table-cell office:value-type="float" office:value="-2.92103" calcext:value-type="float">
            <text:p>-2.9210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.226" calcext:value-type="float">
            <text:p>-8.226</text:p>
          </table:table-cell>
          <table:table-cell office:value-type="float" office:value="-2.95911" calcext:value-type="float">
            <text:p>-2.9591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.208" calcext:value-type="float">
            <text:p>-8.208</text:p>
          </table:table-cell>
          <table:table-cell office:value-type="float" office:value="-2.9271" calcext:value-type="float">
            <text:p>-2.927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.19" calcext:value-type="float">
            <text:p>-8.19</text:p>
          </table:table-cell>
          <table:table-cell office:value-type="float" office:value="-2.96419" calcext:value-type="float">
            <text:p>-2.9641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.172" calcext:value-type="float">
            <text:p>-8.172</text:p>
          </table:table-cell>
          <table:table-cell office:value-type="float" office:value="-3.26274" calcext:value-type="float">
            <text:p>-3.2627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.154" calcext:value-type="float">
            <text:p>-8.154</text:p>
          </table:table-cell>
          <table:table-cell office:value-type="float" office:value="-3.26544" calcext:value-type="float">
            <text:p>-3.2654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.136" calcext:value-type="float">
            <text:p>-8.136</text:p>
          </table:table-cell>
          <table:table-cell office:value-type="float" office:value="-3.2649" calcext:value-type="float">
            <text:p>-3.26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.118" calcext:value-type="float">
            <text:p>-8.118</text:p>
          </table:table-cell>
          <table:table-cell office:value-type="float" office:value="-3.10583" calcext:value-type="float">
            <text:p>-3.1058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.1" calcext:value-type="float">
            <text:p>-8.1</text:p>
          </table:table-cell>
          <table:table-cell office:value-type="float" office:value="-2.92847" calcext:value-type="float">
            <text:p>-2.9284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.082" calcext:value-type="float">
            <text:p>-8.082</text:p>
          </table:table-cell>
          <table:table-cell office:value-type="float" office:value="-2.91911" calcext:value-type="float">
            <text:p>-2.9191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.064" calcext:value-type="float">
            <text:p>-8.064</text:p>
          </table:table-cell>
          <table:table-cell office:value-type="float" office:value="-2.93569" calcext:value-type="float">
            <text:p>-2.9356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.046" calcext:value-type="float">
            <text:p>-8.046</text:p>
          </table:table-cell>
          <table:table-cell office:value-type="float" office:value="-3.27067" calcext:value-type="float">
            <text:p>-3.2706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.028" calcext:value-type="float">
            <text:p>-8.028</text:p>
          </table:table-cell>
          <table:table-cell office:value-type="float" office:value="-2.97897" calcext:value-type="float">
            <text:p>-2.9789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.01" calcext:value-type="float">
            <text:p>-8.01</text:p>
          </table:table-cell>
          <table:table-cell office:value-type="float" office:value="-3.27045" calcext:value-type="float">
            <text:p>-3.2704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.992" calcext:value-type="float">
            <text:p>-7.992</text:p>
          </table:table-cell>
          <table:table-cell office:value-type="float" office:value="-3.23846" calcext:value-type="float">
            <text:p>-3.2384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.974" calcext:value-type="float">
            <text:p>-7.974</text:p>
          </table:table-cell>
          <table:table-cell office:value-type="float" office:value="-2.36192" calcext:value-type="float">
            <text:p>-2.3619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.956" calcext:value-type="float">
            <text:p>-7.956</text:p>
          </table:table-cell>
          <table:table-cell office:value-type="float" office:value="-2.76054" calcext:value-type="float">
            <text:p>-2.7605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.938" calcext:value-type="float">
            <text:p>-7.938</text:p>
          </table:table-cell>
          <table:table-cell office:value-type="float" office:value="-2.35119" calcext:value-type="float">
            <text:p>-2.3511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.92" calcext:value-type="float">
            <text:p>-7.92</text:p>
          </table:table-cell>
          <table:table-cell office:value-type="float" office:value="-2.37384" calcext:value-type="float">
            <text:p>-2.3738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.902" calcext:value-type="float">
            <text:p>-7.902</text:p>
          </table:table-cell>
          <table:table-cell office:value-type="float" office:value="-2.6587" calcext:value-type="float">
            <text:p>-2.658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.884" calcext:value-type="float">
            <text:p>-7.884</text:p>
          </table:table-cell>
          <table:table-cell office:value-type="float" office:value="-3.11121" calcext:value-type="float">
            <text:p>-3.1112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.866" calcext:value-type="float">
            <text:p>-7.866</text:p>
          </table:table-cell>
          <table:table-cell office:value-type="float" office:value="-3.23901" calcext:value-type="float">
            <text:p>-3.2390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.848" calcext:value-type="float">
            <text:p>-7.848</text:p>
          </table:table-cell>
          <table:table-cell office:value-type="float" office:value="-3.23404" calcext:value-type="float">
            <text:p>-3.2340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.83" calcext:value-type="float">
            <text:p>-7.83</text:p>
          </table:table-cell>
          <table:table-cell office:value-type="float" office:value="-3.15758" calcext:value-type="float">
            <text:p>-3.1575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.812" calcext:value-type="float">
            <text:p>-7.812</text:p>
          </table:table-cell>
          <table:table-cell office:value-type="float" office:value="-2.90237" calcext:value-type="float">
            <text:p>-2.9023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.794" calcext:value-type="float">
            <text:p>-7.794</text:p>
          </table:table-cell>
          <table:table-cell office:value-type="float" office:value="-3.27533" calcext:value-type="float">
            <text:p>-3.2753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.776" calcext:value-type="float">
            <text:p>-7.776</text:p>
          </table:table-cell>
          <table:table-cell office:value-type="float" office:value="-2.94292" calcext:value-type="float">
            <text:p>-2.9429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.758" calcext:value-type="float">
            <text:p>-7.758</text:p>
          </table:table-cell>
          <table:table-cell office:value-type="float" office:value="-3.25049" calcext:value-type="float">
            <text:p>-3.2504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.74" calcext:value-type="float">
            <text:p>-7.74</text:p>
          </table:table-cell>
          <table:table-cell office:value-type="float" office:value="-3.26055" calcext:value-type="float">
            <text:p>-3.2605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.722" calcext:value-type="float">
            <text:p>-7.722</text:p>
          </table:table-cell>
          <table:table-cell office:value-type="float" office:value="-3.02702" calcext:value-type="float">
            <text:p>-3.0270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.704" calcext:value-type="float">
            <text:p>-7.704</text:p>
          </table:table-cell>
          <table:table-cell office:value-type="float" office:value="-2.90324" calcext:value-type="float">
            <text:p>-2.9032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.686" calcext:value-type="float">
            <text:p>-7.686</text:p>
          </table:table-cell>
          <table:table-cell office:value-type="float" office:value="-3.01258" calcext:value-type="float">
            <text:p>-3.0125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.668" calcext:value-type="float">
            <text:p>-7.668</text:p>
          </table:table-cell>
          <table:table-cell office:value-type="float" office:value="-2.9333" calcext:value-type="float">
            <text:p>-2.933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.65" calcext:value-type="float">
            <text:p>-7.65</text:p>
          </table:table-cell>
          <table:table-cell office:value-type="float" office:value="-2.92325" calcext:value-type="float">
            <text:p>-2.9232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.632" calcext:value-type="float">
            <text:p>-7.632</text:p>
          </table:table-cell>
          <table:table-cell office:value-type="float" office:value="-3.10052" calcext:value-type="float">
            <text:p>-3.1005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.614" calcext:value-type="float">
            <text:p>-7.614</text:p>
          </table:table-cell>
          <table:table-cell office:value-type="float" office:value="-2.95092" calcext:value-type="float">
            <text:p>-2.95092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.596" calcext:value-type="float">
            <text:p>-7.596</text:p>
          </table:table-cell>
          <table:table-cell office:value-type="float" office:value="-3.26052" calcext:value-type="float">
            <text:p>-3.2605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.578" calcext:value-type="float">
            <text:p>-7.578</text:p>
          </table:table-cell>
          <table:table-cell office:value-type="float" office:value="-3.26998" calcext:value-type="float">
            <text:p>-3.26998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.56" calcext:value-type="float">
            <text:p>-7.56</text:p>
          </table:table-cell>
          <table:table-cell office:value-type="float" office:value="-3.28413" calcext:value-type="float">
            <text:p>-3.2841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.542" calcext:value-type="float">
            <text:p>-7.542</text:p>
          </table:table-cell>
          <table:table-cell office:value-type="float" office:value="-3.26222" calcext:value-type="float">
            <text:p>-3.2622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.524" calcext:value-type="float">
            <text:p>-7.524</text:p>
          </table:table-cell>
          <table:table-cell office:value-type="float" office:value="-3.25957" calcext:value-type="float">
            <text:p>-3.25957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.506" calcext:value-type="float">
            <text:p>-7.506</text:p>
          </table:table-cell>
          <table:table-cell office:value-type="float" office:value="-7.73724" calcext:value-type="float">
            <text:p>-7.7372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.488" calcext:value-type="float">
            <text:p>-7.488</text:p>
          </table:table-cell>
          <table:table-cell office:value-type="float" office:value="0.0105016" calcext:value-type="float">
            <text:p>0.010501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.47" calcext:value-type="float">
            <text:p>-7.47</text:p>
          </table:table-cell>
          <table:table-cell office:value-type="float" office:value="0.00997675" calcext:value-type="float">
            <text:p>0.0099767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.452" calcext:value-type="float">
            <text:p>-7.452</text:p>
          </table:table-cell>
          <table:table-cell office:value-type="float" office:value="0.0110449" calcext:value-type="float">
            <text:p>0.0110449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7.434" calcext:value-type="float">
            <text:p>-7.434</text:p>
          </table:table-cell>
          <table:table-cell office:value-type="float" office:value="0.010819" calcext:value-type="float">
            <text:p>0.01081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.416" calcext:value-type="float">
            <text:p>-7.416</text:p>
          </table:table-cell>
          <table:table-cell office:value-type="float" office:value="0.00846623" calcext:value-type="float">
            <text:p>0.0084662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.398" calcext:value-type="float">
            <text:p>-7.398</text:p>
          </table:table-cell>
          <table:table-cell office:value-type="float" office:value="0.0105325" calcext:value-type="float">
            <text:p>0.010532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.38" calcext:value-type="float">
            <text:p>-7.38</text:p>
          </table:table-cell>
          <table:table-cell office:value-type="float" office:value="0.0025454" calcext:value-type="float">
            <text:p>0.002545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.362" calcext:value-type="float">
            <text:p>-7.362</text:p>
          </table:table-cell>
          <table:table-cell office:value-type="float" office:value="0.00300153" calcext:value-type="float">
            <text:p>0.0030015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.344" calcext:value-type="float">
            <text:p>-7.344</text:p>
          </table:table-cell>
          <table:table-cell office:value-type="float" office:value="-4.77092" calcext:value-type="float">
            <text:p>-4.7709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.326" calcext:value-type="float">
            <text:p>-7.326</text:p>
          </table:table-cell>
          <table:table-cell office:value-type="float" office:value="-4.14717" calcext:value-type="float">
            <text:p>-4.1471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.308" calcext:value-type="float">
            <text:p>-7.308</text:p>
          </table:table-cell>
          <table:table-cell office:value-type="float" office:value="-0.00127486" calcext:value-type="float">
            <text:p>-0.0012748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.29" calcext:value-type="float">
            <text:p>-7.29</text:p>
          </table:table-cell>
          <table:table-cell office:value-type="float" office:value="0.00578872" calcext:value-type="float">
            <text:p>0.00578872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.272" calcext:value-type="float">
            <text:p>-7.272</text:p>
          </table:table-cell>
          <table:table-cell office:value-type="float" office:value="0.00765832" calcext:value-type="float">
            <text:p>0.0076583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.254" calcext:value-type="float">
            <text:p>-7.254</text:p>
          </table:table-cell>
          <table:table-cell office:value-type="float" office:value="-4.09376" calcext:value-type="float">
            <text:p>-4.09376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.236" calcext:value-type="float">
            <text:p>-7.236</text:p>
          </table:table-cell>
          <table:table-cell office:value-type="float" office:value="-4.13536" calcext:value-type="float">
            <text:p>-4.13536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.218" calcext:value-type="float">
            <text:p>-7.218</text:p>
          </table:table-cell>
          <table:table-cell office:value-type="float" office:value="-3.90528" calcext:value-type="float">
            <text:p>-3.9052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.2" calcext:value-type="float">
            <text:p>-7.2</text:p>
          </table:table-cell>
          <table:table-cell office:value-type="float" office:value="0.00613672" calcext:value-type="float">
            <text:p>0.00613672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7.182" calcext:value-type="float">
            <text:p>-7.182</text:p>
          </table:table-cell>
          <table:table-cell office:value-type="float" office:value="-3.95072" calcext:value-type="float">
            <text:p>-3.95072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7.164" calcext:value-type="float">
            <text:p>-7.164</text:p>
          </table:table-cell>
          <table:table-cell office:value-type="float" office:value="-0.00167626" calcext:value-type="float">
            <text:p>-0.0016762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7.146" calcext:value-type="float">
            <text:p>-7.146</text:p>
          </table:table-cell>
          <table:table-cell office:value-type="float" office:value="0.00556091" calcext:value-type="float">
            <text:p>0.00556091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7.128" calcext:value-type="float">
            <text:p>-7.128</text:p>
          </table:table-cell>
          <table:table-cell office:value-type="float" office:value="0.000419931" calcext:value-type="float">
            <text:p>0.00041993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.11" calcext:value-type="float">
            <text:p>-7.11</text:p>
          </table:table-cell>
          <table:table-cell office:value-type="float" office:value="-0.00851773" calcext:value-type="float">
            <text:p>-0.0085177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7.092" calcext:value-type="float">
            <text:p>-7.092</text:p>
          </table:table-cell>
          <table:table-cell office:value-type="float" office:value="-4.05202" calcext:value-type="float">
            <text:p>-4.05202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7.074" calcext:value-type="float">
            <text:p>-7.074</text:p>
          </table:table-cell>
          <table:table-cell office:value-type="float" office:value="0.00863187" calcext:value-type="float">
            <text:p>0.00863187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.056" calcext:value-type="float">
            <text:p>-7.056</text:p>
          </table:table-cell>
          <table:table-cell office:value-type="float" office:value="0.0110252" calcext:value-type="float">
            <text:p>0.0110252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.038" calcext:value-type="float">
            <text:p>-7.038</text:p>
          </table:table-cell>
          <table:table-cell office:value-type="float" office:value="0.00781606" calcext:value-type="float">
            <text:p>0.0078160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7.02" calcext:value-type="float">
            <text:p>-7.02</text:p>
          </table:table-cell>
          <table:table-cell office:value-type="float" office:value="0.0106441" calcext:value-type="float">
            <text:p>0.0106441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.002" calcext:value-type="float">
            <text:p>-7.002</text:p>
          </table:table-cell>
          <table:table-cell office:value-type="float" office:value="0.0131326" calcext:value-type="float">
            <text:p>0.0131326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6.984" calcext:value-type="float">
            <text:p>-6.984</text:p>
          </table:table-cell>
          <table:table-cell office:value-type="float" office:value="-4.01185" calcext:value-type="float">
            <text:p>-4.01185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6.966" calcext:value-type="float">
            <text:p>-6.966</text:p>
          </table:table-cell>
          <table:table-cell office:value-type="float" office:value="-3.27473" calcext:value-type="float">
            <text:p>-3.27473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6.948" calcext:value-type="float">
            <text:p>-6.948</text:p>
          </table:table-cell>
          <table:table-cell office:value-type="float" office:value="-3.27167" calcext:value-type="float">
            <text:p>-3.27167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6.93" calcext:value-type="float">
            <text:p>-6.93</text:p>
          </table:table-cell>
          <table:table-cell office:value-type="float" office:value="-3.04513" calcext:value-type="float">
            <text:p>-3.04513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.912" calcext:value-type="float">
            <text:p>-6.912</text:p>
          </table:table-cell>
          <table:table-cell office:value-type="float" office:value="-3.25161" calcext:value-type="float">
            <text:p>-3.25161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6.894" calcext:value-type="float">
            <text:p>-6.894</text:p>
          </table:table-cell>
          <table:table-cell office:value-type="float" office:value="-2.92387" calcext:value-type="float">
            <text:p>-2.92387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.876" calcext:value-type="float">
            <text:p>-6.876</text:p>
          </table:table-cell>
          <table:table-cell office:value-type="float" office:value="-3.11127" calcext:value-type="float">
            <text:p>-3.11127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.858" calcext:value-type="float">
            <text:p>-6.858</text:p>
          </table:table-cell>
          <table:table-cell office:value-type="float" office:value="-3.26901" calcext:value-type="float">
            <text:p>-3.2690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.84" calcext:value-type="float">
            <text:p>-6.84</text:p>
          </table:table-cell>
          <table:table-cell office:value-type="float" office:value="-3.25675" calcext:value-type="float">
            <text:p>-3.25675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.822" calcext:value-type="float">
            <text:p>-6.822</text:p>
          </table:table-cell>
          <table:table-cell office:value-type="float" office:value="-2.91634" calcext:value-type="float">
            <text:p>-2.91634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.804" calcext:value-type="float">
            <text:p>-6.804</text:p>
          </table:table-cell>
          <table:table-cell office:value-type="float" office:value="-3.18075" calcext:value-type="float">
            <text:p>-3.18075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.786" calcext:value-type="float">
            <text:p>-6.786</text:p>
          </table:table-cell>
          <table:table-cell office:value-type="float" office:value="-3.26322" calcext:value-type="float">
            <text:p>-3.26322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.768" calcext:value-type="float">
            <text:p>-6.768</text:p>
          </table:table-cell>
          <table:table-cell office:value-type="float" office:value="-2.61461" calcext:value-type="float">
            <text:p>-2.6146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.75" calcext:value-type="float">
            <text:p>-6.75</text:p>
          </table:table-cell>
          <table:table-cell office:value-type="float" office:value="-2.89145" calcext:value-type="float">
            <text:p>-2.89145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.732" calcext:value-type="float">
            <text:p>-6.732</text:p>
          </table:table-cell>
          <table:table-cell office:value-type="float" office:value="-3.0244" calcext:value-type="float">
            <text:p>-3.0244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.714" calcext:value-type="float">
            <text:p>-6.714</text:p>
          </table:table-cell>
          <table:table-cell office:value-type="float" office:value="-3.26014" calcext:value-type="float">
            <text:p>-3.2601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.696" calcext:value-type="float">
            <text:p>-6.696</text:p>
          </table:table-cell>
          <table:table-cell office:value-type="float" office:value="-3.2675" calcext:value-type="float">
            <text:p>-3.2675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.678" calcext:value-type="float">
            <text:p>-6.678</text:p>
          </table:table-cell>
          <table:table-cell office:value-type="float" office:value="-3.11866" calcext:value-type="float">
            <text:p>-3.1186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.66" calcext:value-type="float">
            <text:p>-6.66</text:p>
          </table:table-cell>
          <table:table-cell office:value-type="float" office:value="-3.14102" calcext:value-type="float">
            <text:p>-3.14102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.642" calcext:value-type="float">
            <text:p>-6.642</text:p>
          </table:table-cell>
          <table:table-cell office:value-type="float" office:value="-3.28307" calcext:value-type="float">
            <text:p>-3.28307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.624" calcext:value-type="float">
            <text:p>-6.624</text:p>
          </table:table-cell>
          <table:table-cell office:value-type="float" office:value="-3.26476" calcext:value-type="float">
            <text:p>-3.26476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.606" calcext:value-type="float">
            <text:p>-6.606</text:p>
          </table:table-cell>
          <table:table-cell office:value-type="float" office:value="-3.22236" calcext:value-type="float">
            <text:p>-3.22236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.588" calcext:value-type="float">
            <text:p>-6.588</text:p>
          </table:table-cell>
          <table:table-cell office:value-type="float" office:value="-2.93604" calcext:value-type="float">
            <text:p>-2.9360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.57" calcext:value-type="float">
            <text:p>-6.57</text:p>
          </table:table-cell>
          <table:table-cell office:value-type="float" office:value="-2.97485" calcext:value-type="float">
            <text:p>-2.9748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.552" calcext:value-type="float">
            <text:p>-6.552</text:p>
          </table:table-cell>
          <table:table-cell office:value-type="float" office:value="-3.25489" calcext:value-type="float">
            <text:p>-3.25489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.534" calcext:value-type="float">
            <text:p>-6.534</text:p>
          </table:table-cell>
          <table:table-cell office:value-type="float" office:value="-3.06181" calcext:value-type="float">
            <text:p>-3.06181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.516" calcext:value-type="float">
            <text:p>-6.516</text:p>
          </table:table-cell>
          <table:table-cell office:value-type="float" office:value="-2.89621" calcext:value-type="float">
            <text:p>-2.89621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.498" calcext:value-type="float">
            <text:p>-6.498</text:p>
          </table:table-cell>
          <table:table-cell office:value-type="float" office:value="-3.2684" calcext:value-type="float">
            <text:p>-3.2684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.48" calcext:value-type="float">
            <text:p>-6.48</text:p>
          </table:table-cell>
          <table:table-cell office:value-type="float" office:value="-3.27377" calcext:value-type="float">
            <text:p>-3.27377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.462" calcext:value-type="float">
            <text:p>-6.462</text:p>
          </table:table-cell>
          <table:table-cell office:value-type="float" office:value="-3.28114" calcext:value-type="float">
            <text:p>-3.28114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.444" calcext:value-type="float">
            <text:p>-6.444</text:p>
          </table:table-cell>
          <table:table-cell office:value-type="float" office:value="-3.27856" calcext:value-type="float">
            <text:p>-3.27856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6.426" calcext:value-type="float">
            <text:p>-6.426</text:p>
          </table:table-cell>
          <table:table-cell office:value-type="float" office:value="-3.14092" calcext:value-type="float">
            <text:p>-3.14092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6.408" calcext:value-type="float">
            <text:p>-6.408</text:p>
          </table:table-cell>
          <table:table-cell office:value-type="float" office:value="-3.271" calcext:value-type="float">
            <text:p>-3.27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6.39" calcext:value-type="float">
            <text:p>-6.39</text:p>
          </table:table-cell>
          <table:table-cell office:value-type="float" office:value="-3.24511" calcext:value-type="float">
            <text:p>-3.24511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6.372" calcext:value-type="float">
            <text:p>-6.372</text:p>
          </table:table-cell>
          <table:table-cell office:value-type="float" office:value="-3.11692" calcext:value-type="float">
            <text:p>-3.11692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.354" calcext:value-type="float">
            <text:p>-6.354</text:p>
          </table:table-cell>
          <table:table-cell office:value-type="float" office:value="-3.27379" calcext:value-type="float">
            <text:p>-3.27379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6.336" calcext:value-type="float">
            <text:p>-6.336</text:p>
          </table:table-cell>
          <table:table-cell office:value-type="float" office:value="-3.26897" calcext:value-type="float">
            <text:p>-3.26897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.318" calcext:value-type="float">
            <text:p>-6.318</text:p>
          </table:table-cell>
          <table:table-cell office:value-type="float" office:value="-3.19664" calcext:value-type="float">
            <text:p>-3.19664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6.3" calcext:value-type="float">
            <text:p>-6.3</text:p>
          </table:table-cell>
          <table:table-cell office:value-type="float" office:value="-2.92384" calcext:value-type="float">
            <text:p>-2.92384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6.282" calcext:value-type="float">
            <text:p>-6.282</text:p>
          </table:table-cell>
          <table:table-cell office:value-type="float" office:value="-3.23878" calcext:value-type="float">
            <text:p>-3.23878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6.264" calcext:value-type="float">
            <text:p>-6.264</text:p>
          </table:table-cell>
          <table:table-cell office:value-type="float" office:value="-3.18788" calcext:value-type="float">
            <text:p>-3.18788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6.246" calcext:value-type="float">
            <text:p>-6.246</text:p>
          </table:table-cell>
          <table:table-cell office:value-type="float" office:value="-2.15889" calcext:value-type="float">
            <text:p>-2.15889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6.228" calcext:value-type="float">
            <text:p>-6.228</text:p>
          </table:table-cell>
          <table:table-cell office:value-type="float" office:value="-3.11711" calcext:value-type="float">
            <text:p>-3.11711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6.21" calcext:value-type="float">
            <text:p>-6.21</text:p>
          </table:table-cell>
          <table:table-cell office:value-type="float" office:value="-3.28154" calcext:value-type="float">
            <text:p>-3.28154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6.192" calcext:value-type="float">
            <text:p>-6.192</text:p>
          </table:table-cell>
          <table:table-cell office:value-type="float" office:value="-3.01021" calcext:value-type="float">
            <text:p>-3.01021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6.174" calcext:value-type="float">
            <text:p>-6.174</text:p>
          </table:table-cell>
          <table:table-cell office:value-type="float" office:value="-3.09303" calcext:value-type="float">
            <text:p>-3.09303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6.156" calcext:value-type="float">
            <text:p>-6.156</text:p>
          </table:table-cell>
          <table:table-cell office:value-type="float" office:value="-3.27993" calcext:value-type="float">
            <text:p>-3.27993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6.138" calcext:value-type="float">
            <text:p>-6.138</text:p>
          </table:table-cell>
          <table:table-cell office:value-type="float" office:value="-3.24786" calcext:value-type="float">
            <text:p>-3.24786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6.12" calcext:value-type="float">
            <text:p>-6.12</text:p>
          </table:table-cell>
          <table:table-cell office:value-type="float" office:value="-3.1579" calcext:value-type="float">
            <text:p>-3.1579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6.102" calcext:value-type="float">
            <text:p>-6.102</text:p>
          </table:table-cell>
          <table:table-cell office:value-type="float" office:value="-3.28416" calcext:value-type="float">
            <text:p>-3.28416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6.084" calcext:value-type="float">
            <text:p>-6.084</text:p>
          </table:table-cell>
          <table:table-cell office:value-type="float" office:value="-3.21592" calcext:value-type="float">
            <text:p>-3.21592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6.066" calcext:value-type="float">
            <text:p>-6.066</text:p>
          </table:table-cell>
          <table:table-cell office:value-type="float" office:value="-2.89198" calcext:value-type="float">
            <text:p>-2.89198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6.048" calcext:value-type="float">
            <text:p>-6.048</text:p>
          </table:table-cell>
          <table:table-cell office:value-type="float" office:value="-3.10538" calcext:value-type="float">
            <text:p>-3.10538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6.03" calcext:value-type="float">
            <text:p>-6.03</text:p>
          </table:table-cell>
          <table:table-cell office:value-type="float" office:value="-3.10355" calcext:value-type="float">
            <text:p>-3.1035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6.012" calcext:value-type="float">
            <text:p>-6.012</text:p>
          </table:table-cell>
          <table:table-cell office:value-type="float" office:value="-3.26499" calcext:value-type="float">
            <text:p>-3.26499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5.994" calcext:value-type="float">
            <text:p>-5.994</text:p>
          </table:table-cell>
          <table:table-cell office:value-type="float" office:value="-2.94931" calcext:value-type="float">
            <text:p>-2.94931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.976" calcext:value-type="float">
            <text:p>-5.976</text:p>
          </table:table-cell>
          <table:table-cell office:value-type="float" office:value="-2.90963" calcext:value-type="float">
            <text:p>-2.90963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5.958" calcext:value-type="float">
            <text:p>-5.958</text:p>
          </table:table-cell>
          <table:table-cell office:value-type="float" office:value="-2.97653" calcext:value-type="float">
            <text:p>-2.97653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5.94" calcext:value-type="float">
            <text:p>-5.94</text:p>
          </table:table-cell>
          <table:table-cell office:value-type="float" office:value="-2.85022" calcext:value-type="float">
            <text:p>-2.85022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5.922" calcext:value-type="float">
            <text:p>-5.922</text:p>
          </table:table-cell>
          <table:table-cell office:value-type="float" office:value="-3.27316" calcext:value-type="float">
            <text:p>-3.27316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5.904" calcext:value-type="float">
            <text:p>-5.904</text:p>
          </table:table-cell>
          <table:table-cell office:value-type="float" office:value="-3.23777" calcext:value-type="float">
            <text:p>-3.23777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5.886" calcext:value-type="float">
            <text:p>-5.886</text:p>
          </table:table-cell>
          <table:table-cell office:value-type="float" office:value="-2.96874" calcext:value-type="float">
            <text:p>-2.96874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5.868" calcext:value-type="float">
            <text:p>-5.868</text:p>
          </table:table-cell>
          <table:table-cell office:value-type="float" office:value="-3.27793" calcext:value-type="float">
            <text:p>-3.27793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5.85" calcext:value-type="float">
            <text:p>-5.85</text:p>
          </table:table-cell>
          <table:table-cell office:value-type="float" office:value="-3.23194" calcext:value-type="float">
            <text:p>-3.23194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5.832" calcext:value-type="float">
            <text:p>-5.832</text:p>
          </table:table-cell>
          <table:table-cell office:value-type="float" office:value="-3.25035" calcext:value-type="float">
            <text:p>-3.25035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5.814" calcext:value-type="float">
            <text:p>-5.814</text:p>
          </table:table-cell>
          <table:table-cell office:value-type="float" office:value="-3.22822" calcext:value-type="float">
            <text:p>-3.22822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5.796" calcext:value-type="float">
            <text:p>-5.796</text:p>
          </table:table-cell>
          <table:table-cell office:value-type="float" office:value="-3.26862" calcext:value-type="float">
            <text:p>-3.26862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5.778" calcext:value-type="float">
            <text:p>-5.778</text:p>
          </table:table-cell>
          <table:table-cell office:value-type="float" office:value="-2.91436" calcext:value-type="float">
            <text:p>-2.9143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.76" calcext:value-type="float">
            <text:p>-5.76</text:p>
          </table:table-cell>
          <table:table-cell office:value-type="float" office:value="-3.22094" calcext:value-type="float">
            <text:p>-3.22094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5.742" calcext:value-type="float">
            <text:p>-5.742</text:p>
          </table:table-cell>
          <table:table-cell office:value-type="float" office:value="-3.24018" calcext:value-type="float">
            <text:p>-3.24018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5.724" calcext:value-type="float">
            <text:p>-5.724</text:p>
          </table:table-cell>
          <table:table-cell office:value-type="float" office:value="-3.25401" calcext:value-type="float">
            <text:p>-3.25401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5.706" calcext:value-type="float">
            <text:p>-5.706</text:p>
          </table:table-cell>
          <table:table-cell office:value-type="float" office:value="-3.22681" calcext:value-type="float">
            <text:p>-3.22681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5.688" calcext:value-type="float">
            <text:p>-5.688</text:p>
          </table:table-cell>
          <table:table-cell office:value-type="float" office:value="-2.92107" calcext:value-type="float">
            <text:p>-2.92107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5.67" calcext:value-type="float">
            <text:p>-5.67</text:p>
          </table:table-cell>
          <table:table-cell office:value-type="float" office:value="-3.27662" calcext:value-type="float">
            <text:p>-3.27662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5.652" calcext:value-type="float">
            <text:p>-5.652</text:p>
          </table:table-cell>
          <table:table-cell office:value-type="float" office:value="-2.9448" calcext:value-type="float">
            <text:p>-2.9448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5.634" calcext:value-type="float">
            <text:p>-5.634</text:p>
          </table:table-cell>
          <table:table-cell office:value-type="float" office:value="-3.23437" calcext:value-type="float">
            <text:p>-3.23437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5.616" calcext:value-type="float">
            <text:p>-5.616</text:p>
          </table:table-cell>
          <table:table-cell office:value-type="float" office:value="-3.23376" calcext:value-type="float">
            <text:p>-3.23376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5.598" calcext:value-type="float">
            <text:p>-5.598</text:p>
          </table:table-cell>
          <table:table-cell office:value-type="float" office:value="-3.19696" calcext:value-type="float">
            <text:p>-3.19696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5.58" calcext:value-type="float">
            <text:p>-5.58</text:p>
          </table:table-cell>
          <table:table-cell office:value-type="float" office:value="-2.89535" calcext:value-type="float">
            <text:p>-2.89535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5.562" calcext:value-type="float">
            <text:p>-5.562</text:p>
          </table:table-cell>
          <table:table-cell office:value-type="float" office:value="-2.91451" calcext:value-type="float">
            <text:p>-2.91451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5.544" calcext:value-type="float">
            <text:p>-5.544</text:p>
          </table:table-cell>
          <table:table-cell office:value-type="float" office:value="-3.25375" calcext:value-type="float">
            <text:p>-3.25375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5.526" calcext:value-type="float">
            <text:p>-5.526</text:p>
          </table:table-cell>
          <table:table-cell office:value-type="float" office:value="-3.00759" calcext:value-type="float">
            <text:p>-3.00759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5.508" calcext:value-type="float">
            <text:p>-5.508</text:p>
          </table:table-cell>
          <table:table-cell office:value-type="float" office:value="-3.01949" calcext:value-type="float">
            <text:p>-3.01949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5.49" calcext:value-type="float">
            <text:p>-5.49</text:p>
          </table:table-cell>
          <table:table-cell office:value-type="float" office:value="-8.62789" calcext:value-type="float">
            <text:p>-8.62789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5.472" calcext:value-type="float">
            <text:p>-5.472</text:p>
          </table:table-cell>
          <table:table-cell office:value-type="float" office:value="-8.04802" calcext:value-type="float">
            <text:p>-8.04802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5.454" calcext:value-type="float">
            <text:p>-5.454</text:p>
          </table:table-cell>
          <table:table-cell office:value-type="float" office:value="-8.09322" calcext:value-type="float">
            <text:p>-8.09322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5.436" calcext:value-type="float">
            <text:p>-5.436</text:p>
          </table:table-cell>
          <table:table-cell office:value-type="float" office:value="-8.06064" calcext:value-type="float">
            <text:p>-8.06064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5.418" calcext:value-type="float">
            <text:p>-5.418</text:p>
          </table:table-cell>
          <table:table-cell office:value-type="float" office:value="-8.49093" calcext:value-type="float">
            <text:p>-8.4909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5.4" calcext:value-type="float">
            <text:p>-5.4</text:p>
          </table:table-cell>
          <table:table-cell office:value-type="float" office:value="-8.59319" calcext:value-type="float">
            <text:p>-8.59319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5.382" calcext:value-type="float">
            <text:p>-5.382</text:p>
          </table:table-cell>
          <table:table-cell office:value-type="float" office:value="-8.76481" calcext:value-type="float">
            <text:p>-8.76481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5.364" calcext:value-type="float">
            <text:p>-5.364</text:p>
          </table:table-cell>
          <table:table-cell office:value-type="float" office:value="-8.08498" calcext:value-type="float">
            <text:p>-8.08498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5.346" calcext:value-type="float">
            <text:p>-5.346</text:p>
          </table:table-cell>
          <table:table-cell office:value-type="float" office:value="-8.09229" calcext:value-type="float">
            <text:p>-8.09229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5.328" calcext:value-type="float">
            <text:p>-5.328</text:p>
          </table:table-cell>
          <table:table-cell office:value-type="float" office:value="-8.22882" calcext:value-type="float">
            <text:p>-8.22882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5.31" calcext:value-type="float">
            <text:p>-5.31</text:p>
          </table:table-cell>
          <table:table-cell office:value-type="float" office:value="-8.23485" calcext:value-type="float">
            <text:p>-8.23485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5.292" calcext:value-type="float">
            <text:p>-5.292</text:p>
          </table:table-cell>
          <table:table-cell office:value-type="float" office:value="-8.32303" calcext:value-type="float">
            <text:p>-8.32303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5.274" calcext:value-type="float">
            <text:p>-5.274</text:p>
          </table:table-cell>
          <table:table-cell office:value-type="float" office:value="-8.60278" calcext:value-type="float">
            <text:p>-8.60278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5.256" calcext:value-type="float">
            <text:p>-5.256</text:p>
          </table:table-cell>
          <table:table-cell office:value-type="float" office:value="-8.83941" calcext:value-type="float">
            <text:p>-8.83941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5.238" calcext:value-type="float">
            <text:p>-5.238</text:p>
          </table:table-cell>
          <table:table-cell office:value-type="float" office:value="-8.07713" calcext:value-type="float">
            <text:p>-8.07713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5.22" calcext:value-type="float">
            <text:p>-5.22</text:p>
          </table:table-cell>
          <table:table-cell office:value-type="float" office:value="-8.38148" calcext:value-type="float">
            <text:p>-8.38148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5.202" calcext:value-type="float">
            <text:p>-5.202</text:p>
          </table:table-cell>
          <table:table-cell office:value-type="float" office:value="-8.06742" calcext:value-type="float">
            <text:p>-8.06742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5.184" calcext:value-type="float">
            <text:p>-5.184</text:p>
          </table:table-cell>
          <table:table-cell office:value-type="float" office:value="-8.47287" calcext:value-type="float">
            <text:p>-8.47287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5.166" calcext:value-type="float">
            <text:p>-5.166</text:p>
          </table:table-cell>
          <table:table-cell office:value-type="float" office:value="-8.07137" calcext:value-type="float">
            <text:p>-8.07137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5.148" calcext:value-type="float">
            <text:p>-5.148</text:p>
          </table:table-cell>
          <table:table-cell office:value-type="float" office:value="-7.90767" calcext:value-type="float">
            <text:p>-7.90767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5.13" calcext:value-type="float">
            <text:p>-5.13</text:p>
          </table:table-cell>
          <table:table-cell office:value-type="float" office:value="-8.0805" calcext:value-type="float">
            <text:p>-8.0805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5.112" calcext:value-type="float">
            <text:p>-5.112</text:p>
          </table:table-cell>
          <table:table-cell office:value-type="float" office:value="-8.86115" calcext:value-type="float">
            <text:p>-8.86115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5.094" calcext:value-type="float">
            <text:p>-5.094</text:p>
          </table:table-cell>
          <table:table-cell office:value-type="float" office:value="-8.07465" calcext:value-type="float">
            <text:p>-8.07465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5.076" calcext:value-type="float">
            <text:p>-5.076</text:p>
          </table:table-cell>
          <table:table-cell office:value-type="float" office:value="-8.76792" calcext:value-type="float">
            <text:p>-8.76792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5.058" calcext:value-type="float">
            <text:p>-5.058</text:p>
          </table:table-cell>
          <table:table-cell office:value-type="float" office:value="-8.07229" calcext:value-type="float">
            <text:p>-8.07229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5.04" calcext:value-type="float">
            <text:p>-5.04</text:p>
          </table:table-cell>
          <table:table-cell office:value-type="float" office:value="-8.13959" calcext:value-type="float">
            <text:p>-8.13959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5.022" calcext:value-type="float">
            <text:p>-5.022</text:p>
          </table:table-cell>
          <table:table-cell office:value-type="float" office:value="-8.74588" calcext:value-type="float">
            <text:p>-8.74588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5.004" calcext:value-type="float">
            <text:p>-5.004</text:p>
          </table:table-cell>
          <table:table-cell office:value-type="float" office:value="-8.55955" calcext:value-type="float">
            <text:p>-8.55955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4.986" calcext:value-type="float">
            <text:p>-4.986</text:p>
          </table:table-cell>
          <table:table-cell office:value-type="float" office:value="-8.65632" calcext:value-type="float">
            <text:p>-8.65632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4.968" calcext:value-type="float">
            <text:p>-4.968</text:p>
          </table:table-cell>
          <table:table-cell office:value-type="float" office:value="-8.08996" calcext:value-type="float">
            <text:p>-8.08996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4.95" calcext:value-type="float">
            <text:p>-4.95</text:p>
          </table:table-cell>
          <table:table-cell office:value-type="float" office:value="-8.05717" calcext:value-type="float">
            <text:p>-8.05717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4.932" calcext:value-type="float">
            <text:p>-4.932</text:p>
          </table:table-cell>
          <table:table-cell office:value-type="float" office:value="-8.09332" calcext:value-type="float">
            <text:p>-8.09332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4.914" calcext:value-type="float">
            <text:p>-4.914</text:p>
          </table:table-cell>
          <table:table-cell office:value-type="float" office:value="-7.90836" calcext:value-type="float">
            <text:p>-7.90836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4.896" calcext:value-type="float">
            <text:p>-4.896</text:p>
          </table:table-cell>
          <table:table-cell office:value-type="float" office:value="-8.0589" calcext:value-type="float">
            <text:p>-8.0589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4.878" calcext:value-type="float">
            <text:p>-4.878</text:p>
          </table:table-cell>
          <table:table-cell office:value-type="float" office:value="-8.08149" calcext:value-type="float">
            <text:p>-8.08149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4.86" calcext:value-type="float">
            <text:p>-4.86</text:p>
          </table:table-cell>
          <table:table-cell office:value-type="float" office:value="-8.01824" calcext:value-type="float">
            <text:p>-8.01824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4.842" calcext:value-type="float">
            <text:p>-4.842</text:p>
          </table:table-cell>
          <table:table-cell office:value-type="float" office:value="-7.9937" calcext:value-type="float">
            <text:p>-7.9937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4.824" calcext:value-type="float">
            <text:p>-4.824</text:p>
          </table:table-cell>
          <table:table-cell office:value-type="float" office:value="-7.95437" calcext:value-type="float">
            <text:p>-7.95437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4.806" calcext:value-type="float">
            <text:p>-4.806</text:p>
          </table:table-cell>
          <table:table-cell office:value-type="float" office:value="-8.54026" calcext:value-type="float">
            <text:p>-8.54026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4.788" calcext:value-type="float">
            <text:p>-4.788</text:p>
          </table:table-cell>
          <table:table-cell office:value-type="float" office:value="-8.85841" calcext:value-type="float">
            <text:p>-8.8584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4.77" calcext:value-type="float">
            <text:p>-4.77</text:p>
          </table:table-cell>
          <table:table-cell office:value-type="float" office:value="-8.47603" calcext:value-type="float">
            <text:p>-8.47603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.752" calcext:value-type="float">
            <text:p>-4.752</text:p>
          </table:table-cell>
          <table:table-cell office:value-type="float" office:value="-8.09375" calcext:value-type="float">
            <text:p>-8.09375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4.734" calcext:value-type="float">
            <text:p>-4.734</text:p>
          </table:table-cell>
          <table:table-cell office:value-type="float" office:value="-8.06539" calcext:value-type="float">
            <text:p>-8.06539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4.716" calcext:value-type="float">
            <text:p>-4.716</text:p>
          </table:table-cell>
          <table:table-cell office:value-type="float" office:value="-8.56984" calcext:value-type="float">
            <text:p>-8.56984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4.698" calcext:value-type="float">
            <text:p>-4.698</text:p>
          </table:table-cell>
          <table:table-cell office:value-type="float" office:value="-8.21166" calcext:value-type="float">
            <text:p>-8.21166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4.68" calcext:value-type="float">
            <text:p>-4.68</text:p>
          </table:table-cell>
          <table:table-cell office:value-type="float" office:value="-8.18187" calcext:value-type="float">
            <text:p>-8.18187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4.662" calcext:value-type="float">
            <text:p>-4.662</text:p>
          </table:table-cell>
          <table:table-cell office:value-type="float" office:value="-8.34978" calcext:value-type="float">
            <text:p>-8.34978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4.644" calcext:value-type="float">
            <text:p>-4.644</text:p>
          </table:table-cell>
          <table:table-cell office:value-type="float" office:value="-8.76021" calcext:value-type="float">
            <text:p>-8.76021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4.626" calcext:value-type="float">
            <text:p>-4.626</text:p>
          </table:table-cell>
          <table:table-cell office:value-type="float" office:value="-8.11215" calcext:value-type="float">
            <text:p>-8.11215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4.608" calcext:value-type="float">
            <text:p>-4.608</text:p>
          </table:table-cell>
          <table:table-cell office:value-type="float" office:value="-8.76857" calcext:value-type="float">
            <text:p>-8.76857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4.59" calcext:value-type="float">
            <text:p>-4.59</text:p>
          </table:table-cell>
          <table:table-cell office:value-type="float" office:value="-8.46188" calcext:value-type="float">
            <text:p>-8.46188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4.572" calcext:value-type="float">
            <text:p>-4.572</text:p>
          </table:table-cell>
          <table:table-cell office:value-type="float" office:value="-7.99389" calcext:value-type="float">
            <text:p>-7.99389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4.554" calcext:value-type="float">
            <text:p>-4.554</text:p>
          </table:table-cell>
          <table:table-cell office:value-type="float" office:value="-8.29581" calcext:value-type="float">
            <text:p>-8.29581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4.536" calcext:value-type="float">
            <text:p>-4.536</text:p>
          </table:table-cell>
          <table:table-cell office:value-type="float" office:value="-8.0042" calcext:value-type="float">
            <text:p>-8.0042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4.518" calcext:value-type="float">
            <text:p>-4.518</text:p>
          </table:table-cell>
          <table:table-cell office:value-type="float" office:value="-8.89896" calcext:value-type="float">
            <text:p>-8.89896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4.5" calcext:value-type="float">
            <text:p>-4.5</text:p>
          </table:table-cell>
          <table:table-cell office:value-type="float" office:value="-8.21819" calcext:value-type="float">
            <text:p>-8.21819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4.482" calcext:value-type="float">
            <text:p>-4.482</text:p>
          </table:table-cell>
          <table:table-cell office:value-type="float" office:value="-8.87661" calcext:value-type="float">
            <text:p>-8.87661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4.464" calcext:value-type="float">
            <text:p>-4.464</text:p>
          </table:table-cell>
          <table:table-cell office:value-type="float" office:value="-8.02614" calcext:value-type="float">
            <text:p>-8.02614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4.446" calcext:value-type="float">
            <text:p>-4.446</text:p>
          </table:table-cell>
          <table:table-cell office:value-type="float" office:value="-8.57012" calcext:value-type="float">
            <text:p>-8.57012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4.428" calcext:value-type="float">
            <text:p>-4.428</text:p>
          </table:table-cell>
          <table:table-cell office:value-type="float" office:value="-8.09088" calcext:value-type="float">
            <text:p>-8.09088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4.41" calcext:value-type="float">
            <text:p>-4.41</text:p>
          </table:table-cell>
          <table:table-cell office:value-type="float" office:value="-8.16021" calcext:value-type="float">
            <text:p>-8.1602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4.392" calcext:value-type="float">
            <text:p>-4.392</text:p>
          </table:table-cell>
          <table:table-cell office:value-type="float" office:value="-8.86567" calcext:value-type="float">
            <text:p>-8.86567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4.374" calcext:value-type="float">
            <text:p>-4.374</text:p>
          </table:table-cell>
          <table:table-cell office:value-type="float" office:value="-8.65737" calcext:value-type="float">
            <text:p>-8.65737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4.356" calcext:value-type="float">
            <text:p>-4.356</text:p>
          </table:table-cell>
          <table:table-cell office:value-type="float" office:value="-9.22087" calcext:value-type="float">
            <text:p>-9.22087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4.338" calcext:value-type="float">
            <text:p>-4.338</text:p>
          </table:table-cell>
          <table:table-cell office:value-type="float" office:value="-8.68777" calcext:value-type="float">
            <text:p>-8.68777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4.32" calcext:value-type="float">
            <text:p>-4.32</text:p>
          </table:table-cell>
          <table:table-cell office:value-type="float" office:value="-7.93562" calcext:value-type="float">
            <text:p>-7.93562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4.302" calcext:value-type="float">
            <text:p>-4.302</text:p>
          </table:table-cell>
          <table:table-cell office:value-type="float" office:value="-8.20825" calcext:value-type="float">
            <text:p>-8.20825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4.284" calcext:value-type="float">
            <text:p>-4.284</text:p>
          </table:table-cell>
          <table:table-cell office:value-type="float" office:value="-8.08752" calcext:value-type="float">
            <text:p>-8.08752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4.266" calcext:value-type="float">
            <text:p>-4.266</text:p>
          </table:table-cell>
          <table:table-cell office:value-type="float" office:value="-8.4361" calcext:value-type="float">
            <text:p>-8.4361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4.248" calcext:value-type="float">
            <text:p>-4.248</text:p>
          </table:table-cell>
          <table:table-cell office:value-type="float" office:value="-8.33145" calcext:value-type="float">
            <text:p>-8.33145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4.23" calcext:value-type="float">
            <text:p>-4.23</text:p>
          </table:table-cell>
          <table:table-cell office:value-type="float" office:value="-8.43055" calcext:value-type="float">
            <text:p>-8.43055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4.212" calcext:value-type="float">
            <text:p>-4.212</text:p>
          </table:table-cell>
          <table:table-cell office:value-type="float" office:value="-8.32624" calcext:value-type="float">
            <text:p>-8.32624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4.194" calcext:value-type="float">
            <text:p>-4.194</text:p>
          </table:table-cell>
          <table:table-cell office:value-type="float" office:value="-8.6915" calcext:value-type="float">
            <text:p>-8.6915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4.176" calcext:value-type="float">
            <text:p>-4.176</text:p>
          </table:table-cell>
          <table:table-cell office:value-type="float" office:value="-8.75934" calcext:value-type="float">
            <text:p>-8.75934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4.158" calcext:value-type="float">
            <text:p>-4.158</text:p>
          </table:table-cell>
          <table:table-cell office:value-type="float" office:value="-8.90154" calcext:value-type="float">
            <text:p>-8.90154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4.14" calcext:value-type="float">
            <text:p>-4.14</text:p>
          </table:table-cell>
          <table:table-cell office:value-type="float" office:value="-8.51538" calcext:value-type="float">
            <text:p>-8.51538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4.122" calcext:value-type="float">
            <text:p>-4.122</text:p>
          </table:table-cell>
          <table:table-cell office:value-type="float" office:value="-8.37416" calcext:value-type="float">
            <text:p>-8.37416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4.104" calcext:value-type="float">
            <text:p>-4.104</text:p>
          </table:table-cell>
          <table:table-cell office:value-type="float" office:value="-8.22483" calcext:value-type="float">
            <text:p>-8.22483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4.086" calcext:value-type="float">
            <text:p>-4.086</text:p>
          </table:table-cell>
          <table:table-cell office:value-type="float" office:value="-7.90877" calcext:value-type="float">
            <text:p>-7.90877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4.068" calcext:value-type="float">
            <text:p>-4.068</text:p>
          </table:table-cell>
          <table:table-cell office:value-type="float" office:value="4.17002" calcext:value-type="float">
            <text:p>4.17002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4.05" calcext:value-type="float">
            <text:p>-4.05</text:p>
          </table:table-cell>
          <table:table-cell office:value-type="float" office:value="4.92333" calcext:value-type="float">
            <text:p>4.92333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4.032" calcext:value-type="float">
            <text:p>-4.032</text:p>
          </table:table-cell>
          <table:table-cell office:value-type="float" office:value="-6.73043" calcext:value-type="float">
            <text:p>-6.73043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4.014" calcext:value-type="float">
            <text:p>-4.014</text:p>
          </table:table-cell>
          <table:table-cell office:value-type="float" office:value="-6.84092" calcext:value-type="float">
            <text:p>-6.84092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3.996" calcext:value-type="float">
            <text:p>-3.996</text:p>
          </table:table-cell>
          <table:table-cell office:value-type="float" office:value="-6.77939" calcext:value-type="float">
            <text:p>-6.77939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3.978" calcext:value-type="float">
            <text:p>-3.978</text:p>
          </table:table-cell>
          <table:table-cell office:value-type="float" office:value="-6.87401" calcext:value-type="float">
            <text:p>-6.87401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.96" calcext:value-type="float">
            <text:p>-3.96</text:p>
          </table:table-cell>
          <table:table-cell office:value-type="float" office:value="-6.7634" calcext:value-type="float">
            <text:p>-6.7634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3.942" calcext:value-type="float">
            <text:p>-3.942</text:p>
          </table:table-cell>
          <table:table-cell office:value-type="float" office:value="-6.83589" calcext:value-type="float">
            <text:p>-6.83589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3.924" calcext:value-type="float">
            <text:p>-3.924</text:p>
          </table:table-cell>
          <table:table-cell office:value-type="float" office:value="-6.85082" calcext:value-type="float">
            <text:p>-6.85082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3.906" calcext:value-type="float">
            <text:p>-3.906</text:p>
          </table:table-cell>
          <table:table-cell office:value-type="float" office:value="-6.84926" calcext:value-type="float">
            <text:p>-6.84926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3.888" calcext:value-type="float">
            <text:p>-3.888</text:p>
          </table:table-cell>
          <table:table-cell office:value-type="float" office:value="-6.87516" calcext:value-type="float">
            <text:p>-6.87516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3.87" calcext:value-type="float">
            <text:p>-3.87</text:p>
          </table:table-cell>
          <table:table-cell office:value-type="float" office:value="-6.85134" calcext:value-type="float">
            <text:p>-6.85134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3.852" calcext:value-type="float">
            <text:p>-3.852</text:p>
          </table:table-cell>
          <table:table-cell office:value-type="float" office:value="-6.87771" calcext:value-type="float">
            <text:p>-6.87771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3.834" calcext:value-type="float">
            <text:p>-3.834</text:p>
          </table:table-cell>
          <table:table-cell office:value-type="float" office:value="-6.84828" calcext:value-type="float">
            <text:p>-6.84828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3.816" calcext:value-type="float">
            <text:p>-3.816</text:p>
          </table:table-cell>
          <table:table-cell office:value-type="float" office:value="-6.83849" calcext:value-type="float">
            <text:p>-6.83849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3.798" calcext:value-type="float">
            <text:p>-3.798</text:p>
          </table:table-cell>
          <table:table-cell office:value-type="float" office:value="-6.86364" calcext:value-type="float">
            <text:p>-6.86364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3.78" calcext:value-type="float">
            <text:p>-3.78</text:p>
          </table:table-cell>
          <table:table-cell office:value-type="float" office:value="-6.925" calcext:value-type="float">
            <text:p>-6.925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3.762" calcext:value-type="float">
            <text:p>-3.762</text:p>
          </table:table-cell>
          <table:table-cell office:value-type="float" office:value="-6.84945" calcext:value-type="float">
            <text:p>-6.84945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3.744" calcext:value-type="float">
            <text:p>-3.744</text:p>
          </table:table-cell>
          <table:table-cell office:value-type="float" office:value="-6.84974" calcext:value-type="float">
            <text:p>-6.84974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3.726" calcext:value-type="float">
            <text:p>-3.726</text:p>
          </table:table-cell>
          <table:table-cell office:value-type="float" office:value="-6.8193" calcext:value-type="float">
            <text:p>-6.8193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3.708" calcext:value-type="float">
            <text:p>-3.708</text:p>
          </table:table-cell>
          <table:table-cell office:value-type="float" office:value="-6.8478" calcext:value-type="float">
            <text:p>-6.8478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3.69" calcext:value-type="float">
            <text:p>-3.69</text:p>
          </table:table-cell>
          <table:table-cell office:value-type="float" office:value="-6.78343" calcext:value-type="float">
            <text:p>-6.78343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3.672" calcext:value-type="float">
            <text:p>-3.672</text:p>
          </table:table-cell>
          <table:table-cell office:value-type="float" office:value="-6.84702" calcext:value-type="float">
            <text:p>-6.84702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3.654" calcext:value-type="float">
            <text:p>-3.654</text:p>
          </table:table-cell>
          <table:table-cell office:value-type="float" office:value="-6.82597" calcext:value-type="float">
            <text:p>-6.82597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3.636" calcext:value-type="float">
            <text:p>-3.636</text:p>
          </table:table-cell>
          <table:table-cell office:value-type="float" office:value="-6.90013" calcext:value-type="float">
            <text:p>-6.90013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3.618" calcext:value-type="float">
            <text:p>-3.618</text:p>
          </table:table-cell>
          <table:table-cell office:value-type="float" office:value="-6.78516" calcext:value-type="float">
            <text:p>-6.78516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.6" calcext:value-type="float">
            <text:p>-3.6</text:p>
          </table:table-cell>
          <table:table-cell office:value-type="float" office:value="-6.74084" calcext:value-type="float">
            <text:p>-6.74084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3.582" calcext:value-type="float">
            <text:p>-3.582</text:p>
          </table:table-cell>
          <table:table-cell office:value-type="float" office:value="-6.77399" calcext:value-type="float">
            <text:p>-6.77399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3.564" calcext:value-type="float">
            <text:p>-3.564</text:p>
          </table:table-cell>
          <table:table-cell office:value-type="float" office:value="-6.84841" calcext:value-type="float">
            <text:p>-6.84841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3.546" calcext:value-type="float">
            <text:p>-3.546</text:p>
          </table:table-cell>
          <table:table-cell office:value-type="float" office:value="-6.78" calcext:value-type="float">
            <text:p>-6.78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3.528" calcext:value-type="float">
            <text:p>-3.528</text:p>
          </table:table-cell>
          <table:table-cell office:value-type="float" office:value="-6.79582" calcext:value-type="float">
            <text:p>-6.79582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3.51" calcext:value-type="float">
            <text:p>-3.51</text:p>
          </table:table-cell>
          <table:table-cell office:value-type="float" office:value="-6.80585" calcext:value-type="float">
            <text:p>-6.80585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3.492" calcext:value-type="float">
            <text:p>-3.492</text:p>
          </table:table-cell>
          <table:table-cell office:value-type="float" office:value="4.24112" calcext:value-type="float">
            <text:p>4.24112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3.474" calcext:value-type="float">
            <text:p>-3.474</text:p>
          </table:table-cell>
          <table:table-cell office:value-type="float" office:value="4.9938" calcext:value-type="float">
            <text:p>4.9938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3.456" calcext:value-type="float">
            <text:p>-3.456</text:p>
          </table:table-cell>
          <table:table-cell office:value-type="float" office:value="4.80196" calcext:value-type="float">
            <text:p>4.80196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3.438" calcext:value-type="float">
            <text:p>-3.438</text:p>
          </table:table-cell>
          <table:table-cell office:value-type="float" office:value="4.885" calcext:value-type="float">
            <text:p>4.885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3.42" calcext:value-type="float">
            <text:p>-3.42</text:p>
          </table:table-cell>
          <table:table-cell office:value-type="float" office:value="4.73024" calcext:value-type="float">
            <text:p>4.73024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3.402" calcext:value-type="float">
            <text:p>-3.4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3.384" calcext:value-type="float">
            <text:p>-3.384</text:p>
          </table:table-cell>
          <table:table-cell office:value-type="float" office:value="-4.26408" calcext:value-type="float">
            <text:p>-4.26408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3.366" calcext:value-type="float">
            <text:p>-3.366</text:p>
          </table:table-cell>
          <table:table-cell office:value-type="float" office:value="4.16294" calcext:value-type="float">
            <text:p>4.16294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3.348" calcext:value-type="float">
            <text:p>-3.348</text:p>
          </table:table-cell>
          <table:table-cell office:value-type="float" office:value="4.8318" calcext:value-type="float">
            <text:p>4.8318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3.33" calcext:value-type="float">
            <text:p>-3.33</text:p>
          </table:table-cell>
          <table:table-cell office:value-type="float" office:value="4.89931" calcext:value-type="float">
            <text:p>4.89931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3.312" calcext:value-type="float">
            <text:p>-3.312</text:p>
          </table:table-cell>
          <table:table-cell office:value-type="float" office:value="4.68392" calcext:value-type="float">
            <text:p>4.68392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3.294" calcext:value-type="float">
            <text:p>-3.294</text:p>
          </table:table-cell>
          <table:table-cell office:value-type="float" office:value="4.83059" calcext:value-type="float">
            <text:p>4.83059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3.276" calcext:value-type="float">
            <text:p>-3.276</text:p>
          </table:table-cell>
          <table:table-cell office:value-type="float" office:value="4.21462" calcext:value-type="float">
            <text:p>4.21462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3.258" calcext:value-type="float">
            <text:p>-3.258</text:p>
          </table:table-cell>
          <table:table-cell office:value-type="float" office:value="4.19243" calcext:value-type="float">
            <text:p>4.19243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3.24" calcext:value-type="float">
            <text:p>-3.24</text:p>
          </table:table-cell>
          <table:table-cell office:value-type="float" office:value="-4.13902" calcext:value-type="float">
            <text:p>-4.13902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3.222" calcext:value-type="float">
            <text:p>-3.222</text:p>
          </table:table-cell>
          <table:table-cell office:value-type="float" office:value="4.88577" calcext:value-type="float">
            <text:p>4.88577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3.204" calcext:value-type="float">
            <text:p>-3.204</text:p>
          </table:table-cell>
          <table:table-cell office:value-type="float" office:value="4.1973" calcext:value-type="float">
            <text:p>4.1973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3.186" calcext:value-type="float">
            <text:p>-3.186</text:p>
          </table:table-cell>
          <table:table-cell office:value-type="float" office:value="4.69291" calcext:value-type="float">
            <text:p>4.69291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3.168" calcext:value-type="float">
            <text:p>-3.168</text:p>
          </table:table-cell>
          <table:table-cell office:value-type="float" office:value="4.81698" calcext:value-type="float">
            <text:p>4.81698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3.15" calcext:value-type="float">
            <text:p>-3.15</text:p>
          </table:table-cell>
          <table:table-cell office:value-type="float" office:value="4.16441" calcext:value-type="float">
            <text:p>4.16441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3.132" calcext:value-type="float">
            <text:p>-3.132</text:p>
          </table:table-cell>
          <table:table-cell office:value-type="float" office:value="4.24718" calcext:value-type="float">
            <text:p>4.24718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3.114" calcext:value-type="float">
            <text:p>-3.11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3.096" calcext:value-type="float">
            <text:p>-3.096</text:p>
          </table:table-cell>
          <table:table-cell office:value-type="float" office:value="4.23092" calcext:value-type="float">
            <text:p>4.23092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3.078" calcext:value-type="float">
            <text:p>-3.078</text:p>
          </table:table-cell>
          <table:table-cell office:value-type="float" office:value="4.29401" calcext:value-type="float">
            <text:p>4.29401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3.06" calcext:value-type="float">
            <text:p>-3.06</text:p>
          </table:table-cell>
          <table:table-cell office:value-type="float" office:value="4.81204" calcext:value-type="float">
            <text:p>4.81204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3.042" calcext:value-type="float">
            <text:p>-3.042</text:p>
          </table:table-cell>
          <table:table-cell office:value-type="float" office:value="4.20595" calcext:value-type="float">
            <text:p>4.20595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3.024" calcext:value-type="float">
            <text:p>-3.024</text:p>
          </table:table-cell>
          <table:table-cell office:value-type="float" office:value="-4.23803" calcext:value-type="float">
            <text:p>-4.23803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3.006" calcext:value-type="float">
            <text:p>-3.006</text:p>
          </table:table-cell>
          <table:table-cell office:value-type="float" office:value="-4.74507" calcext:value-type="float">
            <text:p>-4.74507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.988" calcext:value-type="float">
            <text:p>-2.988</text:p>
          </table:table-cell>
          <table:table-cell office:value-type="float" office:value="4.22686" calcext:value-type="float">
            <text:p>4.22686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.97" calcext:value-type="float">
            <text:p>-2.97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.952" calcext:value-type="float">
            <text:p>-2.952</text:p>
          </table:table-cell>
          <table:table-cell office:value-type="float" office:value="-6.80511" calcext:value-type="float">
            <text:p>-6.80511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.934" calcext:value-type="float">
            <text:p>-2.934</text:p>
          </table:table-cell>
          <table:table-cell office:value-type="float" office:value="-6.81568" calcext:value-type="float">
            <text:p>-6.81568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.916" calcext:value-type="float">
            <text:p>-2.916</text:p>
          </table:table-cell>
          <table:table-cell office:value-type="float" office:value="-6.96128" calcext:value-type="float">
            <text:p>-6.96128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.898" calcext:value-type="float">
            <text:p>-2.898</text:p>
          </table:table-cell>
          <table:table-cell office:value-type="float" office:value="-7.03043" calcext:value-type="float">
            <text:p>-7.03043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.88" calcext:value-type="float">
            <text:p>-2.88</text:p>
          </table:table-cell>
          <table:table-cell office:value-type="float" office:value="-6.97273" calcext:value-type="float">
            <text:p>-6.97273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.862" calcext:value-type="float">
            <text:p>-2.862</text:p>
          </table:table-cell>
          <table:table-cell office:value-type="float" office:value="-7.01725" calcext:value-type="float">
            <text:p>-7.01725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.844" calcext:value-type="float">
            <text:p>-2.844</text:p>
          </table:table-cell>
          <table:table-cell office:value-type="float" office:value="-6.92597" calcext:value-type="float">
            <text:p>-6.92597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.826" calcext:value-type="float">
            <text:p>-2.826</text:p>
          </table:table-cell>
          <table:table-cell office:value-type="float" office:value="-6.93515" calcext:value-type="float">
            <text:p>-6.93515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.808" calcext:value-type="float">
            <text:p>-2.808</text:p>
          </table:table-cell>
          <table:table-cell office:value-type="float" office:value="-6.99437" calcext:value-type="float">
            <text:p>-6.99437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.79" calcext:value-type="float">
            <text:p>-2.79</text:p>
          </table:table-cell>
          <table:table-cell office:value-type="float" office:value="-7.03108" calcext:value-type="float">
            <text:p>-7.03108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.772" calcext:value-type="float">
            <text:p>-2.772</text:p>
          </table:table-cell>
          <table:table-cell office:value-type="float" office:value="-6.90216" calcext:value-type="float">
            <text:p>-6.90216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.754" calcext:value-type="float">
            <text:p>-2.754</text:p>
          </table:table-cell>
          <table:table-cell office:value-type="float" office:value="-6.80067" calcext:value-type="float">
            <text:p>-6.80067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.736" calcext:value-type="float">
            <text:p>-2.736</text:p>
          </table:table-cell>
          <table:table-cell office:value-type="float" office:value="-6.74289" calcext:value-type="float">
            <text:p>-6.74289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.718" calcext:value-type="float">
            <text:p>-2.718</text:p>
          </table:table-cell>
          <table:table-cell office:value-type="float" office:value="-6.97586" calcext:value-type="float">
            <text:p>-6.97586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.7" calcext:value-type="float">
            <text:p>-2.7</text:p>
          </table:table-cell>
          <table:table-cell office:value-type="float" office:value="-6.69541" calcext:value-type="float">
            <text:p>-6.69541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.682" calcext:value-type="float">
            <text:p>-2.682</text:p>
          </table:table-cell>
          <table:table-cell office:value-type="float" office:value="-6.68061" calcext:value-type="float">
            <text:p>-6.68061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.664" calcext:value-type="float">
            <text:p>-2.664</text:p>
          </table:table-cell>
          <table:table-cell office:value-type="float" office:value="-7.03067" calcext:value-type="float">
            <text:p>-7.03067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.646" calcext:value-type="float">
            <text:p>-2.646</text:p>
          </table:table-cell>
          <table:table-cell office:value-type="float" office:value="-6.83299" calcext:value-type="float">
            <text:p>-6.83299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.628" calcext:value-type="float">
            <text:p>-2.628</text:p>
          </table:table-cell>
          <table:table-cell office:value-type="float" office:value="-6.70636" calcext:value-type="float">
            <text:p>-6.70636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.61" calcext:value-type="float">
            <text:p>-2.61</text:p>
          </table:table-cell>
          <table:table-cell office:value-type="float" office:value="-6.67629" calcext:value-type="float">
            <text:p>-6.67629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.592" calcext:value-type="float">
            <text:p>-2.592</text:p>
          </table:table-cell>
          <table:table-cell office:value-type="float" office:value="-6.74355" calcext:value-type="float">
            <text:p>-6.74355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.574" calcext:value-type="float">
            <text:p>-2.574</text:p>
          </table:table-cell>
          <table:table-cell office:value-type="float" office:value="-6.63147" calcext:value-type="float">
            <text:p>-6.63147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.556" calcext:value-type="float">
            <text:p>-2.556</text:p>
          </table:table-cell>
          <table:table-cell office:value-type="float" office:value="-6.76895" calcext:value-type="float">
            <text:p>-6.76895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.538" calcext:value-type="float">
            <text:p>-2.538</text:p>
          </table:table-cell>
          <table:table-cell office:value-type="float" office:value="-6.61965" calcext:value-type="float">
            <text:p>-6.61965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.52" calcext:value-type="float">
            <text:p>-2.52</text:p>
          </table:table-cell>
          <table:table-cell office:value-type="float" office:value="-6.7295" calcext:value-type="float">
            <text:p>-6.7295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.502" calcext:value-type="float">
            <text:p>-2.502</text:p>
          </table:table-cell>
          <table:table-cell office:value-type="float" office:value="-6.93089" calcext:value-type="float">
            <text:p>-6.93089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.484" calcext:value-type="float">
            <text:p>-2.484</text:p>
          </table:table-cell>
          <table:table-cell office:value-type="float" office:value="-6.67847" calcext:value-type="float">
            <text:p>-6.67847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.466" calcext:value-type="float">
            <text:p>-2.466</text:p>
          </table:table-cell>
          <table:table-cell office:value-type="float" office:value="-6.59938" calcext:value-type="float">
            <text:p>-6.59938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.448" calcext:value-type="float">
            <text:p>-2.448</text:p>
          </table:table-cell>
          <table:table-cell office:value-type="float" office:value="-6.65699" calcext:value-type="float">
            <text:p>-6.65699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.43" calcext:value-type="float">
            <text:p>-2.43</text:p>
          </table:table-cell>
          <table:table-cell office:value-type="float" office:value="-6.59674" calcext:value-type="float">
            <text:p>-6.59674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.412" calcext:value-type="float">
            <text:p>-2.412</text:p>
          </table:table-cell>
          <table:table-cell office:value-type="float" office:value="-6.75666" calcext:value-type="float">
            <text:p>-6.75666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.394" calcext:value-type="float">
            <text:p>-2.394</text:p>
          </table:table-cell>
          <table:table-cell office:value-type="float" office:value="-7.04626" calcext:value-type="float">
            <text:p>-7.04626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.376" calcext:value-type="float">
            <text:p>-2.376</text:p>
          </table:table-cell>
          <table:table-cell office:value-type="float" office:value="-6.9115" calcext:value-type="float">
            <text:p>-6.9115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.358" calcext:value-type="float">
            <text:p>-2.358</text:p>
          </table:table-cell>
          <table:table-cell office:value-type="float" office:value="-6.93762" calcext:value-type="float">
            <text:p>-6.93762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.34" calcext:value-type="float">
            <text:p>-2.34</text:p>
          </table:table-cell>
          <table:table-cell office:value-type="float" office:value="-6.825" calcext:value-type="float">
            <text:p>-6.825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.322" calcext:value-type="float">
            <text:p>-2.322</text:p>
          </table:table-cell>
          <table:table-cell office:value-type="float" office:value="-6.83442" calcext:value-type="float">
            <text:p>-6.83442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.304" calcext:value-type="float">
            <text:p>-2.304</text:p>
          </table:table-cell>
          <table:table-cell office:value-type="float" office:value="-6.97387" calcext:value-type="float">
            <text:p>-6.97387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.286" calcext:value-type="float">
            <text:p>-2.286</text:p>
          </table:table-cell>
          <table:table-cell office:value-type="float" office:value="-6.94331" calcext:value-type="float">
            <text:p>-6.94331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.268" calcext:value-type="float">
            <text:p>-2.268</text:p>
          </table:table-cell>
          <table:table-cell office:value-type="float" office:value="-6.75903" calcext:value-type="float">
            <text:p>-6.75903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2.25" calcext:value-type="float">
            <text:p>-2.25</text:p>
          </table:table-cell>
          <table:table-cell office:value-type="float" office:value="-6.98552" calcext:value-type="float">
            <text:p>-6.98552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2.232" calcext:value-type="float">
            <text:p>-2.232</text:p>
          </table:table-cell>
          <table:table-cell office:value-type="float" office:value="-6.94214" calcext:value-type="float">
            <text:p>-6.94214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2.214" calcext:value-type="float">
            <text:p>-2.214</text:p>
          </table:table-cell>
          <table:table-cell office:value-type="float" office:value="-6.93575" calcext:value-type="float">
            <text:p>-6.93575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2.196" calcext:value-type="float">
            <text:p>-2.196</text:p>
          </table:table-cell>
          <table:table-cell office:value-type="float" office:value="-6.96875" calcext:value-type="float">
            <text:p>-6.96875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.178" calcext:value-type="float">
            <text:p>-2.178</text:p>
          </table:table-cell>
          <table:table-cell office:value-type="float" office:value="-6.97881" calcext:value-type="float">
            <text:p>-6.97881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.16" calcext:value-type="float">
            <text:p>-2.16</text:p>
          </table:table-cell>
          <table:table-cell office:value-type="float" office:value="-6.73347" calcext:value-type="float">
            <text:p>-6.73347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2.142" calcext:value-type="float">
            <text:p>-2.142</text:p>
          </table:table-cell>
          <table:table-cell office:value-type="float" office:value="-6.86803" calcext:value-type="float">
            <text:p>-6.86803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2.124" calcext:value-type="float">
            <text:p>-2.124</text:p>
          </table:table-cell>
          <table:table-cell office:value-type="float" office:value="-7.00668" calcext:value-type="float">
            <text:p>-7.00668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2.106" calcext:value-type="float">
            <text:p>-2.106</text:p>
          </table:table-cell>
          <table:table-cell office:value-type="float" office:value="-6.90308" calcext:value-type="float">
            <text:p>-6.90308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2.088" calcext:value-type="float">
            <text:p>-2.088</text:p>
          </table:table-cell>
          <table:table-cell office:value-type="float" office:value="-6.90321" calcext:value-type="float">
            <text:p>-6.90321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2.07" calcext:value-type="float">
            <text:p>-2.07</text:p>
          </table:table-cell>
          <table:table-cell office:value-type="float" office:value="-6.99446" calcext:value-type="float">
            <text:p>-6.99446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2.052" calcext:value-type="float">
            <text:p>-2.052</text:p>
          </table:table-cell>
          <table:table-cell office:value-type="float" office:value="-6.9248" calcext:value-type="float">
            <text:p>-6.9248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2.034" calcext:value-type="float">
            <text:p>-2.034</text:p>
          </table:table-cell>
          <table:table-cell office:value-type="float" office:value="-7.02841" calcext:value-type="float">
            <text:p>-7.02841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2.016" calcext:value-type="float">
            <text:p>-2.016</text:p>
          </table:table-cell>
          <table:table-cell office:value-type="float" office:value="-6.99438" calcext:value-type="float">
            <text:p>-6.99438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.998" calcext:value-type="float">
            <text:p>-1.998</text:p>
          </table:table-cell>
          <table:table-cell office:value-type="float" office:value="-6.96897" calcext:value-type="float">
            <text:p>-6.96897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.98" calcext:value-type="float">
            <text:p>-1.98</text:p>
          </table:table-cell>
          <table:table-cell office:value-type="float" office:value="-6.94698" calcext:value-type="float">
            <text:p>-6.94698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.962" calcext:value-type="float">
            <text:p>-1.962</text:p>
          </table:table-cell>
          <table:table-cell office:value-type="float" office:value="-6.94707" calcext:value-type="float">
            <text:p>-6.94707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.944" calcext:value-type="float">
            <text:p>-1.944</text:p>
          </table:table-cell>
          <table:table-cell office:value-type="float" office:value="-6.97353" calcext:value-type="float">
            <text:p>-6.97353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.926" calcext:value-type="float">
            <text:p>-1.926</text:p>
          </table:table-cell>
          <table:table-cell office:value-type="float" office:value="-7.01811" calcext:value-type="float">
            <text:p>-7.01811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.908" calcext:value-type="float">
            <text:p>-1.908</text:p>
          </table:table-cell>
          <table:table-cell office:value-type="float" office:value="-6.95234" calcext:value-type="float">
            <text:p>-6.95234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.89" calcext:value-type="float">
            <text:p>-1.89</text:p>
          </table:table-cell>
          <table:table-cell office:value-type="float" office:value="-6.85125" calcext:value-type="float">
            <text:p>-6.85125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.872" calcext:value-type="float">
            <text:p>-1.872</text:p>
          </table:table-cell>
          <table:table-cell office:value-type="float" office:value="-6.76089" calcext:value-type="float">
            <text:p>-6.76089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.854" calcext:value-type="float">
            <text:p>-1.854</text:p>
          </table:table-cell>
          <table:table-cell office:value-type="float" office:value="-7.00824" calcext:value-type="float">
            <text:p>-7.00824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.836" calcext:value-type="float">
            <text:p>-1.836</text:p>
          </table:table-cell>
          <table:table-cell office:value-type="float" office:value="-6.98915" calcext:value-type="float">
            <text:p>-6.98915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.818" calcext:value-type="float">
            <text:p>-1.818</text:p>
          </table:table-cell>
          <table:table-cell office:value-type="float" office:value="-7.03424" calcext:value-type="float">
            <text:p>-7.03424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.8" calcext:value-type="float">
            <text:p>-1.8</text:p>
          </table:table-cell>
          <table:table-cell office:value-type="float" office:value="-6.99634" calcext:value-type="float">
            <text:p>-6.99634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.782" calcext:value-type="float">
            <text:p>-1.782</text:p>
          </table:table-cell>
          <table:table-cell office:value-type="float" office:value="-7.03245" calcext:value-type="float">
            <text:p>-7.03245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.764" calcext:value-type="float">
            <text:p>-1.764</text:p>
          </table:table-cell>
          <table:table-cell office:value-type="float" office:value="-6.98693" calcext:value-type="float">
            <text:p>-6.98693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.746" calcext:value-type="float">
            <text:p>-1.746</text:p>
          </table:table-cell>
          <table:table-cell office:value-type="float" office:value="-7.00225" calcext:value-type="float">
            <text:p>-7.00225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.728" calcext:value-type="float">
            <text:p>-1.728</text:p>
          </table:table-cell>
          <table:table-cell office:value-type="float" office:value="-6.9484" calcext:value-type="float">
            <text:p>-6.9484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.71" calcext:value-type="float">
            <text:p>-1.71</text:p>
          </table:table-cell>
          <table:table-cell office:value-type="float" office:value="-7.008" calcext:value-type="float">
            <text:p>-7.008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.692" calcext:value-type="float">
            <text:p>-1.692</text:p>
          </table:table-cell>
          <table:table-cell office:value-type="float" office:value="-6.94286" calcext:value-type="float">
            <text:p>-6.94286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.674" calcext:value-type="float">
            <text:p>-1.674</text:p>
          </table:table-cell>
          <table:table-cell office:value-type="float" office:value="-7.05027" calcext:value-type="float">
            <text:p>-7.05027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.656" calcext:value-type="float">
            <text:p>-1.656</text:p>
          </table:table-cell>
          <table:table-cell office:value-type="float" office:value="-7.03077" calcext:value-type="float">
            <text:p>-7.03077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.638" calcext:value-type="float">
            <text:p>-1.638</text:p>
          </table:table-cell>
          <table:table-cell office:value-type="float" office:value="-7.01222" calcext:value-type="float">
            <text:p>-7.01222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.62" calcext:value-type="float">
            <text:p>-1.62</text:p>
          </table:table-cell>
          <table:table-cell office:value-type="float" office:value="-7.02859" calcext:value-type="float">
            <text:p>-7.02859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.602" calcext:value-type="float">
            <text:p>-1.602</text:p>
          </table:table-cell>
          <table:table-cell office:value-type="float" office:value="-6.93682" calcext:value-type="float">
            <text:p>-6.93682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.584" calcext:value-type="float">
            <text:p>-1.584</text:p>
          </table:table-cell>
          <table:table-cell office:value-type="float" office:value="-6.99846" calcext:value-type="float">
            <text:p>-6.99846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.566" calcext:value-type="float">
            <text:p>-1.566</text:p>
          </table:table-cell>
          <table:table-cell office:value-type="float" office:value="-6.97797" calcext:value-type="float">
            <text:p>-6.97797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.548" calcext:value-type="float">
            <text:p>-1.548</text:p>
          </table:table-cell>
          <table:table-cell office:value-type="float" office:value="-6.99176" calcext:value-type="float">
            <text:p>-6.99176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.53" calcext:value-type="float">
            <text:p>-1.53</text:p>
          </table:table-cell>
          <table:table-cell office:value-type="float" office:value="-7.02806" calcext:value-type="float">
            <text:p>-7.02806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.512" calcext:value-type="float">
            <text:p>-1.512</text:p>
          </table:table-cell>
          <table:table-cell office:value-type="float" office:value="-6.96399" calcext:value-type="float">
            <text:p>-6.96399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.494" calcext:value-type="float">
            <text:p>-1.494</text:p>
          </table:table-cell>
          <table:table-cell office:value-type="float" office:value="-8.62767" calcext:value-type="float">
            <text:p>-8.62767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.476" calcext:value-type="float">
            <text:p>-1.476</text:p>
          </table:table-cell>
          <table:table-cell office:value-type="float" office:value="-8.43546" calcext:value-type="float">
            <text:p>-8.43546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.458" calcext:value-type="float">
            <text:p>-1.458</text:p>
          </table:table-cell>
          <table:table-cell office:value-type="float" office:value="8.70287" calcext:value-type="float">
            <text:p>8.70287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.44" calcext:value-type="float">
            <text:p>-1.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.422" calcext:value-type="float">
            <text:p>-1.422</text:p>
          </table:table-cell>
          <table:table-cell office:value-type="float" office:value="-8.53145" calcext:value-type="float">
            <text:p>-8.53145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.404" calcext:value-type="float">
            <text:p>-1.404</text:p>
          </table:table-cell>
          <table:table-cell office:value-type="float" office:value="-7.7621" calcext:value-type="float">
            <text:p>-7.7621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.386" calcext:value-type="float">
            <text:p>-1.386</text:p>
          </table:table-cell>
          <table:table-cell office:value-type="float" office:value="7.8943" calcext:value-type="float">
            <text:p>7.8943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.368" calcext:value-type="float">
            <text:p>-1.3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.35" calcext:value-type="float">
            <text:p>-1.35</text:p>
          </table:table-cell>
          <table:table-cell office:value-type="float" office:value="-9.4046" calcext:value-type="float">
            <text:p>-9.4046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.332" calcext:value-type="float">
            <text:p>-1.332</text:p>
          </table:table-cell>
          <table:table-cell office:value-type="float" office:value="-8.47987" calcext:value-type="float">
            <text:p>-8.47987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.314" calcext:value-type="float">
            <text:p>-1.314</text:p>
          </table:table-cell>
          <table:table-cell office:value-type="float" office:value="-9.29605" calcext:value-type="float">
            <text:p>-9.29605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.278" calcext:value-type="float">
            <text:p>-1.278</text:p>
          </table:table-cell>
          <table:table-cell office:value-type="float" office:value="8.81785" calcext:value-type="float">
            <text:p>8.81785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.26" calcext:value-type="float">
            <text:p>-1.26</text:p>
          </table:table-cell>
          <table:table-cell office:value-type="float" office:value="-9.4035" calcext:value-type="float">
            <text:p>-9.4035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.242" calcext:value-type="float">
            <text:p>-1.242</text:p>
          </table:table-cell>
          <table:table-cell office:value-type="float" office:value="-8.52386" calcext:value-type="float">
            <text:p>-8.52386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.224" calcext:value-type="float">
            <text:p>-1.224</text:p>
          </table:table-cell>
          <table:table-cell office:value-type="float" office:value="8.64354" calcext:value-type="float">
            <text:p>8.64354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.206" calcext:value-type="float">
            <text:p>-1.206</text:p>
          </table:table-cell>
          <table:table-cell office:value-type="float" office:value="-8.53373" calcext:value-type="float">
            <text:p>-8.53373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.188" calcext:value-type="float">
            <text:p>-1.188</text:p>
          </table:table-cell>
          <table:table-cell office:value-type="float" office:value="-8.6515" calcext:value-type="float">
            <text:p>-8.6515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.17" calcext:value-type="float">
            <text:p>-1.17</text:p>
          </table:table-cell>
          <table:table-cell office:value-type="float" office:value="-8.55523" calcext:value-type="float">
            <text:p>-8.55523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.152" calcext:value-type="float">
            <text:p>-1.152</text:p>
          </table:table-cell>
          <table:table-cell office:value-type="float" office:value="-8.51739" calcext:value-type="float">
            <text:p>-8.51739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.134" calcext:value-type="float">
            <text:p>-1.134</text:p>
          </table:table-cell>
          <table:table-cell office:value-type="float" office:value="-8.97162" calcext:value-type="float">
            <text:p>-8.97162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.116" calcext:value-type="float">
            <text:p>-1.116</text:p>
          </table:table-cell>
          <table:table-cell office:value-type="float" office:value="-9.03498" calcext:value-type="float">
            <text:p>-9.03498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.098" calcext:value-type="float">
            <text:p>-1.098</text:p>
          </table:table-cell>
          <table:table-cell office:value-type="float" office:value="-7.79953" calcext:value-type="float">
            <text:p>-7.79953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.08" calcext:value-type="float">
            <text:p>-1.08</text:p>
          </table:table-cell>
          <table:table-cell office:value-type="float" office:value="-9.32596" calcext:value-type="float">
            <text:p>-9.32596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.062" calcext:value-type="float">
            <text:p>-1.062</text:p>
          </table:table-cell>
          <table:table-cell office:value-type="float" office:value="-8.38887" calcext:value-type="float">
            <text:p>-8.38887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.044" calcext:value-type="float">
            <text:p>-1.044</text:p>
          </table:table-cell>
          <table:table-cell office:value-type="float" office:value="-7.9884" calcext:value-type="float">
            <text:p>-7.9884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.026" calcext:value-type="float">
            <text:p>-1.026</text:p>
          </table:table-cell>
          <table:table-cell office:value-type="float" office:value="-8.97748" calcext:value-type="float">
            <text:p>-8.97748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.008" calcext:value-type="float">
            <text:p>-1.008</text:p>
          </table:table-cell>
          <table:table-cell office:value-type="float" office:value="-9.49027" calcext:value-type="float">
            <text:p>-9.49027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99" calcext:value-type="float">
            <text:p>-0.99</text:p>
          </table:table-cell>
          <table:table-cell office:value-type="float" office:value="-8.90302" calcext:value-type="float">
            <text:p>-8.90302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972" calcext:value-type="float">
            <text:p>-0.972</text:p>
          </table:table-cell>
          <table:table-cell office:value-type="float" office:value="-8.34344" calcext:value-type="float">
            <text:p>-8.34344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954" calcext:value-type="float">
            <text:p>-0.954</text:p>
          </table:table-cell>
          <table:table-cell office:value-type="float" office:value="-9.27984" calcext:value-type="float">
            <text:p>-9.27984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0.936" calcext:value-type="float">
            <text:p>-0.936</text:p>
          </table:table-cell>
          <table:table-cell office:value-type="float" office:value="-8.64537" calcext:value-type="float">
            <text:p>-8.64537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0.918" calcext:value-type="float">
            <text:p>-0.918</text:p>
          </table:table-cell>
          <table:table-cell office:value-type="float" office:value="-8.63173" calcext:value-type="float">
            <text:p>-8.63173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900001" calcext:value-type="float">
            <text:p>-0.900001</text:p>
          </table:table-cell>
          <table:table-cell office:value-type="float" office:value="-7.70162" calcext:value-type="float">
            <text:p>-7.70162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882" calcext:value-type="float">
            <text:p>-0.882</text:p>
          </table:table-cell>
          <table:table-cell office:value-type="float" office:value="-9.484" calcext:value-type="float">
            <text:p>-9.484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864" calcext:value-type="float">
            <text:p>-0.864</text:p>
          </table:table-cell>
          <table:table-cell office:value-type="float" office:value="-8.43544" calcext:value-type="float">
            <text:p>-8.43544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0.846" calcext:value-type="float">
            <text:p>-0.846</text:p>
          </table:table-cell>
          <table:table-cell office:value-type="float" office:value="-8.53375" calcext:value-type="float">
            <text:p>-8.53375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0.828" calcext:value-type="float">
            <text:p>-0.828</text:p>
          </table:table-cell>
          <table:table-cell office:value-type="float" office:value="-8.67693" calcext:value-type="float">
            <text:p>-8.67693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809999" calcext:value-type="float">
            <text:p>-0.809999</text:p>
          </table:table-cell>
          <table:table-cell office:value-type="float" office:value="-9.00552" calcext:value-type="float">
            <text:p>-9.00552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792" calcext:value-type="float">
            <text:p>-0.792</text:p>
          </table:table-cell>
          <table:table-cell office:value-type="float" office:value="-8.48523" calcext:value-type="float">
            <text:p>-8.48523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774" calcext:value-type="float">
            <text:p>-0.774</text:p>
          </table:table-cell>
          <table:table-cell office:value-type="float" office:value="-8.51193" calcext:value-type="float">
            <text:p>-8.51193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0.756" calcext:value-type="float">
            <text:p>-0.756</text:p>
          </table:table-cell>
          <table:table-cell office:value-type="float" office:value="-8.52407" calcext:value-type="float">
            <text:p>-8.52407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738" calcext:value-type="float">
            <text:p>-0.738</text:p>
          </table:table-cell>
          <table:table-cell office:value-type="float" office:value="-8.67545" calcext:value-type="float">
            <text:p>-8.67545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72" calcext:value-type="float">
            <text:p>-0.72</text:p>
          </table:table-cell>
          <table:table-cell office:value-type="float" office:value="-8.49513" calcext:value-type="float">
            <text:p>-8.49513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0.702" calcext:value-type="float">
            <text:p>-0.702</text:p>
          </table:table-cell>
          <table:table-cell office:value-type="float" office:value="-9.28515" calcext:value-type="float">
            <text:p>-9.28515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0.684" calcext:value-type="float">
            <text:p>-0.684</text:p>
          </table:table-cell>
          <table:table-cell office:value-type="float" office:value="-8.57681" calcext:value-type="float">
            <text:p>-8.57681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0.666" calcext:value-type="float">
            <text:p>-0.666</text:p>
          </table:table-cell>
          <table:table-cell office:value-type="float" office:value="-7.78436" calcext:value-type="float">
            <text:p>-7.78436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648001" calcext:value-type="float">
            <text:p>-0.648001</text:p>
          </table:table-cell>
          <table:table-cell office:value-type="float" office:value="-8.52568" calcext:value-type="float">
            <text:p>-8.52568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63" calcext:value-type="float">
            <text:p>-0.63</text:p>
          </table:table-cell>
          <table:table-cell office:value-type="float" office:value="-8.44553" calcext:value-type="float">
            <text:p>-8.44553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612" calcext:value-type="float">
            <text:p>-0.612</text:p>
          </table:table-cell>
          <table:table-cell office:value-type="float" office:value="-7.69081" calcext:value-type="float">
            <text:p>-7.69081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0.594" calcext:value-type="float">
            <text:p>-0.594</text:p>
          </table:table-cell>
          <table:table-cell office:value-type="float" office:value="-7.76308" calcext:value-type="float">
            <text:p>-7.76308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0.576" calcext:value-type="float">
            <text:p>-0.576</text:p>
          </table:table-cell>
          <table:table-cell office:value-type="float" office:value="8.53489" calcext:value-type="float">
            <text:p>8.53489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0.558" calcext:value-type="float">
            <text:p>-0.5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0.54" calcext:value-type="float">
            <text:p>-0.54</text:p>
          </table:table-cell>
          <table:table-cell office:value-type="float" office:value="-8.51071" calcext:value-type="float">
            <text:p>-8.51071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0.522" calcext:value-type="float">
            <text:p>-0.522</text:p>
          </table:table-cell>
          <table:table-cell office:value-type="float" office:value="-7.67235" calcext:value-type="float">
            <text:p>-7.67235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504" calcext:value-type="float">
            <text:p>-0.5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486" calcext:value-type="float">
            <text:p>-0.486</text:p>
          </table:table-cell>
          <table:table-cell office:value-type="float" office:value="-9.38348" calcext:value-type="float">
            <text:p>-9.38348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0.467999" calcext:value-type="float">
            <text:p>-0.467999</text:p>
          </table:table-cell>
          <table:table-cell office:value-type="float" office:value="8.93571" calcext:value-type="float">
            <text:p>8.93571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432" calcext:value-type="float">
            <text:p>-0.432</text:p>
          </table:table-cell>
          <table:table-cell office:value-type="float" office:value="-8.34094" calcext:value-type="float">
            <text:p>-8.34094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0.414" calcext:value-type="float">
            <text:p>-0.414</text:p>
          </table:table-cell>
          <table:table-cell office:value-type="float" office:value="-9.34389" calcext:value-type="float">
            <text:p>-9.34389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396" calcext:value-type="float">
            <text:p>-0.396</text:p>
          </table:table-cell>
          <table:table-cell office:value-type="float" office:value="-8.53172" calcext:value-type="float">
            <text:p>-8.53172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378" calcext:value-type="float">
            <text:p>-0.378</text:p>
          </table:table-cell>
          <table:table-cell office:value-type="float" office:value="-8.66969" calcext:value-type="float">
            <text:p>-8.66969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360001" calcext:value-type="float">
            <text:p>-0.360001</text:p>
          </table:table-cell>
          <table:table-cell office:value-type="float" office:value="-8.71363" calcext:value-type="float">
            <text:p>-8.71363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0.342" calcext:value-type="float">
            <text:p>-0.342</text:p>
          </table:table-cell>
          <table:table-cell office:value-type="float" office:value="-8.55" calcext:value-type="float">
            <text:p>-8.55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0.324" calcext:value-type="float">
            <text:p>-0.324</text:p>
          </table:table-cell>
          <table:table-cell office:value-type="float" office:value="-8.52054" calcext:value-type="float">
            <text:p>-8.52054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0.306" calcext:value-type="float">
            <text:p>-0.306</text:p>
          </table:table-cell>
          <table:table-cell office:value-type="float" office:value="-8.5389" calcext:value-type="float">
            <text:p>-8.5389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288" calcext:value-type="float">
            <text:p>-0.288</text:p>
          </table:table-cell>
          <table:table-cell office:value-type="float" office:value="8.53396" calcext:value-type="float">
            <text:p>8.53396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27" calcext:value-type="float">
            <text:p>-0.27</text:p>
          </table:table-cell>
          <table:table-cell office:value-type="float" office:value="7.74296" calcext:value-type="float">
            <text:p>7.74296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0.252" calcext:value-type="float">
            <text:p>-0.252</text:p>
          </table:table-cell>
          <table:table-cell office:value-type="float" office:value="8.52516" calcext:value-type="float">
            <text:p>8.52516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234" calcext:value-type="float">
            <text:p>-0.234</text:p>
          </table:table-cell>
          <table:table-cell office:value-type="float" office:value="8.59186" calcext:value-type="float">
            <text:p>8.59186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216" calcext:value-type="float">
            <text:p>-0.216</text:p>
          </table:table-cell>
          <table:table-cell office:value-type="float" office:value="8.55736" calcext:value-type="float">
            <text:p>8.55736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0.198" calcext:value-type="float">
            <text:p>-0.198</text:p>
          </table:table-cell>
          <table:table-cell office:value-type="float" office:value="8.45437" calcext:value-type="float">
            <text:p>8.45437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0.18" calcext:value-type="float">
            <text:p>-0.18</text:p>
          </table:table-cell>
          <table:table-cell office:value-type="float" office:value="8.52196" calcext:value-type="float">
            <text:p>8.52196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0.162" calcext:value-type="float">
            <text:p>-0.162</text:p>
          </table:table-cell>
          <table:table-cell office:value-type="float" office:value="8.64718" calcext:value-type="float">
            <text:p>8.64718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0.144" calcext:value-type="float">
            <text:p>-0.144</text:p>
          </table:table-cell>
          <table:table-cell office:value-type="float" office:value="9.27449" calcext:value-type="float">
            <text:p>9.27449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0.126" calcext:value-type="float">
            <text:p>-0.126</text:p>
          </table:table-cell>
          <table:table-cell office:value-type="float" office:value="8.53319" calcext:value-type="float">
            <text:p>8.53319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0.108" calcext:value-type="float">
            <text:p>-0.108</text:p>
          </table:table-cell>
          <table:table-cell office:value-type="float" office:value="8.62512" calcext:value-type="float">
            <text:p>8.62512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0900002" calcext:value-type="float">
            <text:p>-0.0900002</text:p>
          </table:table-cell>
          <table:table-cell office:value-type="float" office:value="9.3703" calcext:value-type="float">
            <text:p>9.3703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0.0720005" calcext:value-type="float">
            <text:p>-0.0720005</text:p>
          </table:table-cell>
          <table:table-cell office:value-type="float" office:value="8.61773" calcext:value-type="float">
            <text:p>8.61773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0.0539999" calcext:value-type="float">
            <text:p>-0.0539999</text:p>
          </table:table-cell>
          <table:table-cell office:value-type="float" office:value="-8.37879" calcext:value-type="float">
            <text:p>-8.37879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0.0360003" calcext:value-type="float">
            <text:p>-0.0360003</text:p>
          </table:table-cell>
          <table:table-cell office:value-type="float" office:value="-8.28029" calcext:value-type="float">
            <text:p>-8.28029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0.0179996" calcext:value-type="float">
            <text:p>-0.0179996</text:p>
          </table:table-cell>
          <table:table-cell office:value-type="float" office:value="-8.48977" calcext:value-type="float">
            <text:p>-8.48977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8.54081" calcext:value-type="float">
            <text:p>-8.54081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179996" calcext:value-type="float">
            <text:p>0.0179996</text:p>
          </table:table-cell>
          <table:table-cell office:value-type="float" office:value="8.43705" calcext:value-type="float">
            <text:p>8.43705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359993" calcext:value-type="float">
            <text:p>0.0359993</text:p>
          </table:table-cell>
          <table:table-cell office:value-type="float" office:value="8.24544" calcext:value-type="float">
            <text:p>8.24544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540009" calcext:value-type="float">
            <text:p>0.0540009</text:p>
          </table:table-cell>
          <table:table-cell office:value-type="float" office:value="8.1845" calcext:value-type="float">
            <text:p>8.1845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720005" calcext:value-type="float">
            <text:p>0.0720005</text:p>
          </table:table-cell>
          <table:table-cell office:value-type="float" office:value="-8.61871" calcext:value-type="float">
            <text:p>-8.6187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900002" calcext:value-type="float">
            <text:p>0.0900002</text:p>
          </table:table-cell>
          <table:table-cell office:value-type="float" office:value="-9.39449" calcext:value-type="float">
            <text:p>-9.39449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108" calcext:value-type="float">
            <text:p>0.108</text:p>
          </table:table-cell>
          <table:table-cell office:value-type="float" office:value="-8.6251" calcext:value-type="float">
            <text:p>-8.6251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126" calcext:value-type="float">
            <text:p>0.126</text:p>
          </table:table-cell>
          <table:table-cell office:value-type="float" office:value="-8.05427" calcext:value-type="float">
            <text:p>-8.05427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144" calcext:value-type="float">
            <text:p>0.144</text:p>
          </table:table-cell>
          <table:table-cell office:value-type="float" office:value="-9.27439" calcext:value-type="float">
            <text:p>-9.27439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162" calcext:value-type="float">
            <text:p>0.162</text:p>
          </table:table-cell>
          <table:table-cell office:value-type="float" office:value="-8.6185" calcext:value-type="float">
            <text:p>-8.6185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8" calcext:value-type="float">
            <text:p>0.18</text:p>
          </table:table-cell>
          <table:table-cell office:value-type="float" office:value="-8.74393" calcext:value-type="float">
            <text:p>-8.74393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198" calcext:value-type="float">
            <text:p>0.198</text:p>
          </table:table-cell>
          <table:table-cell office:value-type="float" office:value="-8.45335" calcext:value-type="float">
            <text:p>-8.45335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16001" calcext:value-type="float">
            <text:p>0.216001</text:p>
          </table:table-cell>
          <table:table-cell office:value-type="float" office:value="-8.55887" calcext:value-type="float">
            <text:p>-8.55887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234" calcext:value-type="float">
            <text:p>0.234</text:p>
          </table:table-cell>
          <table:table-cell office:value-type="float" office:value="-9.14902" calcext:value-type="float">
            <text:p>-9.14902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252" calcext:value-type="float">
            <text:p>0.252</text:p>
          </table:table-cell>
          <table:table-cell office:value-type="float" office:value="-8.52313" calcext:value-type="float">
            <text:p>-8.52313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27" calcext:value-type="float">
            <text:p>0.27</text:p>
          </table:table-cell>
          <table:table-cell office:value-type="float" office:value="-8.42404" calcext:value-type="float">
            <text:p>-8.42404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287999" calcext:value-type="float">
            <text:p>0.287999</text:p>
          </table:table-cell>
          <table:table-cell office:value-type="float" office:value="-8.60644" calcext:value-type="float">
            <text:p>-8.60644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306001" calcext:value-type="float">
            <text:p>0.306001</text:p>
          </table:table-cell>
          <table:table-cell office:value-type="float" office:value="8.53893" calcext:value-type="float">
            <text:p>8.53893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324" calcext:value-type="float">
            <text:p>0.324</text:p>
          </table:table-cell>
          <table:table-cell office:value-type="float" office:value="8.51933" calcext:value-type="float">
            <text:p>8.51933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342" calcext:value-type="float">
            <text:p>0.342</text:p>
          </table:table-cell>
          <table:table-cell office:value-type="float" office:value="8.63072" calcext:value-type="float">
            <text:p>8.63072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36" calcext:value-type="float">
            <text:p>0.36</text:p>
          </table:table-cell>
          <table:table-cell office:value-type="float" office:value="8.44701" calcext:value-type="float">
            <text:p>8.4470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378" calcext:value-type="float">
            <text:p>0.378</text:p>
          </table:table-cell>
          <table:table-cell office:value-type="float" office:value="8.56937" calcext:value-type="float">
            <text:p>8.56937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396" calcext:value-type="float">
            <text:p>0.396</text:p>
          </table:table-cell>
          <table:table-cell office:value-type="float" office:value="7.72988" calcext:value-type="float">
            <text:p>7.72988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414" calcext:value-type="float">
            <text:p>0.414</text:p>
          </table:table-cell>
          <table:table-cell office:value-type="float" office:value="9.32823" calcext:value-type="float">
            <text:p>9.32823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432" calcext:value-type="float">
            <text:p>0.432</text:p>
          </table:table-cell>
          <table:table-cell office:value-type="float" office:value="8.93632" calcext:value-type="float">
            <text:p>8.93632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468" calcext:value-type="float">
            <text:p>0.468</text:p>
          </table:table-cell>
          <table:table-cell office:value-type="float" office:value="-8.32665" calcext:value-type="float">
            <text:p>-8.32665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486" calcext:value-type="float">
            <text:p>0.486</text:p>
          </table:table-cell>
          <table:table-cell office:value-type="float" office:value="9.35589" calcext:value-type="float">
            <text:p>9.35589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521999" calcext:value-type="float">
            <text:p>0.521999</text:p>
          </table:table-cell>
          <table:table-cell office:value-type="float" office:value="7.69109" calcext:value-type="float">
            <text:p>7.69109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539999" calcext:value-type="float">
            <text:p>0.539999</text:p>
          </table:table-cell>
          <table:table-cell office:value-type="float" office:value="8.63087" calcext:value-type="float">
            <text:p>8.63087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558001" calcext:value-type="float">
            <text:p>0.55800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576" calcext:value-type="float">
            <text:p>0.576</text:p>
          </table:table-cell>
          <table:table-cell office:value-type="float" office:value="-8.61422" calcext:value-type="float">
            <text:p>-8.61422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594" calcext:value-type="float">
            <text:p>0.594</text:p>
          </table:table-cell>
          <table:table-cell office:value-type="float" office:value="8.38497" calcext:value-type="float">
            <text:p>8.38497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12" calcext:value-type="float">
            <text:p>0.612</text:p>
          </table:table-cell>
          <table:table-cell office:value-type="float" office:value="7.6841" calcext:value-type="float">
            <text:p>7.6841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3" calcext:value-type="float">
            <text:p>0.63</text:p>
          </table:table-cell>
          <table:table-cell office:value-type="float" office:value="8.45671" calcext:value-type="float">
            <text:p>8.45671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48001" calcext:value-type="float">
            <text:p>0.648001</text:p>
          </table:table-cell>
          <table:table-cell office:value-type="float" office:value="8.52999" calcext:value-type="float">
            <text:p>8.52999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66" calcext:value-type="float">
            <text:p>0.666</text:p>
          </table:table-cell>
          <table:table-cell office:value-type="float" office:value="8.99943" calcext:value-type="float">
            <text:p>8.99943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84" calcext:value-type="float">
            <text:p>0.684</text:p>
          </table:table-cell>
          <table:table-cell office:value-type="float" office:value="8.61494" calcext:value-type="float">
            <text:p>8.61494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702" calcext:value-type="float">
            <text:p>0.702</text:p>
          </table:table-cell>
          <table:table-cell office:value-type="float" office:value="9.12425" calcext:value-type="float">
            <text:p>9.12425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72" calcext:value-type="float">
            <text:p>0.72</text:p>
          </table:table-cell>
          <table:table-cell office:value-type="float" office:value="8.48706" calcext:value-type="float">
            <text:p>8.48706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738" calcext:value-type="float">
            <text:p>0.738</text:p>
          </table:table-cell>
          <table:table-cell office:value-type="float" office:value="8.66868" calcext:value-type="float">
            <text:p>8.66868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756" calcext:value-type="float">
            <text:p>0.756</text:p>
          </table:table-cell>
          <table:table-cell office:value-type="float" office:value="8.52977" calcext:value-type="float">
            <text:p>8.52977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774" calcext:value-type="float">
            <text:p>0.774</text:p>
          </table:table-cell>
          <table:table-cell office:value-type="float" office:value="8.53465" calcext:value-type="float">
            <text:p>8.53465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792001" calcext:value-type="float">
            <text:p>0.792001</text:p>
          </table:table-cell>
          <table:table-cell office:value-type="float" office:value="8.48379" calcext:value-type="float">
            <text:p>8.48379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81" calcext:value-type="float">
            <text:p>0.81</text:p>
          </table:table-cell>
          <table:table-cell office:value-type="float" office:value="8.93775" calcext:value-type="float">
            <text:p>8.93775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828" calcext:value-type="float">
            <text:p>0.828</text:p>
          </table:table-cell>
          <table:table-cell office:value-type="float" office:value="8.67757" calcext:value-type="float">
            <text:p>8.67757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846" calcext:value-type="float">
            <text:p>0.846</text:p>
          </table:table-cell>
          <table:table-cell office:value-type="float" office:value="8.53618" calcext:value-type="float">
            <text:p>8.53618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863999" calcext:value-type="float">
            <text:p>0.863999</text:p>
          </table:table-cell>
          <table:table-cell office:value-type="float" office:value="8.44997" calcext:value-type="float">
            <text:p>8.44997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882" calcext:value-type="float">
            <text:p>0.882</text:p>
          </table:table-cell>
          <table:table-cell office:value-type="float" office:value="9.33973" calcext:value-type="float">
            <text:p>9.33973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00001" calcext:value-type="float">
            <text:p>0.900001</text:p>
          </table:table-cell>
          <table:table-cell office:value-type="float" office:value="7.69895" calcext:value-type="float">
            <text:p>7.69895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918" calcext:value-type="float">
            <text:p>0.918</text:p>
          </table:table-cell>
          <table:table-cell office:value-type="float" office:value="8.61037" calcext:value-type="float">
            <text:p>8.61037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36" calcext:value-type="float">
            <text:p>0.936</text:p>
          </table:table-cell>
          <table:table-cell office:value-type="float" office:value="8.53549" calcext:value-type="float">
            <text:p>8.53549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954" calcext:value-type="float">
            <text:p>0.954</text:p>
          </table:table-cell>
          <table:table-cell office:value-type="float" office:value="8.97262" calcext:value-type="float">
            <text:p>8.97262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72" calcext:value-type="float">
            <text:p>0.972</text:p>
          </table:table-cell>
          <table:table-cell office:value-type="float" office:value="8.33447" calcext:value-type="float">
            <text:p>8.33447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99" calcext:value-type="float">
            <text:p>0.99</text:p>
          </table:table-cell>
          <table:table-cell office:value-type="float" office:value="8.86584" calcext:value-type="float">
            <text:p>8.86584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008" calcext:value-type="float">
            <text:p>1.008</text:p>
          </table:table-cell>
          <table:table-cell office:value-type="float" office:value="9.48111" calcext:value-type="float">
            <text:p>9.4811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026" calcext:value-type="float">
            <text:p>1.026</text:p>
          </table:table-cell>
          <table:table-cell office:value-type="float" office:value="9.00203" calcext:value-type="float">
            <text:p>9.00203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044" calcext:value-type="float">
            <text:p>1.044</text:p>
          </table:table-cell>
          <table:table-cell office:value-type="float" office:value="7.98657" calcext:value-type="float">
            <text:p>7.98657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062" calcext:value-type="float">
            <text:p>1.062</text:p>
          </table:table-cell>
          <table:table-cell office:value-type="float" office:value="8.36105" calcext:value-type="float">
            <text:p>8.36105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08" calcext:value-type="float">
            <text:p>1.08</text:p>
          </table:table-cell>
          <table:table-cell office:value-type="float" office:value="9.29592" calcext:value-type="float">
            <text:p>9.29592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098" calcext:value-type="float">
            <text:p>1.098</text:p>
          </table:table-cell>
          <table:table-cell office:value-type="float" office:value="7.77311" calcext:value-type="float">
            <text:p>7.77311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116" calcext:value-type="float">
            <text:p>1.116</text:p>
          </table:table-cell>
          <table:table-cell office:value-type="float" office:value="8.79234" calcext:value-type="float">
            <text:p>8.79234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134" calcext:value-type="float">
            <text:p>1.134</text:p>
          </table:table-cell>
          <table:table-cell office:value-type="float" office:value="9.33774" calcext:value-type="float">
            <text:p>9.33774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152" calcext:value-type="float">
            <text:p>1.152</text:p>
          </table:table-cell>
          <table:table-cell office:value-type="float" office:value="8.49938" calcext:value-type="float">
            <text:p>8.49938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17" calcext:value-type="float">
            <text:p>1.17</text:p>
          </table:table-cell>
          <table:table-cell office:value-type="float" office:value="8.59866" calcext:value-type="float">
            <text:p>8.59866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188" calcext:value-type="float">
            <text:p>1.188</text:p>
          </table:table-cell>
          <table:table-cell office:value-type="float" office:value="9.29204" calcext:value-type="float">
            <text:p>9.29204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206" calcext:value-type="float">
            <text:p>1.206</text:p>
          </table:table-cell>
          <table:table-cell office:value-type="float" office:value="8.56232" calcext:value-type="float">
            <text:p>8.56232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224" calcext:value-type="float">
            <text:p>1.224</text:p>
          </table:table-cell>
          <table:table-cell office:value-type="float" office:value="-8.38201" calcext:value-type="float">
            <text:p>-8.3820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242" calcext:value-type="float">
            <text:p>1.242</text:p>
          </table:table-cell>
          <table:table-cell office:value-type="float" office:value="8.54953" calcext:value-type="float">
            <text:p>8.54953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26" calcext:value-type="float">
            <text:p>1.26</text:p>
          </table:table-cell>
          <table:table-cell office:value-type="float" office:value="8.63792" calcext:value-type="float">
            <text:p>8.63792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278" calcext:value-type="float">
            <text:p>1.278</text:p>
          </table:table-cell>
          <table:table-cell office:value-type="float" office:value="-9.43938" calcext:value-type="float">
            <text:p>-9.43938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296" calcext:value-type="float">
            <text:p>1.2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314" calcext:value-type="float">
            <text:p>1.314</text:p>
          </table:table-cell>
          <table:table-cell office:value-type="float" office:value="9.01397" calcext:value-type="float">
            <text:p>9.01397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332" calcext:value-type="float">
            <text:p>1.332</text:p>
          </table:table-cell>
          <table:table-cell office:value-type="float" office:value="8.42107" calcext:value-type="float">
            <text:p>8.42107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35" calcext:value-type="float">
            <text:p>1.35</text:p>
          </table:table-cell>
          <table:table-cell office:value-type="float" office:value="9.3213" calcext:value-type="float">
            <text:p>9.3213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368" calcext:value-type="float">
            <text:p>1.3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386" calcext:value-type="float">
            <text:p>1.386</text:p>
          </table:table-cell>
          <table:table-cell office:value-type="float" office:value="-7.74658" calcext:value-type="float">
            <text:p>-7.74658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04" calcext:value-type="float">
            <text:p>1.404</text:p>
          </table:table-cell>
          <table:table-cell office:value-type="float" office:value="7.82333" calcext:value-type="float">
            <text:p>7.82333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22" calcext:value-type="float">
            <text:p>1.422</text:p>
          </table:table-cell>
          <table:table-cell office:value-type="float" office:value="8.66682" calcext:value-type="float">
            <text:p>8.66682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58" calcext:value-type="float">
            <text:p>1.458</text:p>
          </table:table-cell>
          <table:table-cell office:value-type="float" office:value="-9.40324" calcext:value-type="float">
            <text:p>-9.40324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6" calcext:value-type="float">
            <text:p>1.476</text:p>
          </table:table-cell>
          <table:table-cell office:value-type="float" office:value="8.42174" calcext:value-type="float">
            <text:p>8.42174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94" calcext:value-type="float">
            <text:p>1.494</text:p>
          </table:table-cell>
          <table:table-cell office:value-type="float" office:value="8.47364" calcext:value-type="float">
            <text:p>8.47364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512" calcext:value-type="float">
            <text:p>1.512</text:p>
          </table:table-cell>
          <table:table-cell office:value-type="float" office:value="6.9661" calcext:value-type="float">
            <text:p>6.9661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53" calcext:value-type="float">
            <text:p>1.53</text:p>
          </table:table-cell>
          <table:table-cell office:value-type="float" office:value="7.02836" calcext:value-type="float">
            <text:p>7.02836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548" calcext:value-type="float">
            <text:p>1.548</text:p>
          </table:table-cell>
          <table:table-cell office:value-type="float" office:value="6.99169" calcext:value-type="float">
            <text:p>6.99169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566" calcext:value-type="float">
            <text:p>1.566</text:p>
          </table:table-cell>
          <table:table-cell office:value-type="float" office:value="6.97838" calcext:value-type="float">
            <text:p>6.97838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584" calcext:value-type="float">
            <text:p>1.584</text:p>
          </table:table-cell>
          <table:table-cell office:value-type="float" office:value="6.9992" calcext:value-type="float">
            <text:p>6.9992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602" calcext:value-type="float">
            <text:p>1.602</text:p>
          </table:table-cell>
          <table:table-cell office:value-type="float" office:value="6.93699" calcext:value-type="float">
            <text:p>6.93699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62" calcext:value-type="float">
            <text:p>1.62</text:p>
          </table:table-cell>
          <table:table-cell office:value-type="float" office:value="7.02838" calcext:value-type="float">
            <text:p>7.02838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638" calcext:value-type="float">
            <text:p>1.638</text:p>
          </table:table-cell>
          <table:table-cell office:value-type="float" office:value="7.01204" calcext:value-type="float">
            <text:p>7.01204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656" calcext:value-type="float">
            <text:p>1.656</text:p>
          </table:table-cell>
          <table:table-cell office:value-type="float" office:value="7.03072" calcext:value-type="float">
            <text:p>7.03072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674" calcext:value-type="float">
            <text:p>1.674</text:p>
          </table:table-cell>
          <table:table-cell office:value-type="float" office:value="7.05016" calcext:value-type="float">
            <text:p>7.05016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692" calcext:value-type="float">
            <text:p>1.692</text:p>
          </table:table-cell>
          <table:table-cell office:value-type="float" office:value="6.94216" calcext:value-type="float">
            <text:p>6.94216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71" calcext:value-type="float">
            <text:p>1.71</text:p>
          </table:table-cell>
          <table:table-cell office:value-type="float" office:value="7.00775" calcext:value-type="float">
            <text:p>7.00775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728" calcext:value-type="float">
            <text:p>1.728</text:p>
          </table:table-cell>
          <table:table-cell office:value-type="float" office:value="6.94819" calcext:value-type="float">
            <text:p>6.94819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746" calcext:value-type="float">
            <text:p>1.746</text:p>
          </table:table-cell>
          <table:table-cell office:value-type="float" office:value="7.00239" calcext:value-type="float">
            <text:p>7.00239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764" calcext:value-type="float">
            <text:p>1.764</text:p>
          </table:table-cell>
          <table:table-cell office:value-type="float" office:value="6.98734" calcext:value-type="float">
            <text:p>6.98734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782" calcext:value-type="float">
            <text:p>1.782</text:p>
          </table:table-cell>
          <table:table-cell office:value-type="float" office:value="7.03253" calcext:value-type="float">
            <text:p>7.03253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8" calcext:value-type="float">
            <text:p>1.8</text:p>
          </table:table-cell>
          <table:table-cell office:value-type="float" office:value="6.99635" calcext:value-type="float">
            <text:p>6.99635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818" calcext:value-type="float">
            <text:p>1.818</text:p>
          </table:table-cell>
          <table:table-cell office:value-type="float" office:value="7.03421" calcext:value-type="float">
            <text:p>7.03421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836" calcext:value-type="float">
            <text:p>1.836</text:p>
          </table:table-cell>
          <table:table-cell office:value-type="float" office:value="6.98909" calcext:value-type="float">
            <text:p>6.98909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854" calcext:value-type="float">
            <text:p>1.854</text:p>
          </table:table-cell>
          <table:table-cell office:value-type="float" office:value="7.00835" calcext:value-type="float">
            <text:p>7.00835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872" calcext:value-type="float">
            <text:p>1.872</text:p>
          </table:table-cell>
          <table:table-cell office:value-type="float" office:value="6.76088" calcext:value-type="float">
            <text:p>6.76088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89" calcext:value-type="float">
            <text:p>1.89</text:p>
          </table:table-cell>
          <table:table-cell office:value-type="float" office:value="6.85148" calcext:value-type="float">
            <text:p>6.85148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908" calcext:value-type="float">
            <text:p>1.908</text:p>
          </table:table-cell>
          <table:table-cell office:value-type="float" office:value="6.95267" calcext:value-type="float">
            <text:p>6.95267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926" calcext:value-type="float">
            <text:p>1.926</text:p>
          </table:table-cell>
          <table:table-cell office:value-type="float" office:value="7.01984" calcext:value-type="float">
            <text:p>7.01984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944" calcext:value-type="float">
            <text:p>1.944</text:p>
          </table:table-cell>
          <table:table-cell office:value-type="float" office:value="6.97243" calcext:value-type="float">
            <text:p>6.97243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962" calcext:value-type="float">
            <text:p>1.962</text:p>
          </table:table-cell>
          <table:table-cell office:value-type="float" office:value="6.94592" calcext:value-type="float">
            <text:p>6.94592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98" calcext:value-type="float">
            <text:p>1.98</text:p>
          </table:table-cell>
          <table:table-cell office:value-type="float" office:value="6.94775" calcext:value-type="float">
            <text:p>6.94775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998" calcext:value-type="float">
            <text:p>1.998</text:p>
          </table:table-cell>
          <table:table-cell office:value-type="float" office:value="6.96942" calcext:value-type="float">
            <text:p>6.96942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016" calcext:value-type="float">
            <text:p>2.016</text:p>
          </table:table-cell>
          <table:table-cell office:value-type="float" office:value="7.0039" calcext:value-type="float">
            <text:p>7.0039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034" calcext:value-type="float">
            <text:p>2.034</text:p>
          </table:table-cell>
          <table:table-cell office:value-type="float" office:value="7.02702" calcext:value-type="float">
            <text:p>7.02702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052" calcext:value-type="float">
            <text:p>2.052</text:p>
          </table:table-cell>
          <table:table-cell office:value-type="float" office:value="6.92512" calcext:value-type="float">
            <text:p>6.92512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07" calcext:value-type="float">
            <text:p>2.07</text:p>
          </table:table-cell>
          <table:table-cell office:value-type="float" office:value="6.90933" calcext:value-type="float">
            <text:p>6.90933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088" calcext:value-type="float">
            <text:p>2.088</text:p>
          </table:table-cell>
          <table:table-cell office:value-type="float" office:value="6.90324" calcext:value-type="float">
            <text:p>6.90324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106" calcext:value-type="float">
            <text:p>2.106</text:p>
          </table:table-cell>
          <table:table-cell office:value-type="float" office:value="6.94832" calcext:value-type="float">
            <text:p>6.94832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124" calcext:value-type="float">
            <text:p>2.124</text:p>
          </table:table-cell>
          <table:table-cell office:value-type="float" office:value="6.99109" calcext:value-type="float">
            <text:p>6.99109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142" calcext:value-type="float">
            <text:p>2.142</text:p>
          </table:table-cell>
          <table:table-cell office:value-type="float" office:value="6.82471" calcext:value-type="float">
            <text:p>6.82471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16" calcext:value-type="float">
            <text:p>2.16</text:p>
          </table:table-cell>
          <table:table-cell office:value-type="float" office:value="6.73349" calcext:value-type="float">
            <text:p>6.73349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178" calcext:value-type="float">
            <text:p>2.178</text:p>
          </table:table-cell>
          <table:table-cell office:value-type="float" office:value="6.97973" calcext:value-type="float">
            <text:p>6.97973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196" calcext:value-type="float">
            <text:p>2.196</text:p>
          </table:table-cell>
          <table:table-cell office:value-type="float" office:value="6.96844" calcext:value-type="float">
            <text:p>6.96844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214" calcext:value-type="float">
            <text:p>2.214</text:p>
          </table:table-cell>
          <table:table-cell office:value-type="float" office:value="6.93586" calcext:value-type="float">
            <text:p>6.93586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232" calcext:value-type="float">
            <text:p>2.232</text:p>
          </table:table-cell>
          <table:table-cell office:value-type="float" office:value="6.94211" calcext:value-type="float">
            <text:p>6.94211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25" calcext:value-type="float">
            <text:p>2.25</text:p>
          </table:table-cell>
          <table:table-cell office:value-type="float" office:value="6.98555" calcext:value-type="float">
            <text:p>6.98555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268" calcext:value-type="float">
            <text:p>2.268</text:p>
          </table:table-cell>
          <table:table-cell office:value-type="float" office:value="6.75921" calcext:value-type="float">
            <text:p>6.75921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286" calcext:value-type="float">
            <text:p>2.286</text:p>
          </table:table-cell>
          <table:table-cell office:value-type="float" office:value="6.94317" calcext:value-type="float">
            <text:p>6.94317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304" calcext:value-type="float">
            <text:p>2.304</text:p>
          </table:table-cell>
          <table:table-cell office:value-type="float" office:value="6.97343" calcext:value-type="float">
            <text:p>6.97343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322" calcext:value-type="float">
            <text:p>2.322</text:p>
          </table:table-cell>
          <table:table-cell office:value-type="float" office:value="6.83497" calcext:value-type="float">
            <text:p>6.83497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34" calcext:value-type="float">
            <text:p>2.34</text:p>
          </table:table-cell>
          <table:table-cell office:value-type="float" office:value="6.82517" calcext:value-type="float">
            <text:p>6.82517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358" calcext:value-type="float">
            <text:p>2.358</text:p>
          </table:table-cell>
          <table:table-cell office:value-type="float" office:value="6.93586" calcext:value-type="float">
            <text:p>6.93586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376" calcext:value-type="float">
            <text:p>2.376</text:p>
          </table:table-cell>
          <table:table-cell office:value-type="float" office:value="6.91153" calcext:value-type="float">
            <text:p>6.91153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394" calcext:value-type="float">
            <text:p>2.394</text:p>
          </table:table-cell>
          <table:table-cell office:value-type="float" office:value="7.0465" calcext:value-type="float">
            <text:p>7.0465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412" calcext:value-type="float">
            <text:p>2.412</text:p>
          </table:table-cell>
          <table:table-cell office:value-type="float" office:value="6.75673" calcext:value-type="float">
            <text:p>6.75673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43" calcext:value-type="float">
            <text:p>2.43</text:p>
          </table:table-cell>
          <table:table-cell office:value-type="float" office:value="6.59693" calcext:value-type="float">
            <text:p>6.59693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448" calcext:value-type="float">
            <text:p>2.448</text:p>
          </table:table-cell>
          <table:table-cell office:value-type="float" office:value="6.65593" calcext:value-type="float">
            <text:p>6.65593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466" calcext:value-type="float">
            <text:p>2.466</text:p>
          </table:table-cell>
          <table:table-cell office:value-type="float" office:value="6.59988" calcext:value-type="float">
            <text:p>6.59988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484" calcext:value-type="float">
            <text:p>2.484</text:p>
          </table:table-cell>
          <table:table-cell office:value-type="float" office:value="6.67837" calcext:value-type="float">
            <text:p>6.67837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502" calcext:value-type="float">
            <text:p>2.502</text:p>
          </table:table-cell>
          <table:table-cell office:value-type="float" office:value="6.93095" calcext:value-type="float">
            <text:p>6.93095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52" calcext:value-type="float">
            <text:p>2.52</text:p>
          </table:table-cell>
          <table:table-cell office:value-type="float" office:value="6.72951" calcext:value-type="float">
            <text:p>6.7295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538" calcext:value-type="float">
            <text:p>2.538</text:p>
          </table:table-cell>
          <table:table-cell office:value-type="float" office:value="6.61965" calcext:value-type="float">
            <text:p>6.61965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556" calcext:value-type="float">
            <text:p>2.556</text:p>
          </table:table-cell>
          <table:table-cell office:value-type="float" office:value="6.76902" calcext:value-type="float">
            <text:p>6.76902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574" calcext:value-type="float">
            <text:p>2.574</text:p>
          </table:table-cell>
          <table:table-cell office:value-type="float" office:value="6.63161" calcext:value-type="float">
            <text:p>6.63161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592" calcext:value-type="float">
            <text:p>2.592</text:p>
          </table:table-cell>
          <table:table-cell office:value-type="float" office:value="6.74356" calcext:value-type="float">
            <text:p>6.74356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61" calcext:value-type="float">
            <text:p>2.61</text:p>
          </table:table-cell>
          <table:table-cell office:value-type="float" office:value="6.67639" calcext:value-type="float">
            <text:p>6.67639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628" calcext:value-type="float">
            <text:p>2.628</text:p>
          </table:table-cell>
          <table:table-cell office:value-type="float" office:value="6.72597" calcext:value-type="float">
            <text:p>6.72597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646" calcext:value-type="float">
            <text:p>2.646</text:p>
          </table:table-cell>
          <table:table-cell office:value-type="float" office:value="6.83314" calcext:value-type="float">
            <text:p>6.83314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664" calcext:value-type="float">
            <text:p>2.664</text:p>
          </table:table-cell>
          <table:table-cell office:value-type="float" office:value="7.03071" calcext:value-type="float">
            <text:p>7.03071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682" calcext:value-type="float">
            <text:p>2.682</text:p>
          </table:table-cell>
          <table:table-cell office:value-type="float" office:value="6.68054" calcext:value-type="float">
            <text:p>6.68054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7" calcext:value-type="float">
            <text:p>2.7</text:p>
          </table:table-cell>
          <table:table-cell office:value-type="float" office:value="6.69542" calcext:value-type="float">
            <text:p>6.69542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718" calcext:value-type="float">
            <text:p>2.718</text:p>
          </table:table-cell>
          <table:table-cell office:value-type="float" office:value="6.9755" calcext:value-type="float">
            <text:p>6.9755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736" calcext:value-type="float">
            <text:p>2.736</text:p>
          </table:table-cell>
          <table:table-cell office:value-type="float" office:value="6.74274" calcext:value-type="float">
            <text:p>6.74274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754" calcext:value-type="float">
            <text:p>2.754</text:p>
          </table:table-cell>
          <table:table-cell office:value-type="float" office:value="6.80104" calcext:value-type="float">
            <text:p>6.80104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772" calcext:value-type="float">
            <text:p>2.772</text:p>
          </table:table-cell>
          <table:table-cell office:value-type="float" office:value="6.9022" calcext:value-type="float">
            <text:p>6.9022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79" calcext:value-type="float">
            <text:p>2.79</text:p>
          </table:table-cell>
          <table:table-cell office:value-type="float" office:value="7.03208" calcext:value-type="float">
            <text:p>7.03208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808" calcext:value-type="float">
            <text:p>2.808</text:p>
          </table:table-cell>
          <table:table-cell office:value-type="float" office:value="6.98107" calcext:value-type="float">
            <text:p>6.98107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826" calcext:value-type="float">
            <text:p>2.826</text:p>
          </table:table-cell>
          <table:table-cell office:value-type="float" office:value="6.93422" calcext:value-type="float">
            <text:p>6.93422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844" calcext:value-type="float">
            <text:p>2.844</text:p>
          </table:table-cell>
          <table:table-cell office:value-type="float" office:value="6.91729" calcext:value-type="float">
            <text:p>6.91729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862" calcext:value-type="float">
            <text:p>2.862</text:p>
          </table:table-cell>
          <table:table-cell office:value-type="float" office:value="6.97805" calcext:value-type="float">
            <text:p>6.97805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88" calcext:value-type="float">
            <text:p>2.88</text:p>
          </table:table-cell>
          <table:table-cell office:value-type="float" office:value="6.97028" calcext:value-type="float">
            <text:p>6.97028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898" calcext:value-type="float">
            <text:p>2.898</text:p>
          </table:table-cell>
          <table:table-cell office:value-type="float" office:value="7.02987" calcext:value-type="float">
            <text:p>7.02987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916" calcext:value-type="float">
            <text:p>2.916</text:p>
          </table:table-cell>
          <table:table-cell office:value-type="float" office:value="6.96254" calcext:value-type="float">
            <text:p>6.96254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934" calcext:value-type="float">
            <text:p>2.934</text:p>
          </table:table-cell>
          <table:table-cell office:value-type="float" office:value="6.81503" calcext:value-type="float">
            <text:p>6.81503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952" calcext:value-type="float">
            <text:p>2.952</text:p>
          </table:table-cell>
          <table:table-cell office:value-type="float" office:value="6.80543" calcext:value-type="float">
            <text:p>6.80543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97" calcext:value-type="float">
            <text:p>2.97</text:p>
          </table:table-cell>
          <table:table-cell office:value-type="float" office:value="-4.94153" calcext:value-type="float">
            <text:p>-4.94153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988" calcext:value-type="float">
            <text:p>2.988</text:p>
          </table:table-cell>
          <table:table-cell office:value-type="float" office:value="-4.20533" calcext:value-type="float">
            <text:p>-4.20533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006" calcext:value-type="float">
            <text:p>3.006</text:p>
          </table:table-cell>
          <table:table-cell office:value-type="float" office:value="4.7825" calcext:value-type="float">
            <text:p>4.7825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024" calcext:value-type="float">
            <text:p>3.024</text:p>
          </table:table-cell>
          <table:table-cell office:value-type="float" office:value="4.93557" calcext:value-type="float">
            <text:p>4.93557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042" calcext:value-type="float">
            <text:p>3.042</text:p>
          </table:table-cell>
          <table:table-cell office:value-type="float" office:value="-4.20383" calcext:value-type="float">
            <text:p>-4.20383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06" calcext:value-type="float">
            <text:p>3.06</text:p>
          </table:table-cell>
          <table:table-cell office:value-type="float" office:value="-4.81199" calcext:value-type="float">
            <text:p>-4.81199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.078" calcext:value-type="float">
            <text:p>3.078</text:p>
          </table:table-cell>
          <table:table-cell office:value-type="float" office:value="-4.29449" calcext:value-type="float">
            <text:p>-4.29449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.096" calcext:value-type="float">
            <text:p>3.096</text:p>
          </table:table-cell>
          <table:table-cell office:value-type="float" office:value="-4.23106" calcext:value-type="float">
            <text:p>-4.23106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114" calcext:value-type="float">
            <text:p>3.11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.132" calcext:value-type="float">
            <text:p>3.132</text:p>
          </table:table-cell>
          <table:table-cell office:value-type="float" office:value="-4.24543" calcext:value-type="float">
            <text:p>-4.24543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.15" calcext:value-type="float">
            <text:p>3.15</text:p>
          </table:table-cell>
          <table:table-cell office:value-type="float" office:value="-4.15461" calcext:value-type="float">
            <text:p>-4.15461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168" calcext:value-type="float">
            <text:p>3.168</text:p>
          </table:table-cell>
          <table:table-cell office:value-type="float" office:value="-4.8888" calcext:value-type="float">
            <text:p>-4.8888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186" calcext:value-type="float">
            <text:p>3.186</text:p>
          </table:table-cell>
          <table:table-cell office:value-type="float" office:value="-4.69804" calcext:value-type="float">
            <text:p>-4.69804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204" calcext:value-type="float">
            <text:p>3.204</text:p>
          </table:table-cell>
          <table:table-cell office:value-type="float" office:value="-4.19494" calcext:value-type="float">
            <text:p>-4.19494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222" calcext:value-type="float">
            <text:p>3.222</text:p>
          </table:table-cell>
          <table:table-cell office:value-type="float" office:value="-4.9208" calcext:value-type="float">
            <text:p>-4.9208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24" calcext:value-type="float">
            <text:p>3.24</text:p>
          </table:table-cell>
          <table:table-cell office:value-type="float" office:value="4.9657" calcext:value-type="float">
            <text:p>4.9657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258" calcext:value-type="float">
            <text:p>3.258</text:p>
          </table:table-cell>
          <table:table-cell office:value-type="float" office:value="-4.20817" calcext:value-type="float">
            <text:p>-4.20817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276" calcext:value-type="float">
            <text:p>3.276</text:p>
          </table:table-cell>
          <table:table-cell office:value-type="float" office:value="-4.20734" calcext:value-type="float">
            <text:p>-4.20734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294" calcext:value-type="float">
            <text:p>3.294</text:p>
          </table:table-cell>
          <table:table-cell office:value-type="float" office:value="-4.76329" calcext:value-type="float">
            <text:p>-4.76329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312" calcext:value-type="float">
            <text:p>3.312</text:p>
          </table:table-cell>
          <table:table-cell office:value-type="float" office:value="-4.1586" calcext:value-type="float">
            <text:p>-4.1586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33" calcext:value-type="float">
            <text:p>3.33</text:p>
          </table:table-cell>
          <table:table-cell office:value-type="float" office:value="-4.22406" calcext:value-type="float">
            <text:p>-4.22406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348" calcext:value-type="float">
            <text:p>3.348</text:p>
          </table:table-cell>
          <table:table-cell office:value-type="float" office:value="-4.80335" calcext:value-type="float">
            <text:p>-4.80335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366" calcext:value-type="float">
            <text:p>3.366</text:p>
          </table:table-cell>
          <table:table-cell office:value-type="float" office:value="-4.89551" calcext:value-type="float">
            <text:p>-4.89551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384" calcext:value-type="float">
            <text:p>3.384</text:p>
          </table:table-cell>
          <table:table-cell office:value-type="float" office:value="4.75891" calcext:value-type="float">
            <text:p>4.7589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402" calcext:value-type="float">
            <text:p>3.4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42" calcext:value-type="float">
            <text:p>3.42</text:p>
          </table:table-cell>
          <table:table-cell office:value-type="float" office:value="-4.69147" calcext:value-type="float">
            <text:p>-4.69147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438" calcext:value-type="float">
            <text:p>3.438</text:p>
          </table:table-cell>
          <table:table-cell office:value-type="float" office:value="-4.23732" calcext:value-type="float">
            <text:p>-4.23732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456" calcext:value-type="float">
            <text:p>3.456</text:p>
          </table:table-cell>
          <table:table-cell office:value-type="float" office:value="-4.14496" calcext:value-type="float">
            <text:p>-4.14496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474" calcext:value-type="float">
            <text:p>3.474</text:p>
          </table:table-cell>
          <table:table-cell office:value-type="float" office:value="-4.90338" calcext:value-type="float">
            <text:p>-4.90338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.492" calcext:value-type="float">
            <text:p>3.492</text:p>
          </table:table-cell>
          <table:table-cell office:value-type="float" office:value="-4.82451" calcext:value-type="float">
            <text:p>-4.82451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.51" calcext:value-type="float">
            <text:p>3.51</text:p>
          </table:table-cell>
          <table:table-cell office:value-type="float" office:value="6.76721" calcext:value-type="float">
            <text:p>6.76721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.528" calcext:value-type="float">
            <text:p>3.528</text:p>
          </table:table-cell>
          <table:table-cell office:value-type="float" office:value="6.79214" calcext:value-type="float">
            <text:p>6.79214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546" calcext:value-type="float">
            <text:p>3.546</text:p>
          </table:table-cell>
          <table:table-cell office:value-type="float" office:value="6.6937" calcext:value-type="float">
            <text:p>6.6937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.564" calcext:value-type="float">
            <text:p>3.564</text:p>
          </table:table-cell>
          <table:table-cell office:value-type="float" office:value="6.84855" calcext:value-type="float">
            <text:p>6.84855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.582" calcext:value-type="float">
            <text:p>3.582</text:p>
          </table:table-cell>
          <table:table-cell office:value-type="float" office:value="6.77417" calcext:value-type="float">
            <text:p>6.77417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6" calcext:value-type="float">
            <text:p>3.6</text:p>
          </table:table-cell>
          <table:table-cell office:value-type="float" office:value="6.74081" calcext:value-type="float">
            <text:p>6.74081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.618" calcext:value-type="float">
            <text:p>3.618</text:p>
          </table:table-cell>
          <table:table-cell office:value-type="float" office:value="6.78521" calcext:value-type="float">
            <text:p>6.7852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.636" calcext:value-type="float">
            <text:p>3.636</text:p>
          </table:table-cell>
          <table:table-cell office:value-type="float" office:value="6.85444" calcext:value-type="float">
            <text:p>6.85444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.654" calcext:value-type="float">
            <text:p>3.654</text:p>
          </table:table-cell>
          <table:table-cell office:value-type="float" office:value="6.82603" calcext:value-type="float">
            <text:p>6.82603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672" calcext:value-type="float">
            <text:p>3.672</text:p>
          </table:table-cell>
          <table:table-cell office:value-type="float" office:value="6.84736" calcext:value-type="float">
            <text:p>6.84736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69" calcext:value-type="float">
            <text:p>3.69</text:p>
          </table:table-cell>
          <table:table-cell office:value-type="float" office:value="6.7836" calcext:value-type="float">
            <text:p>6.7836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708" calcext:value-type="float">
            <text:p>3.708</text:p>
          </table:table-cell>
          <table:table-cell office:value-type="float" office:value="6.84838" calcext:value-type="float">
            <text:p>6.84838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726" calcext:value-type="float">
            <text:p>3.726</text:p>
          </table:table-cell>
          <table:table-cell office:value-type="float" office:value="6.81931" calcext:value-type="float">
            <text:p>6.8193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744" calcext:value-type="float">
            <text:p>3.744</text:p>
          </table:table-cell>
          <table:table-cell office:value-type="float" office:value="6.84986" calcext:value-type="float">
            <text:p>6.84986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.762" calcext:value-type="float">
            <text:p>3.762</text:p>
          </table:table-cell>
          <table:table-cell office:value-type="float" office:value="6.84939" calcext:value-type="float">
            <text:p>6.84939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78" calcext:value-type="float">
            <text:p>3.78</text:p>
          </table:table-cell>
          <table:table-cell office:value-type="float" office:value="6.92526" calcext:value-type="float">
            <text:p>6.92526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.798" calcext:value-type="float">
            <text:p>3.798</text:p>
          </table:table-cell>
          <table:table-cell office:value-type="float" office:value="6.8635" calcext:value-type="float">
            <text:p>6.8635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.816" calcext:value-type="float">
            <text:p>3.816</text:p>
          </table:table-cell>
          <table:table-cell office:value-type="float" office:value="6.83855" calcext:value-type="float">
            <text:p>6.83855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.834" calcext:value-type="float">
            <text:p>3.834</text:p>
          </table:table-cell>
          <table:table-cell office:value-type="float" office:value="6.84863" calcext:value-type="float">
            <text:p>6.84863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852" calcext:value-type="float">
            <text:p>3.852</text:p>
          </table:table-cell>
          <table:table-cell office:value-type="float" office:value="6.87775" calcext:value-type="float">
            <text:p>6.87775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87" calcext:value-type="float">
            <text:p>3.87</text:p>
          </table:table-cell>
          <table:table-cell office:value-type="float" office:value="6.85134" calcext:value-type="float">
            <text:p>6.85134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888" calcext:value-type="float">
            <text:p>3.888</text:p>
          </table:table-cell>
          <table:table-cell office:value-type="float" office:value="6.87521" calcext:value-type="float">
            <text:p>6.87521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906" calcext:value-type="float">
            <text:p>3.906</text:p>
          </table:table-cell>
          <table:table-cell office:value-type="float" office:value="6.84951" calcext:value-type="float">
            <text:p>6.84951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924" calcext:value-type="float">
            <text:p>3.924</text:p>
          </table:table-cell>
          <table:table-cell office:value-type="float" office:value="6.85099" calcext:value-type="float">
            <text:p>6.85099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.942" calcext:value-type="float">
            <text:p>3.942</text:p>
          </table:table-cell>
          <table:table-cell office:value-type="float" office:value="6.83576" calcext:value-type="float">
            <text:p>6.83576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96" calcext:value-type="float">
            <text:p>3.96</text:p>
          </table:table-cell>
          <table:table-cell office:value-type="float" office:value="6.76348" calcext:value-type="float">
            <text:p>6.76348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978" calcext:value-type="float">
            <text:p>3.978</text:p>
          </table:table-cell>
          <table:table-cell office:value-type="float" office:value="6.87402" calcext:value-type="float">
            <text:p>6.87402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996" calcext:value-type="float">
            <text:p>3.996</text:p>
          </table:table-cell>
          <table:table-cell office:value-type="float" office:value="6.77873" calcext:value-type="float">
            <text:p>6.77873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014" calcext:value-type="float">
            <text:p>4.014</text:p>
          </table:table-cell>
          <table:table-cell office:value-type="float" office:value="6.84073" calcext:value-type="float">
            <text:p>6.84073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032" calcext:value-type="float">
            <text:p>4.032</text:p>
          </table:table-cell>
          <table:table-cell office:value-type="float" office:value="6.81359" calcext:value-type="float">
            <text:p>6.81359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05" calcext:value-type="float">
            <text:p>4.05</text:p>
          </table:table-cell>
          <table:table-cell office:value-type="float" office:value="-4.84159" calcext:value-type="float">
            <text:p>-4.84159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068" calcext:value-type="float">
            <text:p>4.068</text:p>
          </table:table-cell>
          <table:table-cell office:value-type="float" office:value="-4.91178" calcext:value-type="float">
            <text:p>-4.91178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086" calcext:value-type="float">
            <text:p>4.086</text:p>
          </table:table-cell>
          <table:table-cell office:value-type="float" office:value="7.90765" calcext:value-type="float">
            <text:p>7.90765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104" calcext:value-type="float">
            <text:p>4.104</text:p>
          </table:table-cell>
          <table:table-cell office:value-type="float" office:value="8.22617" calcext:value-type="float">
            <text:p>8.22617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122" calcext:value-type="float">
            <text:p>4.122</text:p>
          </table:table-cell>
          <table:table-cell office:value-type="float" office:value="8.37416" calcext:value-type="float">
            <text:p>8.37416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14" calcext:value-type="float">
            <text:p>4.14</text:p>
          </table:table-cell>
          <table:table-cell office:value-type="float" office:value="8.50143" calcext:value-type="float">
            <text:p>8.50143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158" calcext:value-type="float">
            <text:p>4.158</text:p>
          </table:table-cell>
          <table:table-cell office:value-type="float" office:value="8.90148" calcext:value-type="float">
            <text:p>8.90148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176" calcext:value-type="float">
            <text:p>4.176</text:p>
          </table:table-cell>
          <table:table-cell office:value-type="float" office:value="8.75937" calcext:value-type="float">
            <text:p>8.75937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194" calcext:value-type="float">
            <text:p>4.194</text:p>
          </table:table-cell>
          <table:table-cell office:value-type="float" office:value="8.69149" calcext:value-type="float">
            <text:p>8.69149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212" calcext:value-type="float">
            <text:p>4.212</text:p>
          </table:table-cell>
          <table:table-cell office:value-type="float" office:value="8.32619" calcext:value-type="float">
            <text:p>8.32619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23" calcext:value-type="float">
            <text:p>4.23</text:p>
          </table:table-cell>
          <table:table-cell office:value-type="float" office:value="8.43055" calcext:value-type="float">
            <text:p>8.43055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248" calcext:value-type="float">
            <text:p>4.248</text:p>
          </table:table-cell>
          <table:table-cell office:value-type="float" office:value="8.33151" calcext:value-type="float">
            <text:p>8.33151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266" calcext:value-type="float">
            <text:p>4.266</text:p>
          </table:table-cell>
          <table:table-cell office:value-type="float" office:value="8.43604" calcext:value-type="float">
            <text:p>8.43604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284" calcext:value-type="float">
            <text:p>4.284</text:p>
          </table:table-cell>
          <table:table-cell office:value-type="float" office:value="8.08768" calcext:value-type="float">
            <text:p>8.08768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302" calcext:value-type="float">
            <text:p>4.302</text:p>
          </table:table-cell>
          <table:table-cell office:value-type="float" office:value="8.20815" calcext:value-type="float">
            <text:p>8.20815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32" calcext:value-type="float">
            <text:p>4.32</text:p>
          </table:table-cell>
          <table:table-cell office:value-type="float" office:value="7.93497" calcext:value-type="float">
            <text:p>7.93497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338" calcext:value-type="float">
            <text:p>4.338</text:p>
          </table:table-cell>
          <table:table-cell office:value-type="float" office:value="8.68923" calcext:value-type="float">
            <text:p>8.68923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356" calcext:value-type="float">
            <text:p>4.356</text:p>
          </table:table-cell>
          <table:table-cell office:value-type="float" office:value="9.21974" calcext:value-type="float">
            <text:p>9.21974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374" calcext:value-type="float">
            <text:p>4.374</text:p>
          </table:table-cell>
          <table:table-cell office:value-type="float" office:value="8.65629" calcext:value-type="float">
            <text:p>8.65629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392" calcext:value-type="float">
            <text:p>4.392</text:p>
          </table:table-cell>
          <table:table-cell office:value-type="float" office:value="8.8671" calcext:value-type="float">
            <text:p>8.8671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41" calcext:value-type="float">
            <text:p>4.41</text:p>
          </table:table-cell>
          <table:table-cell office:value-type="float" office:value="8.16087" calcext:value-type="float">
            <text:p>8.16087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428" calcext:value-type="float">
            <text:p>4.428</text:p>
          </table:table-cell>
          <table:table-cell office:value-type="float" office:value="8.08584" calcext:value-type="float">
            <text:p>8.08584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446" calcext:value-type="float">
            <text:p>4.446</text:p>
          </table:table-cell>
          <table:table-cell office:value-type="float" office:value="8.57102" calcext:value-type="float">
            <text:p>8.57102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464" calcext:value-type="float">
            <text:p>4.464</text:p>
          </table:table-cell>
          <table:table-cell office:value-type="float" office:value="8.02823" calcext:value-type="float">
            <text:p>8.02823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482" calcext:value-type="float">
            <text:p>4.482</text:p>
          </table:table-cell>
          <table:table-cell office:value-type="float" office:value="8.87633" calcext:value-type="float">
            <text:p>8.87633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5" calcext:value-type="float">
            <text:p>4.5</text:p>
          </table:table-cell>
          <table:table-cell office:value-type="float" office:value="8.21853" calcext:value-type="float">
            <text:p>8.21853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518" calcext:value-type="float">
            <text:p>4.518</text:p>
          </table:table-cell>
          <table:table-cell office:value-type="float" office:value="8.89535" calcext:value-type="float">
            <text:p>8.89535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536" calcext:value-type="float">
            <text:p>4.536</text:p>
          </table:table-cell>
          <table:table-cell office:value-type="float" office:value="8.00254" calcext:value-type="float">
            <text:p>8.00254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554" calcext:value-type="float">
            <text:p>4.554</text:p>
          </table:table-cell>
          <table:table-cell office:value-type="float" office:value="8.29609" calcext:value-type="float">
            <text:p>8.29609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572" calcext:value-type="float">
            <text:p>4.572</text:p>
          </table:table-cell>
          <table:table-cell office:value-type="float" office:value="7.99584" calcext:value-type="float">
            <text:p>7.99584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59" calcext:value-type="float">
            <text:p>4.59</text:p>
          </table:table-cell>
          <table:table-cell office:value-type="float" office:value="8.46174" calcext:value-type="float">
            <text:p>8.46174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608" calcext:value-type="float">
            <text:p>4.608</text:p>
          </table:table-cell>
          <table:table-cell office:value-type="float" office:value="8.76842" calcext:value-type="float">
            <text:p>8.76842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626" calcext:value-type="float">
            <text:p>4.626</text:p>
          </table:table-cell>
          <table:table-cell office:value-type="float" office:value="8.11277" calcext:value-type="float">
            <text:p>8.11277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644" calcext:value-type="float">
            <text:p>4.644</text:p>
          </table:table-cell>
          <table:table-cell office:value-type="float" office:value="8.76043" calcext:value-type="float">
            <text:p>8.76043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662" calcext:value-type="float">
            <text:p>4.662</text:p>
          </table:table-cell>
          <table:table-cell office:value-type="float" office:value="8.35099" calcext:value-type="float">
            <text:p>8.35099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68" calcext:value-type="float">
            <text:p>4.68</text:p>
          </table:table-cell>
          <table:table-cell office:value-type="float" office:value="8.18184" calcext:value-type="float">
            <text:p>8.18184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698" calcext:value-type="float">
            <text:p>4.698</text:p>
          </table:table-cell>
          <table:table-cell office:value-type="float" office:value="8.21161" calcext:value-type="float">
            <text:p>8.21161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716" calcext:value-type="float">
            <text:p>4.716</text:p>
          </table:table-cell>
          <table:table-cell office:value-type="float" office:value="8.56982" calcext:value-type="float">
            <text:p>8.56982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734" calcext:value-type="float">
            <text:p>4.734</text:p>
          </table:table-cell>
          <table:table-cell office:value-type="float" office:value="8.06537" calcext:value-type="float">
            <text:p>8.06537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752" calcext:value-type="float">
            <text:p>4.752</text:p>
          </table:table-cell>
          <table:table-cell office:value-type="float" office:value="8.09375" calcext:value-type="float">
            <text:p>8.09375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77" calcext:value-type="float">
            <text:p>4.77</text:p>
          </table:table-cell>
          <table:table-cell office:value-type="float" office:value="8.47561" calcext:value-type="float">
            <text:p>8.47561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788" calcext:value-type="float">
            <text:p>4.788</text:p>
          </table:table-cell>
          <table:table-cell office:value-type="float" office:value="8.85891" calcext:value-type="float">
            <text:p>8.85891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806" calcext:value-type="float">
            <text:p>4.806</text:p>
          </table:table-cell>
          <table:table-cell office:value-type="float" office:value="8.53997" calcext:value-type="float">
            <text:p>8.53997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824" calcext:value-type="float">
            <text:p>4.824</text:p>
          </table:table-cell>
          <table:table-cell office:value-type="float" office:value="7.95518" calcext:value-type="float">
            <text:p>7.95518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842" calcext:value-type="float">
            <text:p>4.842</text:p>
          </table:table-cell>
          <table:table-cell office:value-type="float" office:value="7.99329" calcext:value-type="float">
            <text:p>7.99329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86" calcext:value-type="float">
            <text:p>4.86</text:p>
          </table:table-cell>
          <table:table-cell office:value-type="float" office:value="8.01729" calcext:value-type="float">
            <text:p>8.01729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878" calcext:value-type="float">
            <text:p>4.878</text:p>
          </table:table-cell>
          <table:table-cell office:value-type="float" office:value="8.08133" calcext:value-type="float">
            <text:p>8.08133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896" calcext:value-type="float">
            <text:p>4.896</text:p>
          </table:table-cell>
          <table:table-cell office:value-type="float" office:value="8.05592" calcext:value-type="float">
            <text:p>8.05592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914" calcext:value-type="float">
            <text:p>4.914</text:p>
          </table:table-cell>
          <table:table-cell office:value-type="float" office:value="7.91187" calcext:value-type="float">
            <text:p>7.91187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932" calcext:value-type="float">
            <text:p>4.932</text:p>
          </table:table-cell>
          <table:table-cell office:value-type="float" office:value="8.09554" calcext:value-type="float">
            <text:p>8.09554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95" calcext:value-type="float">
            <text:p>4.95</text:p>
          </table:table-cell>
          <table:table-cell office:value-type="float" office:value="8.0741" calcext:value-type="float">
            <text:p>8.074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968" calcext:value-type="float">
            <text:p>4.968</text:p>
          </table:table-cell>
          <table:table-cell office:value-type="float" office:value="8.08992" calcext:value-type="float">
            <text:p>8.08992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986" calcext:value-type="float">
            <text:p>4.986</text:p>
          </table:table-cell>
          <table:table-cell office:value-type="float" office:value="8.65604" calcext:value-type="float">
            <text:p>8.65604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004" calcext:value-type="float">
            <text:p>5.004</text:p>
          </table:table-cell>
          <table:table-cell office:value-type="float" office:value="8.55842" calcext:value-type="float">
            <text:p>8.55842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.022" calcext:value-type="float">
            <text:p>5.022</text:p>
          </table:table-cell>
          <table:table-cell office:value-type="float" office:value="8.749" calcext:value-type="float">
            <text:p>8.749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.04" calcext:value-type="float">
            <text:p>5.04</text:p>
          </table:table-cell>
          <table:table-cell office:value-type="float" office:value="8.14165" calcext:value-type="float">
            <text:p>8.14165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.058" calcext:value-type="float">
            <text:p>5.058</text:p>
          </table:table-cell>
          <table:table-cell office:value-type="float" office:value="8.08116" calcext:value-type="float">
            <text:p>8.08116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076" calcext:value-type="float">
            <text:p>5.076</text:p>
          </table:table-cell>
          <table:table-cell office:value-type="float" office:value="8.76734" calcext:value-type="float">
            <text:p>8.76734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.094" calcext:value-type="float">
            <text:p>5.094</text:p>
          </table:table-cell>
          <table:table-cell office:value-type="float" office:value="8.0743" calcext:value-type="float">
            <text:p>8.0743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.112" calcext:value-type="float">
            <text:p>5.112</text:p>
          </table:table-cell>
          <table:table-cell office:value-type="float" office:value="8.85942" calcext:value-type="float">
            <text:p>8.85942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.13" calcext:value-type="float">
            <text:p>5.13</text:p>
          </table:table-cell>
          <table:table-cell office:value-type="float" office:value="8.08046" calcext:value-type="float">
            <text:p>8.08046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.148" calcext:value-type="float">
            <text:p>5.148</text:p>
          </table:table-cell>
          <table:table-cell office:value-type="float" office:value="7.90949" calcext:value-type="float">
            <text:p>7.90949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.166" calcext:value-type="float">
            <text:p>5.166</text:p>
          </table:table-cell>
          <table:table-cell office:value-type="float" office:value="8.06852" calcext:value-type="float">
            <text:p>8.06852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.184" calcext:value-type="float">
            <text:p>5.184</text:p>
          </table:table-cell>
          <table:table-cell office:value-type="float" office:value="8.46256" calcext:value-type="float">
            <text:p>8.46256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.202" calcext:value-type="float">
            <text:p>5.202</text:p>
          </table:table-cell>
          <table:table-cell office:value-type="float" office:value="8.0644" calcext:value-type="float">
            <text:p>8.0644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.22" calcext:value-type="float">
            <text:p>5.22</text:p>
          </table:table-cell>
          <table:table-cell office:value-type="float" office:value="8.37607" calcext:value-type="float">
            <text:p>8.37607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.238" calcext:value-type="float">
            <text:p>5.238</text:p>
          </table:table-cell>
          <table:table-cell office:value-type="float" office:value="8.07595" calcext:value-type="float">
            <text:p>8.07595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.256" calcext:value-type="float">
            <text:p>5.256</text:p>
          </table:table-cell>
          <table:table-cell office:value-type="float" office:value="8.80679" calcext:value-type="float">
            <text:p>8.80679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.274" calcext:value-type="float">
            <text:p>5.274</text:p>
          </table:table-cell>
          <table:table-cell office:value-type="float" office:value="8.60277" calcext:value-type="float">
            <text:p>8.60277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.292" calcext:value-type="float">
            <text:p>5.292</text:p>
          </table:table-cell>
          <table:table-cell office:value-type="float" office:value="8.31569" calcext:value-type="float">
            <text:p>8.31569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.31" calcext:value-type="float">
            <text:p>5.31</text:p>
          </table:table-cell>
          <table:table-cell office:value-type="float" office:value="8.2451" calcext:value-type="float">
            <text:p>8.2451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.328" calcext:value-type="float">
            <text:p>5.328</text:p>
          </table:table-cell>
          <table:table-cell office:value-type="float" office:value="8.66758" calcext:value-type="float">
            <text:p>8.66758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.346" calcext:value-type="float">
            <text:p>5.346</text:p>
          </table:table-cell>
          <table:table-cell office:value-type="float" office:value="8.11079" calcext:value-type="float">
            <text:p>8.11079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.364" calcext:value-type="float">
            <text:p>5.364</text:p>
          </table:table-cell>
          <table:table-cell office:value-type="float" office:value="8.08575" calcext:value-type="float">
            <text:p>8.08575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.382" calcext:value-type="float">
            <text:p>5.382</text:p>
          </table:table-cell>
          <table:table-cell office:value-type="float" office:value="8.79225" calcext:value-type="float">
            <text:p>8.79225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4" calcext:value-type="float">
            <text:p>5.4</text:p>
          </table:table-cell>
          <table:table-cell office:value-type="float" office:value="8.61271" calcext:value-type="float">
            <text:p>8.61271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.418" calcext:value-type="float">
            <text:p>5.418</text:p>
          </table:table-cell>
          <table:table-cell office:value-type="float" office:value="8.47924" calcext:value-type="float">
            <text:p>8.47924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.436" calcext:value-type="float">
            <text:p>5.436</text:p>
          </table:table-cell>
          <table:table-cell office:value-type="float" office:value="8.0853" calcext:value-type="float">
            <text:p>8.0853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.454" calcext:value-type="float">
            <text:p>5.454</text:p>
          </table:table-cell>
          <table:table-cell office:value-type="float" office:value="8.08235" calcext:value-type="float">
            <text:p>8.08235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.472" calcext:value-type="float">
            <text:p>5.472</text:p>
          </table:table-cell>
          <table:table-cell office:value-type="float" office:value="8.0181" calcext:value-type="float">
            <text:p>8.0181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.49" calcext:value-type="float">
            <text:p>5.49</text:p>
          </table:table-cell>
          <table:table-cell office:value-type="float" office:value="8.34169" calcext:value-type="float">
            <text:p>8.34169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.508" calcext:value-type="float">
            <text:p>5.508</text:p>
          </table:table-cell>
          <table:table-cell office:value-type="float" office:value="3.04566" calcext:value-type="float">
            <text:p>3.04566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.526" calcext:value-type="float">
            <text:p>5.526</text:p>
          </table:table-cell>
          <table:table-cell office:value-type="float" office:value="3.01056" calcext:value-type="float">
            <text:p>3.01056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.544" calcext:value-type="float">
            <text:p>5.544</text:p>
          </table:table-cell>
          <table:table-cell office:value-type="float" office:value="3.12234" calcext:value-type="float">
            <text:p>3.12234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.562" calcext:value-type="float">
            <text:p>5.562</text:p>
          </table:table-cell>
          <table:table-cell office:value-type="float" office:value="2.89015" calcext:value-type="float">
            <text:p>2.89015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.58" calcext:value-type="float">
            <text:p>5.58</text:p>
          </table:table-cell>
          <table:table-cell office:value-type="float" office:value="2.9025" calcext:value-type="float">
            <text:p>2.9025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.598" calcext:value-type="float">
            <text:p>5.598</text:p>
          </table:table-cell>
          <table:table-cell office:value-type="float" office:value="3.16012" calcext:value-type="float">
            <text:p>3.16012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.616" calcext:value-type="float">
            <text:p>5.616</text:p>
          </table:table-cell>
          <table:table-cell office:value-type="float" office:value="3.23017" calcext:value-type="float">
            <text:p>3.23017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.634" calcext:value-type="float">
            <text:p>5.634</text:p>
          </table:table-cell>
          <table:table-cell office:value-type="float" office:value="3.23656" calcext:value-type="float">
            <text:p>3.23656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.652" calcext:value-type="float">
            <text:p>5.652</text:p>
          </table:table-cell>
          <table:table-cell office:value-type="float" office:value="2.9228" calcext:value-type="float">
            <text:p>2.9228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.67" calcext:value-type="float">
            <text:p>5.67</text:p>
          </table:table-cell>
          <table:table-cell office:value-type="float" office:value="2.96461" calcext:value-type="float">
            <text:p>2.96461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.688" calcext:value-type="float">
            <text:p>5.688</text:p>
          </table:table-cell>
          <table:table-cell office:value-type="float" office:value="2.91882" calcext:value-type="float">
            <text:p>2.91882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.706" calcext:value-type="float">
            <text:p>5.706</text:p>
          </table:table-cell>
          <table:table-cell office:value-type="float" office:value="3.11364" calcext:value-type="float">
            <text:p>3.11364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.724" calcext:value-type="float">
            <text:p>5.724</text:p>
          </table:table-cell>
          <table:table-cell office:value-type="float" office:value="3.25571" calcext:value-type="float">
            <text:p>3.25571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.742" calcext:value-type="float">
            <text:p>5.742</text:p>
          </table:table-cell>
          <table:table-cell office:value-type="float" office:value="3.23282" calcext:value-type="float">
            <text:p>3.23282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.76" calcext:value-type="float">
            <text:p>5.76</text:p>
          </table:table-cell>
          <table:table-cell office:value-type="float" office:value="3.13194" calcext:value-type="float">
            <text:p>3.13194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.778" calcext:value-type="float">
            <text:p>5.778</text:p>
          </table:table-cell>
          <table:table-cell office:value-type="float" office:value="3.2671" calcext:value-type="float">
            <text:p>3.2671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.796" calcext:value-type="float">
            <text:p>5.796</text:p>
          </table:table-cell>
          <table:table-cell office:value-type="float" office:value="3.27199" calcext:value-type="float">
            <text:p>3.27199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.814" calcext:value-type="float">
            <text:p>5.814</text:p>
          </table:table-cell>
          <table:table-cell office:value-type="float" office:value="3.24398" calcext:value-type="float">
            <text:p>3.24398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.832" calcext:value-type="float">
            <text:p>5.832</text:p>
          </table:table-cell>
          <table:table-cell office:value-type="float" office:value="3.24372" calcext:value-type="float">
            <text:p>3.24372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.85" calcext:value-type="float">
            <text:p>5.85</text:p>
          </table:table-cell>
          <table:table-cell office:value-type="float" office:value="3.24056" calcext:value-type="float">
            <text:p>3.24056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.868" calcext:value-type="float">
            <text:p>5.868</text:p>
          </table:table-cell>
          <table:table-cell office:value-type="float" office:value="3.27971" calcext:value-type="float">
            <text:p>3.27971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.886" calcext:value-type="float">
            <text:p>5.886</text:p>
          </table:table-cell>
          <table:table-cell office:value-type="float" office:value="3.00194" calcext:value-type="float">
            <text:p>3.00194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.904" calcext:value-type="float">
            <text:p>5.904</text:p>
          </table:table-cell>
          <table:table-cell office:value-type="float" office:value="3.24761" calcext:value-type="float">
            <text:p>3.2476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.922" calcext:value-type="float">
            <text:p>5.922</text:p>
          </table:table-cell>
          <table:table-cell office:value-type="float" office:value="3.25604" calcext:value-type="float">
            <text:p>3.25604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.94" calcext:value-type="float">
            <text:p>5.94</text:p>
          </table:table-cell>
          <table:table-cell office:value-type="float" office:value="2.85726" calcext:value-type="float">
            <text:p>2.85726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.958" calcext:value-type="float">
            <text:p>5.958</text:p>
          </table:table-cell>
          <table:table-cell office:value-type="float" office:value="2.95141" calcext:value-type="float">
            <text:p>2.95141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.976" calcext:value-type="float">
            <text:p>5.976</text:p>
          </table:table-cell>
          <table:table-cell office:value-type="float" office:value="2.90476" calcext:value-type="float">
            <text:p>2.90476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.994" calcext:value-type="float">
            <text:p>5.994</text:p>
          </table:table-cell>
          <table:table-cell office:value-type="float" office:value="2.94183" calcext:value-type="float">
            <text:p>2.94183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012" calcext:value-type="float">
            <text:p>6.012</text:p>
          </table:table-cell>
          <table:table-cell office:value-type="float" office:value="3.25789" calcext:value-type="float">
            <text:p>3.25789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03" calcext:value-type="float">
            <text:p>6.03</text:p>
          </table:table-cell>
          <table:table-cell office:value-type="float" office:value="3.12257" calcext:value-type="float">
            <text:p>3.12257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048" calcext:value-type="float">
            <text:p>6.048</text:p>
          </table:table-cell>
          <table:table-cell office:value-type="float" office:value="3.0961" calcext:value-type="float">
            <text:p>3.0961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066" calcext:value-type="float">
            <text:p>6.066</text:p>
          </table:table-cell>
          <table:table-cell office:value-type="float" office:value="2.89836" calcext:value-type="float">
            <text:p>2.89836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084" calcext:value-type="float">
            <text:p>6.084</text:p>
          </table:table-cell>
          <table:table-cell office:value-type="float" office:value="2.97149" calcext:value-type="float">
            <text:p>2.97149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102" calcext:value-type="float">
            <text:p>6.102</text:p>
          </table:table-cell>
          <table:table-cell office:value-type="float" office:value="3.00283" calcext:value-type="float">
            <text:p>3.00283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12" calcext:value-type="float">
            <text:p>6.12</text:p>
          </table:table-cell>
          <table:table-cell office:value-type="float" office:value="3.18869" calcext:value-type="float">
            <text:p>3.18869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138" calcext:value-type="float">
            <text:p>6.138</text:p>
          </table:table-cell>
          <table:table-cell office:value-type="float" office:value="3.2677" calcext:value-type="float">
            <text:p>3.2677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156" calcext:value-type="float">
            <text:p>6.156</text:p>
          </table:table-cell>
          <table:table-cell office:value-type="float" office:value="3.26054" calcext:value-type="float">
            <text:p>3.26054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174" calcext:value-type="float">
            <text:p>6.174</text:p>
          </table:table-cell>
          <table:table-cell office:value-type="float" office:value="3.07737" calcext:value-type="float">
            <text:p>3.07737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192" calcext:value-type="float">
            <text:p>6.192</text:p>
          </table:table-cell>
          <table:table-cell office:value-type="float" office:value="3.02012" calcext:value-type="float">
            <text:p>3.02012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21" calcext:value-type="float">
            <text:p>6.21</text:p>
          </table:table-cell>
          <table:table-cell office:value-type="float" office:value="3.28303" calcext:value-type="float">
            <text:p>3.28303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228" calcext:value-type="float">
            <text:p>6.228</text:p>
          </table:table-cell>
          <table:table-cell office:value-type="float" office:value="3.13276" calcext:value-type="float">
            <text:p>3.13276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246" calcext:value-type="float">
            <text:p>6.246</text:p>
          </table:table-cell>
          <table:table-cell office:value-type="float" office:value="2.16383" calcext:value-type="float">
            <text:p>2.16383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264" calcext:value-type="float">
            <text:p>6.264</text:p>
          </table:table-cell>
          <table:table-cell office:value-type="float" office:value="3.20417" calcext:value-type="float">
            <text:p>3.20417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282" calcext:value-type="float">
            <text:p>6.282</text:p>
          </table:table-cell>
          <table:table-cell office:value-type="float" office:value="3.24208" calcext:value-type="float">
            <text:p>3.24208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3" calcext:value-type="float">
            <text:p>6.3</text:p>
          </table:table-cell>
          <table:table-cell office:value-type="float" office:value="2.92555" calcext:value-type="float">
            <text:p>2.92555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318" calcext:value-type="float">
            <text:p>6.318</text:p>
          </table:table-cell>
          <table:table-cell office:value-type="float" office:value="3.21342" calcext:value-type="float">
            <text:p>3.21342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336" calcext:value-type="float">
            <text:p>6.336</text:p>
          </table:table-cell>
          <table:table-cell office:value-type="float" office:value="3.28374" calcext:value-type="float">
            <text:p>3.28374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354" calcext:value-type="float">
            <text:p>6.354</text:p>
          </table:table-cell>
          <table:table-cell office:value-type="float" office:value="3.26637" calcext:value-type="float">
            <text:p>3.26637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372" calcext:value-type="float">
            <text:p>6.372</text:p>
          </table:table-cell>
          <table:table-cell office:value-type="float" office:value="3.12645" calcext:value-type="float">
            <text:p>3.12645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39" calcext:value-type="float">
            <text:p>6.39</text:p>
          </table:table-cell>
          <table:table-cell office:value-type="float" office:value="3.22104" calcext:value-type="float">
            <text:p>3.22104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408" calcext:value-type="float">
            <text:p>6.408</text:p>
          </table:table-cell>
          <table:table-cell office:value-type="float" office:value="3.26482" calcext:value-type="float">
            <text:p>3.26482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426" calcext:value-type="float">
            <text:p>6.426</text:p>
          </table:table-cell>
          <table:table-cell office:value-type="float" office:value="3.15811" calcext:value-type="float">
            <text:p>3.15811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444" calcext:value-type="float">
            <text:p>6.444</text:p>
          </table:table-cell>
          <table:table-cell office:value-type="float" office:value="3.26473" calcext:value-type="float">
            <text:p>3.26473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462" calcext:value-type="float">
            <text:p>6.462</text:p>
          </table:table-cell>
          <table:table-cell office:value-type="float" office:value="3.26255" calcext:value-type="float">
            <text:p>3.26255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48" calcext:value-type="float">
            <text:p>6.48</text:p>
          </table:table-cell>
          <table:table-cell office:value-type="float" office:value="3.26406" calcext:value-type="float">
            <text:p>3.26406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498" calcext:value-type="float">
            <text:p>6.498</text:p>
          </table:table-cell>
          <table:table-cell office:value-type="float" office:value="3.27457" calcext:value-type="float">
            <text:p>3.27457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516" calcext:value-type="float">
            <text:p>6.516</text:p>
          </table:table-cell>
          <table:table-cell office:value-type="float" office:value="2.9003" calcext:value-type="float">
            <text:p>2.9003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534" calcext:value-type="float">
            <text:p>6.534</text:p>
          </table:table-cell>
          <table:table-cell office:value-type="float" office:value="3.0649" calcext:value-type="float">
            <text:p>3.0649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552" calcext:value-type="float">
            <text:p>6.552</text:p>
          </table:table-cell>
          <table:table-cell office:value-type="float" office:value="3.28039" calcext:value-type="float">
            <text:p>3.28039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57" calcext:value-type="float">
            <text:p>6.57</text:p>
          </table:table-cell>
          <table:table-cell office:value-type="float" office:value="2.98177" calcext:value-type="float">
            <text:p>2.98177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588" calcext:value-type="float">
            <text:p>6.588</text:p>
          </table:table-cell>
          <table:table-cell office:value-type="float" office:value="2.92565" calcext:value-type="float">
            <text:p>2.92565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06" calcext:value-type="float">
            <text:p>6.606</text:p>
          </table:table-cell>
          <table:table-cell office:value-type="float" office:value="3.22846" calcext:value-type="float">
            <text:p>3.22846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24" calcext:value-type="float">
            <text:p>6.624</text:p>
          </table:table-cell>
          <table:table-cell office:value-type="float" office:value="3.26927" calcext:value-type="float">
            <text:p>3.26927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42" calcext:value-type="float">
            <text:p>6.642</text:p>
          </table:table-cell>
          <table:table-cell office:value-type="float" office:value="3.27434" calcext:value-type="float">
            <text:p>3.27434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6" calcext:value-type="float">
            <text:p>6.66</text:p>
          </table:table-cell>
          <table:table-cell office:value-type="float" office:value="3.16399" calcext:value-type="float">
            <text:p>3.16399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78" calcext:value-type="float">
            <text:p>6.678</text:p>
          </table:table-cell>
          <table:table-cell office:value-type="float" office:value="3.10391" calcext:value-type="float">
            <text:p>3.10391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96" calcext:value-type="float">
            <text:p>6.696</text:p>
          </table:table-cell>
          <table:table-cell office:value-type="float" office:value="3.25447" calcext:value-type="float">
            <text:p>3.25447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14" calcext:value-type="float">
            <text:p>6.714</text:p>
          </table:table-cell>
          <table:table-cell office:value-type="float" office:value="3.2619" calcext:value-type="float">
            <text:p>3.2619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32" calcext:value-type="float">
            <text:p>6.732</text:p>
          </table:table-cell>
          <table:table-cell office:value-type="float" office:value="3.04694" calcext:value-type="float">
            <text:p>3.04694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5" calcext:value-type="float">
            <text:p>6.75</text:p>
          </table:table-cell>
          <table:table-cell office:value-type="float" office:value="2.89735" calcext:value-type="float">
            <text:p>2.89735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68" calcext:value-type="float">
            <text:p>6.768</text:p>
          </table:table-cell>
          <table:table-cell office:value-type="float" office:value="2.62598" calcext:value-type="float">
            <text:p>2.62598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86" calcext:value-type="float">
            <text:p>6.786</text:p>
          </table:table-cell>
          <table:table-cell office:value-type="float" office:value="3.25444" calcext:value-type="float">
            <text:p>3.25444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04" calcext:value-type="float">
            <text:p>6.804</text:p>
          </table:table-cell>
          <table:table-cell office:value-type="float" office:value="3.19863" calcext:value-type="float">
            <text:p>3.19863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22" calcext:value-type="float">
            <text:p>6.822</text:p>
          </table:table-cell>
          <table:table-cell office:value-type="float" office:value="2.92224" calcext:value-type="float">
            <text:p>2.92224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4" calcext:value-type="float">
            <text:p>6.84</text:p>
          </table:table-cell>
          <table:table-cell office:value-type="float" office:value="3.2654" calcext:value-type="float">
            <text:p>3.2654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858" calcext:value-type="float">
            <text:p>6.858</text:p>
          </table:table-cell>
          <table:table-cell office:value-type="float" office:value="3.28627" calcext:value-type="float">
            <text:p>3.28627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76" calcext:value-type="float">
            <text:p>6.876</text:p>
          </table:table-cell>
          <table:table-cell office:value-type="float" office:value="3.13322" calcext:value-type="float">
            <text:p>3.13322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94" calcext:value-type="float">
            <text:p>6.894</text:p>
          </table:table-cell>
          <table:table-cell office:value-type="float" office:value="2.90101" calcext:value-type="float">
            <text:p>2.90101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912" calcext:value-type="float">
            <text:p>6.912</text:p>
          </table:table-cell>
          <table:table-cell office:value-type="float" office:value="3.25781" calcext:value-type="float">
            <text:p>3.25781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93" calcext:value-type="float">
            <text:p>6.93</text:p>
          </table:table-cell>
          <table:table-cell office:value-type="float" office:value="3.06334" calcext:value-type="float">
            <text:p>3.06334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948" calcext:value-type="float">
            <text:p>6.948</text:p>
          </table:table-cell>
          <table:table-cell office:value-type="float" office:value="3.2602" calcext:value-type="float">
            <text:p>3.2602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966" calcext:value-type="float">
            <text:p>6.966</text:p>
          </table:table-cell>
          <table:table-cell office:value-type="float" office:value="3.2622" calcext:value-type="float">
            <text:p>3.2622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984" calcext:value-type="float">
            <text:p>6.984</text:p>
          </table:table-cell>
          <table:table-cell office:value-type="float" office:value="4.03091" calcext:value-type="float">
            <text:p>4.03091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002" calcext:value-type="float">
            <text:p>7.002</text:p>
          </table:table-cell>
          <table:table-cell office:value-type="float" office:value="-0.0130004" calcext:value-type="float">
            <text:p>-0.0130004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02" calcext:value-type="float">
            <text:p>7.02</text:p>
          </table:table-cell>
          <table:table-cell office:value-type="float" office:value="-0.00871762" calcext:value-type="float">
            <text:p>-0.00871762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038" calcext:value-type="float">
            <text:p>7.038</text:p>
          </table:table-cell>
          <table:table-cell office:value-type="float" office:value="-0.00984051" calcext:value-type="float">
            <text:p>-0.00984051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056" calcext:value-type="float">
            <text:p>7.056</text:p>
          </table:table-cell>
          <table:table-cell office:value-type="float" office:value="-0.0110262" calcext:value-type="float">
            <text:p>-0.0110262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074" calcext:value-type="float">
            <text:p>7.074</text:p>
          </table:table-cell>
          <table:table-cell office:value-type="float" office:value="-0.000281334" calcext:value-type="float">
            <text:p>-0.000281334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092" calcext:value-type="float">
            <text:p>7.092</text:p>
          </table:table-cell>
          <table:table-cell office:value-type="float" office:value="4.05113" calcext:value-type="float">
            <text:p>4.05113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11" calcext:value-type="float">
            <text:p>7.11</text:p>
          </table:table-cell>
          <table:table-cell office:value-type="float" office:value="-0.000494684" calcext:value-type="float">
            <text:p>-0.000494684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128" calcext:value-type="float">
            <text:p>7.128</text:p>
          </table:table-cell>
          <table:table-cell office:value-type="float" office:value="-0.00114898" calcext:value-type="float">
            <text:p>-0.00114898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146" calcext:value-type="float">
            <text:p>7.146</text:p>
          </table:table-cell>
          <table:table-cell office:value-type="float" office:value="-0.00299106" calcext:value-type="float">
            <text:p>-0.00299106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164" calcext:value-type="float">
            <text:p>7.164</text:p>
          </table:table-cell>
          <table:table-cell office:value-type="float" office:value="0.00215671" calcext:value-type="float">
            <text:p>0.00215671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182" calcext:value-type="float">
            <text:p>7.182</text:p>
          </table:table-cell>
          <table:table-cell office:value-type="float" office:value="3.94918" calcext:value-type="float">
            <text:p>3.94918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2" calcext:value-type="float">
            <text:p>7.2</text:p>
          </table:table-cell>
          <table:table-cell office:value-type="float" office:value="-0.00634035" calcext:value-type="float">
            <text:p>-0.00634035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218" calcext:value-type="float">
            <text:p>7.218</text:p>
          </table:table-cell>
          <table:table-cell office:value-type="float" office:value="3.90134" calcext:value-type="float">
            <text:p>3.90134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236" calcext:value-type="float">
            <text:p>7.236</text:p>
          </table:table-cell>
          <table:table-cell office:value-type="float" office:value="4.13616" calcext:value-type="float">
            <text:p>4.13616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254" calcext:value-type="float">
            <text:p>7.254</text:p>
          </table:table-cell>
          <table:table-cell office:value-type="float" office:value="4.09348" calcext:value-type="float">
            <text:p>4.09348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272" calcext:value-type="float">
            <text:p>7.272</text:p>
          </table:table-cell>
          <table:table-cell office:value-type="float" office:value="-0.00879719" calcext:value-type="float">
            <text:p>-0.00879719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29" calcext:value-type="float">
            <text:p>7.29</text:p>
          </table:table-cell>
          <table:table-cell office:value-type="float" office:value="-0.00583254" calcext:value-type="float">
            <text:p>-0.00583254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308" calcext:value-type="float">
            <text:p>7.308</text:p>
          </table:table-cell>
          <table:table-cell office:value-type="float" office:value="-0.0010287" calcext:value-type="float">
            <text:p>-0.0010287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326" calcext:value-type="float">
            <text:p>7.326</text:p>
          </table:table-cell>
          <table:table-cell office:value-type="float" office:value="4.14549" calcext:value-type="float">
            <text:p>4.14549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344" calcext:value-type="float">
            <text:p>7.344</text:p>
          </table:table-cell>
          <table:table-cell office:value-type="float" office:value="4.77071" calcext:value-type="float">
            <text:p>4.77071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362" calcext:value-type="float">
            <text:p>7.362</text:p>
          </table:table-cell>
          <table:table-cell office:value-type="float" office:value="-0.00457069" calcext:value-type="float">
            <text:p>-0.00457069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38" calcext:value-type="float">
            <text:p>7.38</text:p>
          </table:table-cell>
          <table:table-cell office:value-type="float" office:value="0.000481046" calcext:value-type="float">
            <text:p>0.000481046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398" calcext:value-type="float">
            <text:p>7.398</text:p>
          </table:table-cell>
          <table:table-cell office:value-type="float" office:value="-0.00996071" calcext:value-type="float">
            <text:p>-0.0099607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416" calcext:value-type="float">
            <text:p>7.416</text:p>
          </table:table-cell>
          <table:table-cell office:value-type="float" office:value="-0.0087546" calcext:value-type="float">
            <text:p>-0.0087546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434" calcext:value-type="float">
            <text:p>7.434</text:p>
          </table:table-cell>
          <table:table-cell office:value-type="float" office:value="-0.010594" calcext:value-type="float">
            <text:p>-0.010594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452" calcext:value-type="float">
            <text:p>7.452</text:p>
          </table:table-cell>
          <table:table-cell office:value-type="float" office:value="-0.00248486" calcext:value-type="float">
            <text:p>-0.00248486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47" calcext:value-type="float">
            <text:p>7.47</text:p>
          </table:table-cell>
          <table:table-cell office:value-type="float" office:value="0.00420451" calcext:value-type="float">
            <text:p>0.00420451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488" calcext:value-type="float">
            <text:p>7.488</text:p>
          </table:table-cell>
          <table:table-cell office:value-type="float" office:value="-0.00579318" calcext:value-type="float">
            <text:p>-0.00579318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506" calcext:value-type="float">
            <text:p>7.50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524" calcext:value-type="float">
            <text:p>7.52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542" calcext:value-type="float">
            <text:p>7.542</text:p>
          </table:table-cell>
          <table:table-cell office:value-type="float" office:value="3.22517" calcext:value-type="float">
            <text:p>3.22517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56" calcext:value-type="float">
            <text:p>7.56</text:p>
          </table:table-cell>
          <table:table-cell office:value-type="float" office:value="3.27834" calcext:value-type="float">
            <text:p>3.27834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578" calcext:value-type="float">
            <text:p>7.578</text:p>
          </table:table-cell>
          <table:table-cell office:value-type="float" office:value="3.26351" calcext:value-type="float">
            <text:p>3.26351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596" calcext:value-type="float">
            <text:p>7.596</text:p>
          </table:table-cell>
          <table:table-cell office:value-type="float" office:value="3.26648" calcext:value-type="float">
            <text:p>3.26648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614" calcext:value-type="float">
            <text:p>7.614</text:p>
          </table:table-cell>
          <table:table-cell office:value-type="float" office:value="2.95982" calcext:value-type="float">
            <text:p>2.95982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632" calcext:value-type="float">
            <text:p>7.632</text:p>
          </table:table-cell>
          <table:table-cell office:value-type="float" office:value="3.12439" calcext:value-type="float">
            <text:p>3.12439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65" calcext:value-type="float">
            <text:p>7.65</text:p>
          </table:table-cell>
          <table:table-cell office:value-type="float" office:value="2.9013" calcext:value-type="float">
            <text:p>2.9013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668" calcext:value-type="float">
            <text:p>7.668</text:p>
          </table:table-cell>
          <table:table-cell office:value-type="float" office:value="2.91579" calcext:value-type="float">
            <text:p>2.91579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686" calcext:value-type="float">
            <text:p>7.686</text:p>
          </table:table-cell>
          <table:table-cell office:value-type="float" office:value="3.02326" calcext:value-type="float">
            <text:p>3.02326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704" calcext:value-type="float">
            <text:p>7.704</text:p>
          </table:table-cell>
          <table:table-cell office:value-type="float" office:value="2.91398" calcext:value-type="float">
            <text:p>2.91398</text:p>
          </table:table-cell>
          <table:table-cell table:number-columns-repeated="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722" calcext:value-type="float">
            <text:p>7.722</text:p>
          </table:table-cell>
          <table:table-cell office:value-type="float" office:value="3.05353" calcext:value-type="float">
            <text:p>3.05353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74" calcext:value-type="float">
            <text:p>7.74</text:p>
          </table:table-cell>
          <table:table-cell office:value-type="float" office:value="3.27349" calcext:value-type="float">
            <text:p>3.27349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758" calcext:value-type="float">
            <text:p>7.758</text:p>
          </table:table-cell>
          <table:table-cell office:value-type="float" office:value="3.26288" calcext:value-type="float">
            <text:p>3.26288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776" calcext:value-type="float">
            <text:p>7.776</text:p>
          </table:table-cell>
          <table:table-cell office:value-type="float" office:value="2.92493" calcext:value-type="float">
            <text:p>2.92493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794" calcext:value-type="float">
            <text:p>7.794</text:p>
          </table:table-cell>
          <table:table-cell office:value-type="float" office:value="3.26174" calcext:value-type="float">
            <text:p>3.26174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812" calcext:value-type="float">
            <text:p>7.812</text:p>
          </table:table-cell>
          <table:table-cell office:value-type="float" office:value="2.91367" calcext:value-type="float">
            <text:p>2.91367</text:p>
          </table:table-cell>
          <table:table-cell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83" calcext:value-type="float">
            <text:p>7.83</text:p>
          </table:table-cell>
          <table:table-cell office:value-type="float" office:value="3.16206" calcext:value-type="float">
            <text:p>3.16206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848" calcext:value-type="float">
            <text:p>7.848</text:p>
          </table:table-cell>
          <table:table-cell office:value-type="float" office:value="3.23792" calcext:value-type="float">
            <text:p>3.23792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866" calcext:value-type="float">
            <text:p>7.866</text:p>
          </table:table-cell>
          <table:table-cell office:value-type="float" office:value="3.24678" calcext:value-type="float">
            <text:p>3.24678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884" calcext:value-type="float">
            <text:p>7.884</text:p>
          </table:table-cell>
          <table:table-cell office:value-type="float" office:value="3.14171" calcext:value-type="float">
            <text:p>3.14171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902" calcext:value-type="float">
            <text:p>7.902</text:p>
          </table:table-cell>
          <table:table-cell office:value-type="float" office:value="2.67466" calcext:value-type="float">
            <text:p>2.67466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92" calcext:value-type="float">
            <text:p>7.92</text:p>
          </table:table-cell>
          <table:table-cell office:value-type="float" office:value="2.38302" calcext:value-type="float">
            <text:p>2.38302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938" calcext:value-type="float">
            <text:p>7.938</text:p>
          </table:table-cell>
          <table:table-cell office:value-type="float" office:value="2.36156" calcext:value-type="float">
            <text:p>2.36156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956" calcext:value-type="float">
            <text:p>7.956</text:p>
          </table:table-cell>
          <table:table-cell office:value-type="float" office:value="2.77112" calcext:value-type="float">
            <text:p>2.77112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974" calcext:value-type="float">
            <text:p>7.974</text:p>
          </table:table-cell>
          <table:table-cell office:value-type="float" office:value="2.37472" calcext:value-type="float">
            <text:p>2.37472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992" calcext:value-type="float">
            <text:p>7.992</text:p>
          </table:table-cell>
          <table:table-cell office:value-type="float" office:value="3.22432" calcext:value-type="float">
            <text:p>3.22432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.01" calcext:value-type="float">
            <text:p>8.01</text:p>
          </table:table-cell>
          <table:table-cell office:value-type="float" office:value="3.28043" calcext:value-type="float">
            <text:p>3.28043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.028" calcext:value-type="float">
            <text:p>8.028</text:p>
          </table:table-cell>
          <table:table-cell office:value-type="float" office:value="2.98021" calcext:value-type="float">
            <text:p>2.98021</text:p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.046" calcext:value-type="float">
            <text:p>8.046</text:p>
          </table:table-cell>
          <table:table-cell office:value-type="float" office:value="3.28182" calcext:value-type="float">
            <text:p>3.28182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.064" calcext:value-type="float">
            <text:p>8.064</text:p>
          </table:table-cell>
          <table:table-cell office:value-type="float" office:value="2.93855" calcext:value-type="float">
            <text:p>2.93855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.082" calcext:value-type="float">
            <text:p>8.082</text:p>
          </table:table-cell>
          <table:table-cell office:value-type="float" office:value="2.90071" calcext:value-type="float">
            <text:p>2.90071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.1" calcext:value-type="float">
            <text:p>8.1</text:p>
          </table:table-cell>
          <table:table-cell office:value-type="float" office:value="2.93199" calcext:value-type="float">
            <text:p>2.93199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.118" calcext:value-type="float">
            <text:p>8.118</text:p>
          </table:table-cell>
          <table:table-cell office:value-type="float" office:value="3.12685" calcext:value-type="float">
            <text:p>3.12685</text:p>
          </table:table-cell>
          <table:table-cell table:number-columns-repeated="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136" calcext:value-type="float">
            <text:p>8.136</text:p>
          </table:table-cell>
          <table:table-cell office:value-type="float" office:value="2.97555" calcext:value-type="float">
            <text:p>2.97555</text:p>
          </table:table-cell>
          <table:table-cell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.154" calcext:value-type="float">
            <text:p>8.154</text:p>
          </table:table-cell>
          <table:table-cell office:value-type="float" office:value="3.01323" calcext:value-type="float">
            <text:p>3.01323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.172" calcext:value-type="float">
            <text:p>8.172</text:p>
          </table:table-cell>
          <table:table-cell office:value-type="float" office:value="3.27138" calcext:value-type="float">
            <text:p>3.27138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.19" calcext:value-type="float">
            <text:p>8.19</text:p>
          </table:table-cell>
          <table:table-cell office:value-type="float" office:value="3.00216" calcext:value-type="float">
            <text:p>3.00216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.208" calcext:value-type="float">
            <text:p>8.208</text:p>
          </table:table-cell>
          <table:table-cell office:value-type="float" office:value="2.86002" calcext:value-type="float">
            <text:p>2.86002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.226" calcext:value-type="float">
            <text:p>8.226</text:p>
          </table:table-cell>
          <table:table-cell office:value-type="float" office:value="2.97832" calcext:value-type="float">
            <text:p>2.97832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.244" calcext:value-type="float">
            <text:p>8.244</text:p>
          </table:table-cell>
          <table:table-cell office:value-type="float" office:value="2.92704" calcext:value-type="float">
            <text:p>2.92704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.262" calcext:value-type="float">
            <text:p>8.262</text:p>
          </table:table-cell>
          <table:table-cell office:value-type="float" office:value="2.91229" calcext:value-type="float">
            <text:p>2.91229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.28" calcext:value-type="float">
            <text:p>8.28</text:p>
          </table:table-cell>
          <table:table-cell office:value-type="float" office:value="3.21616" calcext:value-type="float">
            <text:p>3.21616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.298" calcext:value-type="float">
            <text:p>8.298</text:p>
          </table:table-cell>
          <table:table-cell office:value-type="float" office:value="3.05026" calcext:value-type="float">
            <text:p>3.05026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.316" calcext:value-type="float">
            <text:p>8.316</text:p>
          </table:table-cell>
          <table:table-cell office:value-type="float" office:value="3.27622" calcext:value-type="float">
            <text:p>3.27622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.334" calcext:value-type="float">
            <text:p>8.334</text:p>
          </table:table-cell>
          <table:table-cell office:value-type="float" office:value="3.2234" calcext:value-type="float">
            <text:p>3.2234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.352" calcext:value-type="float">
            <text:p>8.352</text:p>
          </table:table-cell>
          <table:table-cell office:value-type="float" office:value="2.89636" calcext:value-type="float">
            <text:p>2.89636</text:p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.37" calcext:value-type="float">
            <text:p>8.37</text:p>
          </table:table-cell>
          <table:table-cell office:value-type="float" office:value="2.93977" calcext:value-type="float">
            <text:p>2.93977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.388" calcext:value-type="float">
            <text:p>8.388</text:p>
          </table:table-cell>
          <table:table-cell office:value-type="float" office:value="3.28109" calcext:value-type="float">
            <text:p>3.28109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.406" calcext:value-type="float">
            <text:p>8.406</text:p>
          </table:table-cell>
          <table:table-cell office:value-type="float" office:value="3.12187" calcext:value-type="float">
            <text:p>3.12187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424" calcext:value-type="float">
            <text:p>8.424</text:p>
          </table:table-cell>
          <table:table-cell office:value-type="float" office:value="2.92439" calcext:value-type="float">
            <text:p>2.92439</text:p>
          </table:table-cell>
          <table:table-cell table:number-columns-repeated="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.442" calcext:value-type="float">
            <text:p>8.442</text:p>
          </table:table-cell>
          <table:table-cell office:value-type="float" office:value="3.12482" calcext:value-type="float">
            <text:p>3.12482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46" calcext:value-type="float">
            <text:p>8.46</text:p>
          </table:table-cell>
          <table:table-cell office:value-type="float" office:value="3.01028" calcext:value-type="float">
            <text:p>3.01028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.478" calcext:value-type="float">
            <text:p>8.478</text:p>
          </table:table-cell>
          <table:table-cell office:value-type="float" office:value="3.0071" calcext:value-type="float">
            <text:p>3.007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.496" calcext:value-type="float">
            <text:p>8.496</text:p>
          </table:table-cell>
          <table:table-cell office:value-type="float" office:value="3.04338" calcext:value-type="float">
            <text:p>3.04338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.514" calcext:value-type="float">
            <text:p>8.514</text:p>
          </table:table-cell>
          <table:table-cell office:value-type="float" office:value="3.20798" calcext:value-type="float">
            <text:p>3.20798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.532" calcext:value-type="float">
            <text:p>8.532</text:p>
          </table:table-cell>
          <table:table-cell office:value-type="float" office:value="2.94621" calcext:value-type="float">
            <text:p>2.94621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.55" calcext:value-type="float">
            <text:p>8.55</text:p>
          </table:table-cell>
          <table:table-cell office:value-type="float" office:value="3.27524" calcext:value-type="float">
            <text:p>3.27524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.568" calcext:value-type="float">
            <text:p>8.568</text:p>
          </table:table-cell>
          <table:table-cell office:value-type="float" office:value="3.26663" calcext:value-type="float">
            <text:p>3.26663</text:p>
          </table:table-cell>
          <table:table-cell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.586" calcext:value-type="float">
            <text:p>8.586</text:p>
          </table:table-cell>
          <table:table-cell office:value-type="float" office:value="5.00196" calcext:value-type="float">
            <text:p>5.00196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.604" calcext:value-type="float">
            <text:p>8.604</text:p>
          </table:table-cell>
          <table:table-cell office:value-type="float" office:value="4.04037" calcext:value-type="float">
            <text:p>4.04037</text:p>
          </table:table-cell>
          <table:table-cell table:number-columns-repeated="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.622" calcext:value-type="float">
            <text:p>8.622</text:p>
          </table:table-cell>
          <table:table-cell office:value-type="float" office:value="-0.00761333" calcext:value-type="float">
            <text:p>-0.00761333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64" calcext:value-type="float">
            <text:p>8.64</text:p>
          </table:table-cell>
          <table:table-cell office:value-type="float" office:value="4.13114" calcext:value-type="float">
            <text:p>4.13114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.658" calcext:value-type="float">
            <text:p>8.658</text:p>
          </table:table-cell>
          <table:table-cell office:value-type="float" office:value="4.74673" calcext:value-type="float">
            <text:p>4.74673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.676" calcext:value-type="float">
            <text:p>8.676</text:p>
          </table:table-cell>
          <table:table-cell office:value-type="float" office:value="4.28531" calcext:value-type="float">
            <text:p>4.28531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.694" calcext:value-type="float">
            <text:p>8.694</text:p>
          </table:table-cell>
          <table:table-cell office:value-type="float" office:value="4.2867" calcext:value-type="float">
            <text:p>4.2867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.712" calcext:value-type="float">
            <text:p>8.712</text:p>
          </table:table-cell>
          <table:table-cell office:value-type="float" office:value="4.10678" calcext:value-type="float">
            <text:p>4.10678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.73" calcext:value-type="float">
            <text:p>8.73</text:p>
          </table:table-cell>
          <table:table-cell office:value-type="float" office:value="4.11977" calcext:value-type="float">
            <text:p>4.11977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.748" calcext:value-type="float">
            <text:p>8.748</text:p>
          </table:table-cell>
          <table:table-cell office:value-type="float" office:value="4.12023" calcext:value-type="float">
            <text:p>4.12023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.766" calcext:value-type="float">
            <text:p>8.766</text:p>
          </table:table-cell>
          <table:table-cell office:value-type="float" office:value="4.08515" calcext:value-type="float">
            <text:p>4.08515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.784" calcext:value-type="float">
            <text:p>8.784</text:p>
          </table:table-cell>
          <table:table-cell office:value-type="float" office:value="4.07771" calcext:value-type="float">
            <text:p>4.07771</text:p>
          </table:table-cell>
          <table:table-cell table:number-columns-repeated="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.802" calcext:value-type="float">
            <text:p>8.802</text:p>
          </table:table-cell>
          <table:table-cell office:value-type="float" office:value="4.06413" calcext:value-type="float">
            <text:p>4.06413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.82" calcext:value-type="float">
            <text:p>8.82</text:p>
          </table:table-cell>
          <table:table-cell office:value-type="float" office:value="4.0827" calcext:value-type="float">
            <text:p>4.0827</text:p>
          </table:table-cell>
          <table:table-cell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.838" calcext:value-type="float">
            <text:p>8.838</text:p>
          </table:table-cell>
          <table:table-cell office:value-type="float" office:value="4.13193" calcext:value-type="float">
            <text:p>4.13193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.856" calcext:value-type="float">
            <text:p>8.856</text:p>
          </table:table-cell>
          <table:table-cell office:value-type="float" office:value="4.08008" calcext:value-type="float">
            <text:p>4.08008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.874" calcext:value-type="float">
            <text:p>8.874</text:p>
          </table:table-cell>
          <table:table-cell office:value-type="float" office:value="4.10127" calcext:value-type="float">
            <text:p>4.10127</text:p>
          </table:table-cell>
          <table:table-cell table:number-columns-repeated="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.892" calcext:value-type="float">
            <text:p>8.892</text:p>
          </table:table-cell>
          <table:table-cell office:value-type="float" office:value="4.14675" calcext:value-type="float">
            <text:p>4.14675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.91" calcext:value-type="float">
            <text:p>8.91</text:p>
          </table:table-cell>
          <table:table-cell office:value-type="float" office:value="4.0903" calcext:value-type="float">
            <text:p>4.0903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.928" calcext:value-type="float">
            <text:p>8.928</text:p>
          </table:table-cell>
          <table:table-cell office:value-type="float" office:value="4.15532" calcext:value-type="float">
            <text:p>4.15532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.946" calcext:value-type="float">
            <text:p>8.946</text:p>
          </table:table-cell>
          <table:table-cell office:value-type="float" office:value="4.07709" calcext:value-type="float">
            <text:p>4.07709</text:p>
          </table:table-cell>
          <table:table-cell table:number-columns-repeated="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.964" calcext:value-type="float">
            <text:p>8.964</text:p>
          </table:table-cell>
          <table:table-cell office:value-type="float" office:value="4.11659" calcext:value-type="float">
            <text:p>4.11659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.982" calcext:value-type="float">
            <text:p>8.982</text:p>
          </table:table-cell>
          <table:table-cell office:value-type="float" office:value="4.0498" calcext:value-type="float">
            <text:p>4.0498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6.2988in" svg:height="3.5429in" svg:x="0.9283in" svg:y="0.0394in">
            <draw:object draw:notify-on-update-of-ranges="Sheet1.E2:Sheet1.E2 Sheet1.H2:Sheet1.H2 Sheet1.E3:Sheet1.E3 Sheet1.H3:Sheet1.H3 Sheet1.E4:Sheet1.E4 Sheet1.H4:Sheet1.H4 Sheet1.E5:Sheet1.E5 Sheet1.H5:Sheet1.H5 Sheet1.E6:Sheet1.E6 Sheet1.H6:Sheet1.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2in" svg:height="3.5378in" svg:x="0.9106in" svg:y="3.7689in">
            <draw:object draw:notify-on-update-of-ranges="Sheet1.B1:Sheet1.B1 Sheet1.B2:Sheet1.B1001 Sheet1.C1:Sheet1.C1 Sheet1.C2:Sheet1.C10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0000-00-00T15:09:16.8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2T15:15:34.675000000</dc:date>
    <meta:generator>LibreOffice/4.1.4.2$Windows_x86 LibreOffice_project/0a0440ccc0227ad9829de5f46be37cfb6edcf72</meta:generator>
    <meta:editing-duration>PT5M12S</meta:editing-duration>
    <meta:editing-cycles>3</meta:editing-cycles>
    <meta:document-statistic meta:table-count="2" meta:cell-count="30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Total Balls in Bins</text:p>
        </chart:title>
        <chart:legend chart:legend-position="end" svg:x="15.06cm" svg:y="3.14cm" style:legend-expansion="high" chart:style-name="ch3"/>
        <chart:plot-area chart:style-name="ch4" table:cell-range-address="Sheet1.E2:Sheet1.E6 Sheet1.H2:Sheet1.H6" chart:data-source-has-labels="column" svg:x="0.77cm" svg:y="1.635cm" svg:width="13.65cm" svg:height="6.765cm">
          <chartooo:coordinate-region svg:x="1.577cm" svg:y="1.848cm" svg:width="12.843cm" svg:height="6.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H2" chart:label-cell-address="Sheet1.E2:Sheet1.E2" chart:class="chart:bar">
            <chart:data-point/>
          </chart:series>
          <chart:series chart:style-name="ch9" chart:values-cell-range-address="Sheet1.H3:Sheet1.H3" chart:label-cell-address="Sheet1.E3:Sheet1.E3" chart:class="chart:bar">
            <chart:data-point/>
          </chart:series>
          <chart:series chart:style-name="ch10" chart:values-cell-range-address="Sheet1.H4:Sheet1.H4" chart:label-cell-address="Sheet1.E4:Sheet1.E4" chart:class="chart:bar">
            <chart:data-point/>
          </chart:series>
          <chart:series chart:style-name="ch11" chart:values-cell-range-address="Sheet1.H5:Sheet1.H5" chart:label-cell-address="Sheet1.E5:Sheet1.E5" chart:class="chart:bar">
            <chart:data-point/>
          </chart:series>
          <chart:series chart:style-name="ch12" chart:values-cell-range-address="Sheet1.H6:Sheet1.H6" chart:label-cell-address="Sheet1.E6:Sheet1.E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E2:Sheet1.E2</svg:desc>
                </draw:g>
              </table:table-cell>
              <table:table-cell office:value-type="float" office:value="269">
                <text:p>269</text:p>
                <draw:g>
                  <svg:desc>Sheet1.H2:Sheet1.H2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E3:Sheet1.E3</svg:desc>
                </draw:g>
              </table:table-cell>
              <table:table-cell office:value-type="float" office:value="201">
                <text:p>201</text:p>
                <draw:g>
                  <svg:desc>Sheet1.H3:Sheet1.H3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E4:Sheet1.E4</svg:desc>
                </draw:g>
              </table:table-cell>
              <table:table-cell office:value-type="float" office:value="46">
                <text:p>46</text:p>
                <draw:g>
                  <svg:desc>Sheet1.H4:Sheet1.H4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E5:Sheet1.E5</svg:desc>
                </draw:g>
              </table:table-cell>
              <table:table-cell office:value-type="float" office:value="199">
                <text:p>199</text:p>
                <draw:g>
                  <svg:desc>Sheet1.H5:Sheet1.H5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E6:Sheet1.E6</svg:desc>
                </draw:g>
              </table:table-cell>
              <table:table-cell office:value-type="float" office:value="267">
                <text:p>267</text:p>
                <draw:g>
                  <svg:desc>Sheet1.H6:Sheet1.H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87cm" xlink:href=".." xlink:type="simple" chart:class="chart:line" chart:style-name="ch1">
        <chart:title svg:x="5.8cm" svg:y="0.315cm" chart:style-name="ch2">
          <text:p>Start -&gt; End Positions</text:p>
        </chart:title>
        <chart:legend chart:legend-position="end" svg:x="12.937cm" svg:y="3.919cm" style:legend-expansion="high" chart:style-name="ch3"/>
        <chart:plot-area chart:style-name="ch4" table:cell-range-address="Sheet1.B1:Sheet1.C1001" chart:data-source-has-labels="row" svg:x="0.77cm" svg:y="1.631cm" svg:width="11.527cm" svg:height="6.757cm">
          <chartooo:coordinate-region svg:x="1.497cm" svg:y="1.843cm" svg:width="10.777cm" svg:height="6.33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01" chart:label-cell-address="Sheet1.B1:Sheet1.B1" chart:class="chart:line">
            <chart:data-point chart:repeated="1000"/>
          </chart:series>
          <chart:series chart:style-name="ch8" chart:values-cell-range-address="Sheet1.C2:Sheet1.C1001" chart:label-cell-address="Sheet1.C1:Sheet1.C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op Point:</text:p>
                <draw:g>
                  <svg:desc>Sheet1.B1:Sheet1.B1</svg:desc>
                </draw:g>
              </table:table-cell>
              <table:table-cell office:value-type="string">
                <text:p>Result: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">
                <text:p>-9</text:p>
                <draw:g>
                  <svg:desc>Sheet1.B2:Sheet1.B1001</svg:desc>
                </draw:g>
              </table:table-cell>
              <table:table-cell office:value-type="float" office:value="-4.13218">
                <text:p>-4.13218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982">
                <text:p>-8.982</text:p>
              </table:table-cell>
              <table:table-cell office:value-type="float" office:value="-4.0482">
                <text:p>-4.0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64">
                <text:p>-8.964</text:p>
              </table:table-cell>
              <table:table-cell office:value-type="float" office:value="-4.08522">
                <text:p>-4.08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946">
                <text:p>-8.946</text:p>
              </table:table-cell>
              <table:table-cell office:value-type="float" office:value="-4.12527">
                <text:p>-4.12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928">
                <text:p>-8.928</text:p>
              </table:table-cell>
              <table:table-cell office:value-type="float" office:value="-4.15152">
                <text:p>-4.15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91">
                <text:p>-8.91</text:p>
              </table:table-cell>
              <table:table-cell office:value-type="float" office:value="-4.09485">
                <text:p>-4.09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892">
                <text:p>-8.892</text:p>
              </table:table-cell>
              <table:table-cell office:value-type="float" office:value="-4.12088">
                <text:p>-4.12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874">
                <text:p>-8.874</text:p>
              </table:table-cell>
              <table:table-cell office:value-type="float" office:value="-4.12247">
                <text:p>-4.12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856">
                <text:p>-8.856</text:p>
              </table:table-cell>
              <table:table-cell office:value-type="float" office:value="-4.09709">
                <text:p>-4.09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838">
                <text:p>-8.838</text:p>
              </table:table-cell>
              <table:table-cell office:value-type="float" office:value="-4.09699">
                <text:p>-4.09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82">
                <text:p>-8.82</text:p>
              </table:table-cell>
              <table:table-cell office:value-type="float" office:value="-4.09495">
                <text:p>-4.09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02">
                <text:p>-8.802</text:p>
              </table:table-cell>
              <table:table-cell office:value-type="float" office:value="-4.06507">
                <text:p>-4.06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84">
                <text:p>-8.784</text:p>
              </table:table-cell>
              <table:table-cell office:value-type="float" office:value="-4.07768">
                <text:p>-4.07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66">
                <text:p>-8.766</text:p>
              </table:table-cell>
              <table:table-cell office:value-type="float" office:value="-4.0852">
                <text:p>-4.0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748">
                <text:p>-8.748</text:p>
              </table:table-cell>
              <table:table-cell office:value-type="float" office:value="-4.12544">
                <text:p>-4.12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73">
                <text:p>-8.73</text:p>
              </table:table-cell>
              <table:table-cell office:value-type="float" office:value="-4.12012">
                <text:p>-4.12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712">
                <text:p>-8.712</text:p>
              </table:table-cell>
              <table:table-cell office:value-type="float" office:value="-4.10678">
                <text:p>-4.10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694">
                <text:p>-8.694</text:p>
              </table:table-cell>
              <table:table-cell office:value-type="float" office:value="-4.28668">
                <text:p>-4.286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676">
                <text:p>-8.676</text:p>
              </table:table-cell>
              <table:table-cell office:value-type="float" office:value="-4.28555">
                <text:p>-4.285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658">
                <text:p>-8.658</text:p>
              </table:table-cell>
              <table:table-cell office:value-type="float" office:value="-4.74664">
                <text:p>-4.74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.64">
                <text:p>-8.64</text:p>
              </table:table-cell>
              <table:table-cell office:value-type="float" office:value="-4.13137">
                <text:p>-4.13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.622">
                <text:p>-8.622</text:p>
              </table:table-cell>
              <table:table-cell office:value-type="float" office:value="0.00762039">
                <text:p>0.00762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604">
                <text:p>-8.604</text:p>
              </table:table-cell>
              <table:table-cell office:value-type="float" office:value="-3.87486">
                <text:p>-3.87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.586">
                <text:p>-8.586</text:p>
              </table:table-cell>
              <table:table-cell office:value-type="float" office:value="-5.00195">
                <text:p>-5.00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.568">
                <text:p>-8.568</text:p>
              </table:table-cell>
              <table:table-cell office:value-type="float" office:value="-3.2622">
                <text:p>-3.2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.55">
                <text:p>-8.55</text:p>
              </table:table-cell>
              <table:table-cell office:value-type="float" office:value="-3.26379">
                <text:p>-3.26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.532">
                <text:p>-8.532</text:p>
              </table:table-cell>
              <table:table-cell office:value-type="float" office:value="-2.93855">
                <text:p>-2.93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.514">
                <text:p>-8.514</text:p>
              </table:table-cell>
              <table:table-cell office:value-type="float" office:value="-3.19124">
                <text:p>-3.19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.496">
                <text:p>-8.496</text:p>
              </table:table-cell>
              <table:table-cell office:value-type="float" office:value="-3.02322">
                <text:p>-3.02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.478">
                <text:p>-8.478</text:p>
              </table:table-cell>
              <table:table-cell office:value-type="float" office:value="-3.02416">
                <text:p>-3.024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.46">
                <text:p>-8.46</text:p>
              </table:table-cell>
              <table:table-cell office:value-type="float" office:value="-3.00026">
                <text:p>-3.000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.442">
                <text:p>-8.442</text:p>
              </table:table-cell>
              <table:table-cell office:value-type="float" office:value="-3.12573">
                <text:p>-3.12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.424">
                <text:p>-8.424</text:p>
              </table:table-cell>
              <table:table-cell office:value-type="float" office:value="-2.91763">
                <text:p>-2.91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.406">
                <text:p>-8.406</text:p>
              </table:table-cell>
              <table:table-cell office:value-type="float" office:value="-3.11665">
                <text:p>-3.11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.388">
                <text:p>-8.388</text:p>
              </table:table-cell>
              <table:table-cell office:value-type="float" office:value="-3.27046">
                <text:p>-3.270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.37">
                <text:p>-8.37</text:p>
              </table:table-cell>
              <table:table-cell office:value-type="float" office:value="-2.92796">
                <text:p>-2.92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.352">
                <text:p>-8.352</text:p>
              </table:table-cell>
              <table:table-cell office:value-type="float" office:value="-2.88703">
                <text:p>-2.887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.334">
                <text:p>-8.334</text:p>
              </table:table-cell>
              <table:table-cell office:value-type="float" office:value="-3.22653">
                <text:p>-3.226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.316">
                <text:p>-8.316</text:p>
              </table:table-cell>
              <table:table-cell office:value-type="float" office:value="-3.26717">
                <text:p>-3.267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.298">
                <text:p>-8.298</text:p>
              </table:table-cell>
              <table:table-cell office:value-type="float" office:value="-3.06005">
                <text:p>-3.06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.28">
                <text:p>-8.28</text:p>
              </table:table-cell>
              <table:table-cell office:value-type="float" office:value="-3.20445">
                <text:p>-3.204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.262">
                <text:p>-8.262</text:p>
              </table:table-cell>
              <table:table-cell office:value-type="float" office:value="-2.90647">
                <text:p>-2.906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.244">
                <text:p>-8.244</text:p>
              </table:table-cell>
              <table:table-cell office:value-type="float" office:value="-2.92103">
                <text:p>-2.921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.226">
                <text:p>-8.226</text:p>
              </table:table-cell>
              <table:table-cell office:value-type="float" office:value="-2.95911">
                <text:p>-2.95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.208">
                <text:p>-8.208</text:p>
              </table:table-cell>
              <table:table-cell office:value-type="float" office:value="-2.9271">
                <text:p>-2.9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.19">
                <text:p>-8.19</text:p>
              </table:table-cell>
              <table:table-cell office:value-type="float" office:value="-2.96419">
                <text:p>-2.964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172">
                <text:p>-8.172</text:p>
              </table:table-cell>
              <table:table-cell office:value-type="float" office:value="-3.26274">
                <text:p>-3.26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.154">
                <text:p>-8.154</text:p>
              </table:table-cell>
              <table:table-cell office:value-type="float" office:value="-3.26544">
                <text:p>-3.265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.136">
                <text:p>-8.136</text:p>
              </table:table-cell>
              <table:table-cell office:value-type="float" office:value="-3.2649">
                <text:p>-3.26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8.118">
                <text:p>-8.118</text:p>
              </table:table-cell>
              <table:table-cell office:value-type="float" office:value="-3.10583">
                <text:p>-3.105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.1">
                <text:p>-8.1</text:p>
              </table:table-cell>
              <table:table-cell office:value-type="float" office:value="-2.92847">
                <text:p>-2.928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.082">
                <text:p>-8.082</text:p>
              </table:table-cell>
              <table:table-cell office:value-type="float" office:value="-2.91911">
                <text:p>-2.919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.064">
                <text:p>-8.064</text:p>
              </table:table-cell>
              <table:table-cell office:value-type="float" office:value="-2.93569">
                <text:p>-2.93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046">
                <text:p>-8.046</text:p>
              </table:table-cell>
              <table:table-cell office:value-type="float" office:value="-3.27067">
                <text:p>-3.270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.028">
                <text:p>-8.028</text:p>
              </table:table-cell>
              <table:table-cell office:value-type="float" office:value="-2.97897">
                <text:p>-2.978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.01">
                <text:p>-8.01</text:p>
              </table:table-cell>
              <table:table-cell office:value-type="float" office:value="-3.27045">
                <text:p>-3.270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.992">
                <text:p>-7.992</text:p>
              </table:table-cell>
              <table:table-cell office:value-type="float" office:value="-3.23846">
                <text:p>-3.23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.974">
                <text:p>-7.974</text:p>
              </table:table-cell>
              <table:table-cell office:value-type="float" office:value="-2.36192">
                <text:p>-2.36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.956">
                <text:p>-7.956</text:p>
              </table:table-cell>
              <table:table-cell office:value-type="float" office:value="-2.76054">
                <text:p>-2.760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.938">
                <text:p>-7.938</text:p>
              </table:table-cell>
              <table:table-cell office:value-type="float" office:value="-2.35119">
                <text:p>-2.351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.92">
                <text:p>-7.92</text:p>
              </table:table-cell>
              <table:table-cell office:value-type="float" office:value="-2.37384">
                <text:p>-2.373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.902">
                <text:p>-7.902</text:p>
              </table:table-cell>
              <table:table-cell office:value-type="float" office:value="-2.6587">
                <text:p>-2.6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.884">
                <text:p>-7.884</text:p>
              </table:table-cell>
              <table:table-cell office:value-type="float" office:value="-3.11121">
                <text:p>-3.11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.866">
                <text:p>-7.866</text:p>
              </table:table-cell>
              <table:table-cell office:value-type="float" office:value="-3.23901">
                <text:p>-3.239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.848">
                <text:p>-7.848</text:p>
              </table:table-cell>
              <table:table-cell office:value-type="float" office:value="-3.23404">
                <text:p>-3.234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.83">
                <text:p>-7.83</text:p>
              </table:table-cell>
              <table:table-cell office:value-type="float" office:value="-3.15758">
                <text:p>-3.15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812">
                <text:p>-7.812</text:p>
              </table:table-cell>
              <table:table-cell office:value-type="float" office:value="-2.90237">
                <text:p>-2.902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.794">
                <text:p>-7.794</text:p>
              </table:table-cell>
              <table:table-cell office:value-type="float" office:value="-3.27533">
                <text:p>-3.275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.776">
                <text:p>-7.776</text:p>
              </table:table-cell>
              <table:table-cell office:value-type="float" office:value="-2.94292">
                <text:p>-2.942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758">
                <text:p>-7.758</text:p>
              </table:table-cell>
              <table:table-cell office:value-type="float" office:value="-3.25049">
                <text:p>-3.250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.74">
                <text:p>-7.74</text:p>
              </table:table-cell>
              <table:table-cell office:value-type="float" office:value="-3.26055">
                <text:p>-3.26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722">
                <text:p>-7.722</text:p>
              </table:table-cell>
              <table:table-cell office:value-type="float" office:value="-3.02702">
                <text:p>-3.02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704">
                <text:p>-7.704</text:p>
              </table:table-cell>
              <table:table-cell office:value-type="float" office:value="-2.90324">
                <text:p>-2.903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686">
                <text:p>-7.686</text:p>
              </table:table-cell>
              <table:table-cell office:value-type="float" office:value="-3.01258">
                <text:p>-3.01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68">
                <text:p>-7.668</text:p>
              </table:table-cell>
              <table:table-cell office:value-type="float" office:value="-2.9333">
                <text:p>-2.9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65">
                <text:p>-7.65</text:p>
              </table:table-cell>
              <table:table-cell office:value-type="float" office:value="-2.92325">
                <text:p>-2.92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632">
                <text:p>-7.632</text:p>
              </table:table-cell>
              <table:table-cell office:value-type="float" office:value="-3.10052">
                <text:p>-3.10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.614">
                <text:p>-7.614</text:p>
              </table:table-cell>
              <table:table-cell office:value-type="float" office:value="-2.95092">
                <text:p>-2.950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.596">
                <text:p>-7.596</text:p>
              </table:table-cell>
              <table:table-cell office:value-type="float" office:value="-3.26052">
                <text:p>-3.260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578">
                <text:p>-7.578</text:p>
              </table:table-cell>
              <table:table-cell office:value-type="float" office:value="-3.26998">
                <text:p>-3.26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.56">
                <text:p>-7.56</text:p>
              </table:table-cell>
              <table:table-cell office:value-type="float" office:value="-3.28413">
                <text:p>-3.284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.542">
                <text:p>-7.542</text:p>
              </table:table-cell>
              <table:table-cell office:value-type="float" office:value="-3.26222">
                <text:p>-3.26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.524">
                <text:p>-7.524</text:p>
              </table:table-cell>
              <table:table-cell office:value-type="float" office:value="-3.25957">
                <text:p>-3.259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.506">
                <text:p>-7.506</text:p>
              </table:table-cell>
              <table:table-cell office:value-type="float" office:value="-7.73724">
                <text:p>-7.73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.488">
                <text:p>-7.488</text:p>
              </table:table-cell>
              <table:table-cell office:value-type="float" office:value="0.0105016">
                <text:p>0.0105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.47">
                <text:p>-7.47</text:p>
              </table:table-cell>
              <table:table-cell office:value-type="float" office:value="0.00997675">
                <text:p>0.00997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.452">
                <text:p>-7.452</text:p>
              </table:table-cell>
              <table:table-cell office:value-type="float" office:value="0.0110449">
                <text:p>0.01104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.434">
                <text:p>-7.434</text:p>
              </table:table-cell>
              <table:table-cell office:value-type="float" office:value="0.010819">
                <text:p>0.0108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.416">
                <text:p>-7.416</text:p>
              </table:table-cell>
              <table:table-cell office:value-type="float" office:value="0.00846623">
                <text:p>0.00846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.398">
                <text:p>-7.398</text:p>
              </table:table-cell>
              <table:table-cell office:value-type="float" office:value="0.0105325">
                <text:p>0.0105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.38">
                <text:p>-7.38</text:p>
              </table:table-cell>
              <table:table-cell office:value-type="float" office:value="0.0025454">
                <text:p>0.0025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.362">
                <text:p>-7.362</text:p>
              </table:table-cell>
              <table:table-cell office:value-type="float" office:value="0.00300153">
                <text:p>0.00300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344">
                <text:p>-7.344</text:p>
              </table:table-cell>
              <table:table-cell office:value-type="float" office:value="-4.77092">
                <text:p>-4.770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326">
                <text:p>-7.326</text:p>
              </table:table-cell>
              <table:table-cell office:value-type="float" office:value="-4.14717">
                <text:p>-4.147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.308">
                <text:p>-7.308</text:p>
              </table:table-cell>
              <table:table-cell office:value-type="float" office:value="-0.00127486">
                <text:p>-0.001274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.29">
                <text:p>-7.29</text:p>
              </table:table-cell>
              <table:table-cell office:value-type="float" office:value="0.00578872">
                <text:p>0.005788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.272">
                <text:p>-7.272</text:p>
              </table:table-cell>
              <table:table-cell office:value-type="float" office:value="0.00765832">
                <text:p>0.007658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.254">
                <text:p>-7.254</text:p>
              </table:table-cell>
              <table:table-cell office:value-type="float" office:value="-4.09376">
                <text:p>-4.093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.236">
                <text:p>-7.236</text:p>
              </table:table-cell>
              <table:table-cell office:value-type="float" office:value="-4.13536">
                <text:p>-4.135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.218">
                <text:p>-7.218</text:p>
              </table:table-cell>
              <table:table-cell office:value-type="float" office:value="-3.90528">
                <text:p>-3.905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.2">
                <text:p>-7.2</text:p>
              </table:table-cell>
              <table:table-cell office:value-type="float" office:value="0.00613672">
                <text:p>0.006136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.182">
                <text:p>-7.182</text:p>
              </table:table-cell>
              <table:table-cell office:value-type="float" office:value="-3.95072">
                <text:p>-3.950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.164">
                <text:p>-7.164</text:p>
              </table:table-cell>
              <table:table-cell office:value-type="float" office:value="-0.00167626">
                <text:p>-0.001676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.146">
                <text:p>-7.146</text:p>
              </table:table-cell>
              <table:table-cell office:value-type="float" office:value="0.00556091">
                <text:p>0.005560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.128">
                <text:p>-7.128</text:p>
              </table:table-cell>
              <table:table-cell office:value-type="float" office:value="0.000419931">
                <text:p>0.0004199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.11">
                <text:p>-7.11</text:p>
              </table:table-cell>
              <table:table-cell office:value-type="float" office:value="-0.00851773">
                <text:p>-0.008517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.092">
                <text:p>-7.092</text:p>
              </table:table-cell>
              <table:table-cell office:value-type="float" office:value="-4.05202">
                <text:p>-4.052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.074">
                <text:p>-7.074</text:p>
              </table:table-cell>
              <table:table-cell office:value-type="float" office:value="0.00863187">
                <text:p>0.008631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.056">
                <text:p>-7.056</text:p>
              </table:table-cell>
              <table:table-cell office:value-type="float" office:value="0.0110252">
                <text:p>0.01102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.038">
                <text:p>-7.038</text:p>
              </table:table-cell>
              <table:table-cell office:value-type="float" office:value="0.00781606">
                <text:p>0.007816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.02">
                <text:p>-7.02</text:p>
              </table:table-cell>
              <table:table-cell office:value-type="float" office:value="0.0106441">
                <text:p>0.01064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.002">
                <text:p>-7.002</text:p>
              </table:table-cell>
              <table:table-cell office:value-type="float" office:value="0.0131326">
                <text:p>0.01313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.984">
                <text:p>-6.984</text:p>
              </table:table-cell>
              <table:table-cell office:value-type="float" office:value="-4.01185">
                <text:p>-4.01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.966">
                <text:p>-6.966</text:p>
              </table:table-cell>
              <table:table-cell office:value-type="float" office:value="-3.27473">
                <text:p>-3.274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.948">
                <text:p>-6.948</text:p>
              </table:table-cell>
              <table:table-cell office:value-type="float" office:value="-3.27167">
                <text:p>-3.271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.93">
                <text:p>-6.93</text:p>
              </table:table-cell>
              <table:table-cell office:value-type="float" office:value="-3.04513">
                <text:p>-3.045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.912">
                <text:p>-6.912</text:p>
              </table:table-cell>
              <table:table-cell office:value-type="float" office:value="-3.25161">
                <text:p>-3.251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.894">
                <text:p>-6.894</text:p>
              </table:table-cell>
              <table:table-cell office:value-type="float" office:value="-2.92387">
                <text:p>-2.923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.876">
                <text:p>-6.876</text:p>
              </table:table-cell>
              <table:table-cell office:value-type="float" office:value="-3.11127">
                <text:p>-3.111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.858">
                <text:p>-6.858</text:p>
              </table:table-cell>
              <table:table-cell office:value-type="float" office:value="-3.26901">
                <text:p>-3.269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.84">
                <text:p>-6.84</text:p>
              </table:table-cell>
              <table:table-cell office:value-type="float" office:value="-3.25675">
                <text:p>-3.256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.822">
                <text:p>-6.822</text:p>
              </table:table-cell>
              <table:table-cell office:value-type="float" office:value="-2.91634">
                <text:p>-2.916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.804">
                <text:p>-6.804</text:p>
              </table:table-cell>
              <table:table-cell office:value-type="float" office:value="-3.18075">
                <text:p>-3.180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786">
                <text:p>-6.786</text:p>
              </table:table-cell>
              <table:table-cell office:value-type="float" office:value="-3.26322">
                <text:p>-3.263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768">
                <text:p>-6.768</text:p>
              </table:table-cell>
              <table:table-cell office:value-type="float" office:value="-2.61461">
                <text:p>-2.614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.75">
                <text:p>-6.75</text:p>
              </table:table-cell>
              <table:table-cell office:value-type="float" office:value="-2.89145">
                <text:p>-2.891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.732">
                <text:p>-6.732</text:p>
              </table:table-cell>
              <table:table-cell office:value-type="float" office:value="-3.0244">
                <text:p>-3.02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.714">
                <text:p>-6.714</text:p>
              </table:table-cell>
              <table:table-cell office:value-type="float" office:value="-3.26014">
                <text:p>-3.260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.696">
                <text:p>-6.696</text:p>
              </table:table-cell>
              <table:table-cell office:value-type="float" office:value="-3.2675">
                <text:p>-3.26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.678">
                <text:p>-6.678</text:p>
              </table:table-cell>
              <table:table-cell office:value-type="float" office:value="-3.11866">
                <text:p>-3.118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6.66">
                <text:p>-6.66</text:p>
              </table:table-cell>
              <table:table-cell office:value-type="float" office:value="-3.14102">
                <text:p>-3.141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.642">
                <text:p>-6.642</text:p>
              </table:table-cell>
              <table:table-cell office:value-type="float" office:value="-3.28307">
                <text:p>-3.283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.624">
                <text:p>-6.624</text:p>
              </table:table-cell>
              <table:table-cell office:value-type="float" office:value="-3.26476">
                <text:p>-3.264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.606">
                <text:p>-6.606</text:p>
              </table:table-cell>
              <table:table-cell office:value-type="float" office:value="-3.22236">
                <text:p>-3.222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588">
                <text:p>-6.588</text:p>
              </table:table-cell>
              <table:table-cell office:value-type="float" office:value="-2.93604">
                <text:p>-2.93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57">
                <text:p>-6.57</text:p>
              </table:table-cell>
              <table:table-cell office:value-type="float" office:value="-2.97485">
                <text:p>-2.974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552">
                <text:p>-6.552</text:p>
              </table:table-cell>
              <table:table-cell office:value-type="float" office:value="-3.25489">
                <text:p>-3.254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534">
                <text:p>-6.534</text:p>
              </table:table-cell>
              <table:table-cell office:value-type="float" office:value="-3.06181">
                <text:p>-3.061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516">
                <text:p>-6.516</text:p>
              </table:table-cell>
              <table:table-cell office:value-type="float" office:value="-2.89621">
                <text:p>-2.896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498">
                <text:p>-6.498</text:p>
              </table:table-cell>
              <table:table-cell office:value-type="float" office:value="-3.2684">
                <text:p>-3.26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.48">
                <text:p>-6.48</text:p>
              </table:table-cell>
              <table:table-cell office:value-type="float" office:value="-3.27377">
                <text:p>-3.273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6.462">
                <text:p>-6.462</text:p>
              </table:table-cell>
              <table:table-cell office:value-type="float" office:value="-3.28114">
                <text:p>-3.281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6.444">
                <text:p>-6.444</text:p>
              </table:table-cell>
              <table:table-cell office:value-type="float" office:value="-3.27856">
                <text:p>-3.278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.426">
                <text:p>-6.426</text:p>
              </table:table-cell>
              <table:table-cell office:value-type="float" office:value="-3.14092">
                <text:p>-3.140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.408">
                <text:p>-6.408</text:p>
              </table:table-cell>
              <table:table-cell office:value-type="float" office:value="-3.271">
                <text:p>-3.2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.39">
                <text:p>-6.39</text:p>
              </table:table-cell>
              <table:table-cell office:value-type="float" office:value="-3.24511">
                <text:p>-3.245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.372">
                <text:p>-6.372</text:p>
              </table:table-cell>
              <table:table-cell office:value-type="float" office:value="-3.11692">
                <text:p>-3.116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.354">
                <text:p>-6.354</text:p>
              </table:table-cell>
              <table:table-cell office:value-type="float" office:value="-3.27379">
                <text:p>-3.273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.336">
                <text:p>-6.336</text:p>
              </table:table-cell>
              <table:table-cell office:value-type="float" office:value="-3.26897">
                <text:p>-3.268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.318">
                <text:p>-6.318</text:p>
              </table:table-cell>
              <table:table-cell office:value-type="float" office:value="-3.19664">
                <text:p>-3.196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.3">
                <text:p>-6.3</text:p>
              </table:table-cell>
              <table:table-cell office:value-type="float" office:value="-2.92384">
                <text:p>-2.923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.282">
                <text:p>-6.282</text:p>
              </table:table-cell>
              <table:table-cell office:value-type="float" office:value="-3.23878">
                <text:p>-3.238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.264">
                <text:p>-6.264</text:p>
              </table:table-cell>
              <table:table-cell office:value-type="float" office:value="-3.18788">
                <text:p>-3.187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246">
                <text:p>-6.246</text:p>
              </table:table-cell>
              <table:table-cell office:value-type="float" office:value="-2.15889">
                <text:p>-2.158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.228">
                <text:p>-6.228</text:p>
              </table:table-cell>
              <table:table-cell office:value-type="float" office:value="-3.11711">
                <text:p>-3.117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.21">
                <text:p>-6.21</text:p>
              </table:table-cell>
              <table:table-cell office:value-type="float" office:value="-3.28154">
                <text:p>-3.281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.192">
                <text:p>-6.192</text:p>
              </table:table-cell>
              <table:table-cell office:value-type="float" office:value="-3.01021">
                <text:p>-3.010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.174">
                <text:p>-6.174</text:p>
              </table:table-cell>
              <table:table-cell office:value-type="float" office:value="-3.09303">
                <text:p>-3.09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6.156">
                <text:p>-6.156</text:p>
              </table:table-cell>
              <table:table-cell office:value-type="float" office:value="-3.27993">
                <text:p>-3.279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.138">
                <text:p>-6.138</text:p>
              </table:table-cell>
              <table:table-cell office:value-type="float" office:value="-3.24786">
                <text:p>-3.247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.12">
                <text:p>-6.12</text:p>
              </table:table-cell>
              <table:table-cell office:value-type="float" office:value="-3.1579">
                <text:p>-3.15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.102">
                <text:p>-6.102</text:p>
              </table:table-cell>
              <table:table-cell office:value-type="float" office:value="-3.28416">
                <text:p>-3.284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.084">
                <text:p>-6.084</text:p>
              </table:table-cell>
              <table:table-cell office:value-type="float" office:value="-3.21592">
                <text:p>-3.215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.066">
                <text:p>-6.066</text:p>
              </table:table-cell>
              <table:table-cell office:value-type="float" office:value="-2.89198">
                <text:p>-2.891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.048">
                <text:p>-6.048</text:p>
              </table:table-cell>
              <table:table-cell office:value-type="float" office:value="-3.10538">
                <text:p>-3.105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.03">
                <text:p>-6.03</text:p>
              </table:table-cell>
              <table:table-cell office:value-type="float" office:value="-3.10355">
                <text:p>-3.103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.012">
                <text:p>-6.012</text:p>
              </table:table-cell>
              <table:table-cell office:value-type="float" office:value="-3.26499">
                <text:p>-3.264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5.994">
                <text:p>-5.994</text:p>
              </table:table-cell>
              <table:table-cell office:value-type="float" office:value="-2.94931">
                <text:p>-2.949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5.976">
                <text:p>-5.976</text:p>
              </table:table-cell>
              <table:table-cell office:value-type="float" office:value="-2.90963">
                <text:p>-2.90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.958">
                <text:p>-5.958</text:p>
              </table:table-cell>
              <table:table-cell office:value-type="float" office:value="-2.97653">
                <text:p>-2.976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5.94">
                <text:p>-5.94</text:p>
              </table:table-cell>
              <table:table-cell office:value-type="float" office:value="-2.85022">
                <text:p>-2.850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.922">
                <text:p>-5.922</text:p>
              </table:table-cell>
              <table:table-cell office:value-type="float" office:value="-3.27316">
                <text:p>-3.273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.904">
                <text:p>-5.904</text:p>
              </table:table-cell>
              <table:table-cell office:value-type="float" office:value="-3.23777">
                <text:p>-3.237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886">
                <text:p>-5.886</text:p>
              </table:table-cell>
              <table:table-cell office:value-type="float" office:value="-2.96874">
                <text:p>-2.968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5.868">
                <text:p>-5.868</text:p>
              </table:table-cell>
              <table:table-cell office:value-type="float" office:value="-3.27793">
                <text:p>-3.277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.85">
                <text:p>-5.85</text:p>
              </table:table-cell>
              <table:table-cell office:value-type="float" office:value="-3.23194">
                <text:p>-3.231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5.832">
                <text:p>-5.832</text:p>
              </table:table-cell>
              <table:table-cell office:value-type="float" office:value="-3.25035">
                <text:p>-3.250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5.814">
                <text:p>-5.814</text:p>
              </table:table-cell>
              <table:table-cell office:value-type="float" office:value="-3.22822">
                <text:p>-3.228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.796">
                <text:p>-5.796</text:p>
              </table:table-cell>
              <table:table-cell office:value-type="float" office:value="-3.26862">
                <text:p>-3.268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.778">
                <text:p>-5.778</text:p>
              </table:table-cell>
              <table:table-cell office:value-type="float" office:value="-2.91436">
                <text:p>-2.914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.76">
                <text:p>-5.76</text:p>
              </table:table-cell>
              <table:table-cell office:value-type="float" office:value="-3.22094">
                <text:p>-3.220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.742">
                <text:p>-5.742</text:p>
              </table:table-cell>
              <table:table-cell office:value-type="float" office:value="-3.24018">
                <text:p>-3.240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5.724">
                <text:p>-5.724</text:p>
              </table:table-cell>
              <table:table-cell office:value-type="float" office:value="-3.25401">
                <text:p>-3.254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.706">
                <text:p>-5.706</text:p>
              </table:table-cell>
              <table:table-cell office:value-type="float" office:value="-3.22681">
                <text:p>-3.226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.688">
                <text:p>-5.688</text:p>
              </table:table-cell>
              <table:table-cell office:value-type="float" office:value="-2.92107">
                <text:p>-2.921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.67">
                <text:p>-5.67</text:p>
              </table:table-cell>
              <table:table-cell office:value-type="float" office:value="-3.27662">
                <text:p>-3.27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.652">
                <text:p>-5.652</text:p>
              </table:table-cell>
              <table:table-cell office:value-type="float" office:value="-2.9448">
                <text:p>-2.94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.634">
                <text:p>-5.634</text:p>
              </table:table-cell>
              <table:table-cell office:value-type="float" office:value="-3.23437">
                <text:p>-3.234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.616">
                <text:p>-5.616</text:p>
              </table:table-cell>
              <table:table-cell office:value-type="float" office:value="-3.23376">
                <text:p>-3.233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.598">
                <text:p>-5.598</text:p>
              </table:table-cell>
              <table:table-cell office:value-type="float" office:value="-3.19696">
                <text:p>-3.196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58">
                <text:p>-5.58</text:p>
              </table:table-cell>
              <table:table-cell office:value-type="float" office:value="-2.89535">
                <text:p>-2.895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.562">
                <text:p>-5.562</text:p>
              </table:table-cell>
              <table:table-cell office:value-type="float" office:value="-2.91451">
                <text:p>-2.914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.544">
                <text:p>-5.544</text:p>
              </table:table-cell>
              <table:table-cell office:value-type="float" office:value="-3.25375">
                <text:p>-3.25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.526">
                <text:p>-5.526</text:p>
              </table:table-cell>
              <table:table-cell office:value-type="float" office:value="-3.00759">
                <text:p>-3.007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.508">
                <text:p>-5.508</text:p>
              </table:table-cell>
              <table:table-cell office:value-type="float" office:value="-3.01949">
                <text:p>-3.019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.49">
                <text:p>-5.49</text:p>
              </table:table-cell>
              <table:table-cell office:value-type="float" office:value="-8.62789">
                <text:p>-8.627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.472">
                <text:p>-5.472</text:p>
              </table:table-cell>
              <table:table-cell office:value-type="float" office:value="-8.04802">
                <text:p>-8.04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.454">
                <text:p>-5.454</text:p>
              </table:table-cell>
              <table:table-cell office:value-type="float" office:value="-8.09322">
                <text:p>-8.093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.436">
                <text:p>-5.436</text:p>
              </table:table-cell>
              <table:table-cell office:value-type="float" office:value="-8.06064">
                <text:p>-8.060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418">
                <text:p>-5.418</text:p>
              </table:table-cell>
              <table:table-cell office:value-type="float" office:value="-8.49093">
                <text:p>-8.490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5.4">
                <text:p>-5.4</text:p>
              </table:table-cell>
              <table:table-cell office:value-type="float" office:value="-8.59319">
                <text:p>-8.593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.382">
                <text:p>-5.382</text:p>
              </table:table-cell>
              <table:table-cell office:value-type="float" office:value="-8.76481">
                <text:p>-8.764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.364">
                <text:p>-5.364</text:p>
              </table:table-cell>
              <table:table-cell office:value-type="float" office:value="-8.08498">
                <text:p>-8.084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5.346">
                <text:p>-5.346</text:p>
              </table:table-cell>
              <table:table-cell office:value-type="float" office:value="-8.09229">
                <text:p>-8.092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.328">
                <text:p>-5.328</text:p>
              </table:table-cell>
              <table:table-cell office:value-type="float" office:value="-8.22882">
                <text:p>-8.228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.31">
                <text:p>-5.31</text:p>
              </table:table-cell>
              <table:table-cell office:value-type="float" office:value="-8.23485">
                <text:p>-8.234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.292">
                <text:p>-5.292</text:p>
              </table:table-cell>
              <table:table-cell office:value-type="float" office:value="-8.32303">
                <text:p>-8.323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274">
                <text:p>-5.274</text:p>
              </table:table-cell>
              <table:table-cell office:value-type="float" office:value="-8.60278">
                <text:p>-8.602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.256">
                <text:p>-5.256</text:p>
              </table:table-cell>
              <table:table-cell office:value-type="float" office:value="-8.83941">
                <text:p>-8.839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5.238">
                <text:p>-5.238</text:p>
              </table:table-cell>
              <table:table-cell office:value-type="float" office:value="-8.07713">
                <text:p>-8.077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.22">
                <text:p>-5.22</text:p>
              </table:table-cell>
              <table:table-cell office:value-type="float" office:value="-8.38148">
                <text:p>-8.381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5.202">
                <text:p>-5.202</text:p>
              </table:table-cell>
              <table:table-cell office:value-type="float" office:value="-8.06742">
                <text:p>-8.067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5.184">
                <text:p>-5.184</text:p>
              </table:table-cell>
              <table:table-cell office:value-type="float" office:value="-8.47287">
                <text:p>-8.472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.166">
                <text:p>-5.166</text:p>
              </table:table-cell>
              <table:table-cell office:value-type="float" office:value="-8.07137">
                <text:p>-8.071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5.148">
                <text:p>-5.148</text:p>
              </table:table-cell>
              <table:table-cell office:value-type="float" office:value="-7.90767">
                <text:p>-7.907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.13">
                <text:p>-5.13</text:p>
              </table:table-cell>
              <table:table-cell office:value-type="float" office:value="-8.0805">
                <text:p>-8.08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112">
                <text:p>-5.112</text:p>
              </table:table-cell>
              <table:table-cell office:value-type="float" office:value="-8.86115">
                <text:p>-8.861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.094">
                <text:p>-5.094</text:p>
              </table:table-cell>
              <table:table-cell office:value-type="float" office:value="-8.07465">
                <text:p>-8.074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.076">
                <text:p>-5.076</text:p>
              </table:table-cell>
              <table:table-cell office:value-type="float" office:value="-8.76792">
                <text:p>-8.767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.058">
                <text:p>-5.058</text:p>
              </table:table-cell>
              <table:table-cell office:value-type="float" office:value="-8.07229">
                <text:p>-8.072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.04">
                <text:p>-5.04</text:p>
              </table:table-cell>
              <table:table-cell office:value-type="float" office:value="-8.13959">
                <text:p>-8.139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.022">
                <text:p>-5.022</text:p>
              </table:table-cell>
              <table:table-cell office:value-type="float" office:value="-8.74588">
                <text:p>-8.745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.004">
                <text:p>-5.004</text:p>
              </table:table-cell>
              <table:table-cell office:value-type="float" office:value="-8.55955">
                <text:p>-8.559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.986">
                <text:p>-4.986</text:p>
              </table:table-cell>
              <table:table-cell office:value-type="float" office:value="-8.65632">
                <text:p>-8.656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.968">
                <text:p>-4.968</text:p>
              </table:table-cell>
              <table:table-cell office:value-type="float" office:value="-8.08996">
                <text:p>-8.089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.95">
                <text:p>-4.95</text:p>
              </table:table-cell>
              <table:table-cell office:value-type="float" office:value="-8.05717">
                <text:p>-8.057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.932">
                <text:p>-4.932</text:p>
              </table:table-cell>
              <table:table-cell office:value-type="float" office:value="-8.09332">
                <text:p>-8.093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914">
                <text:p>-4.914</text:p>
              </table:table-cell>
              <table:table-cell office:value-type="float" office:value="-7.90836">
                <text:p>-7.908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896">
                <text:p>-4.896</text:p>
              </table:table-cell>
              <table:table-cell office:value-type="float" office:value="-8.0589">
                <text:p>-8.05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.878">
                <text:p>-4.878</text:p>
              </table:table-cell>
              <table:table-cell office:value-type="float" office:value="-8.08149">
                <text:p>-8.081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.86">
                <text:p>-4.86</text:p>
              </table:table-cell>
              <table:table-cell office:value-type="float" office:value="-8.01824">
                <text:p>-8.018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842">
                <text:p>-4.842</text:p>
              </table:table-cell>
              <table:table-cell office:value-type="float" office:value="-7.9937">
                <text:p>-7.99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.824">
                <text:p>-4.824</text:p>
              </table:table-cell>
              <table:table-cell office:value-type="float" office:value="-7.95437">
                <text:p>-7.95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.806">
                <text:p>-4.806</text:p>
              </table:table-cell>
              <table:table-cell office:value-type="float" office:value="-8.54026">
                <text:p>-8.540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.788">
                <text:p>-4.788</text:p>
              </table:table-cell>
              <table:table-cell office:value-type="float" office:value="-8.85841">
                <text:p>-8.858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.77">
                <text:p>-4.77</text:p>
              </table:table-cell>
              <table:table-cell office:value-type="float" office:value="-8.47603">
                <text:p>-8.476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.752">
                <text:p>-4.752</text:p>
              </table:table-cell>
              <table:table-cell office:value-type="float" office:value="-8.09375">
                <text:p>-8.09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.734">
                <text:p>-4.734</text:p>
              </table:table-cell>
              <table:table-cell office:value-type="float" office:value="-8.06539">
                <text:p>-8.065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.716">
                <text:p>-4.716</text:p>
              </table:table-cell>
              <table:table-cell office:value-type="float" office:value="-8.56984">
                <text:p>-8.569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.698">
                <text:p>-4.698</text:p>
              </table:table-cell>
              <table:table-cell office:value-type="float" office:value="-8.21166">
                <text:p>-8.211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.68">
                <text:p>-4.68</text:p>
              </table:table-cell>
              <table:table-cell office:value-type="float" office:value="-8.18187">
                <text:p>-8.181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.662">
                <text:p>-4.662</text:p>
              </table:table-cell>
              <table:table-cell office:value-type="float" office:value="-8.34978">
                <text:p>-8.349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.644">
                <text:p>-4.644</text:p>
              </table:table-cell>
              <table:table-cell office:value-type="float" office:value="-8.76021">
                <text:p>-8.760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.626">
                <text:p>-4.626</text:p>
              </table:table-cell>
              <table:table-cell office:value-type="float" office:value="-8.11215">
                <text:p>-8.112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.608">
                <text:p>-4.608</text:p>
              </table:table-cell>
              <table:table-cell office:value-type="float" office:value="-8.76857">
                <text:p>-8.768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.59">
                <text:p>-4.59</text:p>
              </table:table-cell>
              <table:table-cell office:value-type="float" office:value="-8.46188">
                <text:p>-8.461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.572">
                <text:p>-4.572</text:p>
              </table:table-cell>
              <table:table-cell office:value-type="float" office:value="-7.99389">
                <text:p>-7.993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.554">
                <text:p>-4.554</text:p>
              </table:table-cell>
              <table:table-cell office:value-type="float" office:value="-8.29581">
                <text:p>-8.295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536">
                <text:p>-4.536</text:p>
              </table:table-cell>
              <table:table-cell office:value-type="float" office:value="-8.0042">
                <text:p>-8.00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.518">
                <text:p>-4.518</text:p>
              </table:table-cell>
              <table:table-cell office:value-type="float" office:value="-8.89896">
                <text:p>-8.898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4.5">
                <text:p>-4.5</text:p>
              </table:table-cell>
              <table:table-cell office:value-type="float" office:value="-8.21819">
                <text:p>-8.218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.482">
                <text:p>-4.482</text:p>
              </table:table-cell>
              <table:table-cell office:value-type="float" office:value="-8.87661">
                <text:p>-8.876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.464">
                <text:p>-4.464</text:p>
              </table:table-cell>
              <table:table-cell office:value-type="float" office:value="-8.02614">
                <text:p>-8.026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.446">
                <text:p>-4.446</text:p>
              </table:table-cell>
              <table:table-cell office:value-type="float" office:value="-8.57012">
                <text:p>-8.570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.428">
                <text:p>-4.428</text:p>
              </table:table-cell>
              <table:table-cell office:value-type="float" office:value="-8.09088">
                <text:p>-8.090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.41">
                <text:p>-4.41</text:p>
              </table:table-cell>
              <table:table-cell office:value-type="float" office:value="-8.16021">
                <text:p>-8.160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.392">
                <text:p>-4.392</text:p>
              </table:table-cell>
              <table:table-cell office:value-type="float" office:value="-8.86567">
                <text:p>-8.865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.374">
                <text:p>-4.374</text:p>
              </table:table-cell>
              <table:table-cell office:value-type="float" office:value="-8.65737">
                <text:p>-8.657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.356">
                <text:p>-4.356</text:p>
              </table:table-cell>
              <table:table-cell office:value-type="float" office:value="-9.22087">
                <text:p>-9.220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.338">
                <text:p>-4.338</text:p>
              </table:table-cell>
              <table:table-cell office:value-type="float" office:value="-8.68777">
                <text:p>-8.687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.32">
                <text:p>-4.32</text:p>
              </table:table-cell>
              <table:table-cell office:value-type="float" office:value="-7.93562">
                <text:p>-7.935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.302">
                <text:p>-4.302</text:p>
              </table:table-cell>
              <table:table-cell office:value-type="float" office:value="-8.20825">
                <text:p>-8.208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4.284">
                <text:p>-4.284</text:p>
              </table:table-cell>
              <table:table-cell office:value-type="float" office:value="-8.08752">
                <text:p>-8.087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.266">
                <text:p>-4.266</text:p>
              </table:table-cell>
              <table:table-cell office:value-type="float" office:value="-8.4361">
                <text:p>-8.43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.248">
                <text:p>-4.248</text:p>
              </table:table-cell>
              <table:table-cell office:value-type="float" office:value="-8.33145">
                <text:p>-8.331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.23">
                <text:p>-4.23</text:p>
              </table:table-cell>
              <table:table-cell office:value-type="float" office:value="-8.43055">
                <text:p>-8.430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.212">
                <text:p>-4.212</text:p>
              </table:table-cell>
              <table:table-cell office:value-type="float" office:value="-8.32624">
                <text:p>-8.326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.194">
                <text:p>-4.194</text:p>
              </table:table-cell>
              <table:table-cell office:value-type="float" office:value="-8.6915">
                <text:p>-8.69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.176">
                <text:p>-4.176</text:p>
              </table:table-cell>
              <table:table-cell office:value-type="float" office:value="-8.75934">
                <text:p>-8.759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.158">
                <text:p>-4.158</text:p>
              </table:table-cell>
              <table:table-cell office:value-type="float" office:value="-8.90154">
                <text:p>-8.901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.14">
                <text:p>-4.14</text:p>
              </table:table-cell>
              <table:table-cell office:value-type="float" office:value="-8.51538">
                <text:p>-8.515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.122">
                <text:p>-4.122</text:p>
              </table:table-cell>
              <table:table-cell office:value-type="float" office:value="-8.37416">
                <text:p>-8.374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.104">
                <text:p>-4.104</text:p>
              </table:table-cell>
              <table:table-cell office:value-type="float" office:value="-8.22483">
                <text:p>-8.224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.086">
                <text:p>-4.086</text:p>
              </table:table-cell>
              <table:table-cell office:value-type="float" office:value="-7.90877">
                <text:p>-7.908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.068">
                <text:p>-4.068</text:p>
              </table:table-cell>
              <table:table-cell office:value-type="float" office:value="4.17002">
                <text:p>4.17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.05">
                <text:p>-4.05</text:p>
              </table:table-cell>
              <table:table-cell office:value-type="float" office:value="4.92333">
                <text:p>4.92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.032">
                <text:p>-4.032</text:p>
              </table:table-cell>
              <table:table-cell office:value-type="float" office:value="-6.73043">
                <text:p>-6.730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014">
                <text:p>-4.014</text:p>
              </table:table-cell>
              <table:table-cell office:value-type="float" office:value="-6.84092">
                <text:p>-6.840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996">
                <text:p>-3.996</text:p>
              </table:table-cell>
              <table:table-cell office:value-type="float" office:value="-6.77939">
                <text:p>-6.779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978">
                <text:p>-3.978</text:p>
              </table:table-cell>
              <table:table-cell office:value-type="float" office:value="-6.87401">
                <text:p>-6.874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96">
                <text:p>-3.96</text:p>
              </table:table-cell>
              <table:table-cell office:value-type="float" office:value="-6.7634">
                <text:p>-6.76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942">
                <text:p>-3.942</text:p>
              </table:table-cell>
              <table:table-cell office:value-type="float" office:value="-6.83589">
                <text:p>-6.835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924">
                <text:p>-3.924</text:p>
              </table:table-cell>
              <table:table-cell office:value-type="float" office:value="-6.85082">
                <text:p>-6.850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906">
                <text:p>-3.906</text:p>
              </table:table-cell>
              <table:table-cell office:value-type="float" office:value="-6.84926">
                <text:p>-6.849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888">
                <text:p>-3.888</text:p>
              </table:table-cell>
              <table:table-cell office:value-type="float" office:value="-6.87516">
                <text:p>-6.875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87">
                <text:p>-3.87</text:p>
              </table:table-cell>
              <table:table-cell office:value-type="float" office:value="-6.85134">
                <text:p>-6.851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852">
                <text:p>-3.852</text:p>
              </table:table-cell>
              <table:table-cell office:value-type="float" office:value="-6.87771">
                <text:p>-6.877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.834">
                <text:p>-3.834</text:p>
              </table:table-cell>
              <table:table-cell office:value-type="float" office:value="-6.84828">
                <text:p>-6.848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.816">
                <text:p>-3.816</text:p>
              </table:table-cell>
              <table:table-cell office:value-type="float" office:value="-6.83849">
                <text:p>-6.838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.798">
                <text:p>-3.798</text:p>
              </table:table-cell>
              <table:table-cell office:value-type="float" office:value="-6.86364">
                <text:p>-6.863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.78">
                <text:p>-3.78</text:p>
              </table:table-cell>
              <table:table-cell office:value-type="float" office:value="-6.925">
                <text:p>-6.9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.762">
                <text:p>-3.762</text:p>
              </table:table-cell>
              <table:table-cell office:value-type="float" office:value="-6.84945">
                <text:p>-6.849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.744">
                <text:p>-3.744</text:p>
              </table:table-cell>
              <table:table-cell office:value-type="float" office:value="-6.84974">
                <text:p>-6.849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.726">
                <text:p>-3.726</text:p>
              </table:table-cell>
              <table:table-cell office:value-type="float" office:value="-6.8193">
                <text:p>-6.81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.708">
                <text:p>-3.708</text:p>
              </table:table-cell>
              <table:table-cell office:value-type="float" office:value="-6.8478">
                <text:p>-6.84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69">
                <text:p>-3.69</text:p>
              </table:table-cell>
              <table:table-cell office:value-type="float" office:value="-6.78343">
                <text:p>-6.783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.672">
                <text:p>-3.672</text:p>
              </table:table-cell>
              <table:table-cell office:value-type="float" office:value="-6.84702">
                <text:p>-6.84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.654">
                <text:p>-3.654</text:p>
              </table:table-cell>
              <table:table-cell office:value-type="float" office:value="-6.82597">
                <text:p>-6.825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.636">
                <text:p>-3.636</text:p>
              </table:table-cell>
              <table:table-cell office:value-type="float" office:value="-6.90013">
                <text:p>-6.900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.618">
                <text:p>-3.618</text:p>
              </table:table-cell>
              <table:table-cell office:value-type="float" office:value="-6.78516">
                <text:p>-6.785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.6">
                <text:p>-3.6</text:p>
              </table:table-cell>
              <table:table-cell office:value-type="float" office:value="-6.74084">
                <text:p>-6.740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.582">
                <text:p>-3.582</text:p>
              </table:table-cell>
              <table:table-cell office:value-type="float" office:value="-6.77399">
                <text:p>-6.773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.564">
                <text:p>-3.564</text:p>
              </table:table-cell>
              <table:table-cell office:value-type="float" office:value="-6.84841">
                <text:p>-6.848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.546">
                <text:p>-3.546</text:p>
              </table:table-cell>
              <table:table-cell office:value-type="float" office:value="-6.78">
                <text:p>-6.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.528">
                <text:p>-3.528</text:p>
              </table:table-cell>
              <table:table-cell office:value-type="float" office:value="-6.79582">
                <text:p>-6.79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3.51">
                <text:p>-3.51</text:p>
              </table:table-cell>
              <table:table-cell office:value-type="float" office:value="-6.80585">
                <text:p>-6.805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3.492">
                <text:p>-3.492</text:p>
              </table:table-cell>
              <table:table-cell office:value-type="float" office:value="4.24112">
                <text:p>4.241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.474">
                <text:p>-3.474</text:p>
              </table:table-cell>
              <table:table-cell office:value-type="float" office:value="4.9938">
                <text:p>4.99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.456">
                <text:p>-3.456</text:p>
              </table:table-cell>
              <table:table-cell office:value-type="float" office:value="4.80196">
                <text:p>4.801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3.438">
                <text:p>-3.438</text:p>
              </table:table-cell>
              <table:table-cell office:value-type="float" office:value="4.885">
                <text:p>4.8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.42">
                <text:p>-3.42</text:p>
              </table:table-cell>
              <table:table-cell office:value-type="float" office:value="4.73024">
                <text:p>4.730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3.402">
                <text:p>-3.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3.384">
                <text:p>-3.384</text:p>
              </table:table-cell>
              <table:table-cell office:value-type="float" office:value="-4.26408">
                <text:p>-4.264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.366">
                <text:p>-3.366</text:p>
              </table:table-cell>
              <table:table-cell office:value-type="float" office:value="4.16294">
                <text:p>4.162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3.348">
                <text:p>-3.348</text:p>
              </table:table-cell>
              <table:table-cell office:value-type="float" office:value="4.8318">
                <text:p>4.83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3.33">
                <text:p>-3.33</text:p>
              </table:table-cell>
              <table:table-cell office:value-type="float" office:value="4.89931">
                <text:p>4.899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.312">
                <text:p>-3.312</text:p>
              </table:table-cell>
              <table:table-cell office:value-type="float" office:value="4.68392">
                <text:p>4.683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3.294">
                <text:p>-3.294</text:p>
              </table:table-cell>
              <table:table-cell office:value-type="float" office:value="4.83059">
                <text:p>4.830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3.276">
                <text:p>-3.276</text:p>
              </table:table-cell>
              <table:table-cell office:value-type="float" office:value="4.21462">
                <text:p>4.214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3.258">
                <text:p>-3.258</text:p>
              </table:table-cell>
              <table:table-cell office:value-type="float" office:value="4.19243">
                <text:p>4.192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.24">
                <text:p>-3.24</text:p>
              </table:table-cell>
              <table:table-cell office:value-type="float" office:value="-4.13902">
                <text:p>-4.139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.222">
                <text:p>-3.222</text:p>
              </table:table-cell>
              <table:table-cell office:value-type="float" office:value="4.88577">
                <text:p>4.885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204">
                <text:p>-3.204</text:p>
              </table:table-cell>
              <table:table-cell office:value-type="float" office:value="4.1973">
                <text:p>4.19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186">
                <text:p>-3.186</text:p>
              </table:table-cell>
              <table:table-cell office:value-type="float" office:value="4.69291">
                <text:p>4.692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.168">
                <text:p>-3.168</text:p>
              </table:table-cell>
              <table:table-cell office:value-type="float" office:value="4.81698">
                <text:p>4.816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15">
                <text:p>-3.15</text:p>
              </table:table-cell>
              <table:table-cell office:value-type="float" office:value="4.16441">
                <text:p>4.164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132">
                <text:p>-3.132</text:p>
              </table:table-cell>
              <table:table-cell office:value-type="float" office:value="4.24718">
                <text:p>4.247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114">
                <text:p>-3.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096">
                <text:p>-3.096</text:p>
              </table:table-cell>
              <table:table-cell office:value-type="float" office:value="4.23092">
                <text:p>4.230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.078">
                <text:p>-3.078</text:p>
              </table:table-cell>
              <table:table-cell office:value-type="float" office:value="4.29401">
                <text:p>4.294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.06">
                <text:p>-3.06</text:p>
              </table:table-cell>
              <table:table-cell office:value-type="float" office:value="4.81204">
                <text:p>4.812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3.042">
                <text:p>-3.042</text:p>
              </table:table-cell>
              <table:table-cell office:value-type="float" office:value="4.20595">
                <text:p>4.205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.024">
                <text:p>-3.024</text:p>
              </table:table-cell>
              <table:table-cell office:value-type="float" office:value="-4.23803">
                <text:p>-4.238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.006">
                <text:p>-3.006</text:p>
              </table:table-cell>
              <table:table-cell office:value-type="float" office:value="-4.74507">
                <text:p>-4.745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.988">
                <text:p>-2.988</text:p>
              </table:table-cell>
              <table:table-cell office:value-type="float" office:value="4.22686">
                <text:p>4.226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97">
                <text:p>-2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952">
                <text:p>-2.952</text:p>
              </table:table-cell>
              <table:table-cell office:value-type="float" office:value="-6.80511">
                <text:p>-6.805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934">
                <text:p>-2.934</text:p>
              </table:table-cell>
              <table:table-cell office:value-type="float" office:value="-6.81568">
                <text:p>-6.815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916">
                <text:p>-2.916</text:p>
              </table:table-cell>
              <table:table-cell office:value-type="float" office:value="-6.96128">
                <text:p>-6.961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.898">
                <text:p>-2.898</text:p>
              </table:table-cell>
              <table:table-cell office:value-type="float" office:value="-7.03043">
                <text:p>-7.030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.88">
                <text:p>-2.88</text:p>
              </table:table-cell>
              <table:table-cell office:value-type="float" office:value="-6.97273">
                <text:p>-6.972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.862">
                <text:p>-2.862</text:p>
              </table:table-cell>
              <table:table-cell office:value-type="float" office:value="-7.01725">
                <text:p>-7.017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.844">
                <text:p>-2.844</text:p>
              </table:table-cell>
              <table:table-cell office:value-type="float" office:value="-6.92597">
                <text:p>-6.925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.826">
                <text:p>-2.826</text:p>
              </table:table-cell>
              <table:table-cell office:value-type="float" office:value="-6.93515">
                <text:p>-6.935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.808">
                <text:p>-2.808</text:p>
              </table:table-cell>
              <table:table-cell office:value-type="float" office:value="-6.99437">
                <text:p>-6.994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.79">
                <text:p>-2.79</text:p>
              </table:table-cell>
              <table:table-cell office:value-type="float" office:value="-7.03108">
                <text:p>-7.031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.772">
                <text:p>-2.772</text:p>
              </table:table-cell>
              <table:table-cell office:value-type="float" office:value="-6.90216">
                <text:p>-6.902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.754">
                <text:p>-2.754</text:p>
              </table:table-cell>
              <table:table-cell office:value-type="float" office:value="-6.80067">
                <text:p>-6.800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.736">
                <text:p>-2.736</text:p>
              </table:table-cell>
              <table:table-cell office:value-type="float" office:value="-6.74289">
                <text:p>-6.742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.718">
                <text:p>-2.718</text:p>
              </table:table-cell>
              <table:table-cell office:value-type="float" office:value="-6.97586">
                <text:p>-6.975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.7">
                <text:p>-2.7</text:p>
              </table:table-cell>
              <table:table-cell office:value-type="float" office:value="-6.69541">
                <text:p>-6.695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.682">
                <text:p>-2.682</text:p>
              </table:table-cell>
              <table:table-cell office:value-type="float" office:value="-6.68061">
                <text:p>-6.680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.664">
                <text:p>-2.664</text:p>
              </table:table-cell>
              <table:table-cell office:value-type="float" office:value="-7.03067">
                <text:p>-7.030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.646">
                <text:p>-2.646</text:p>
              </table:table-cell>
              <table:table-cell office:value-type="float" office:value="-6.83299">
                <text:p>-6.832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.628">
                <text:p>-2.628</text:p>
              </table:table-cell>
              <table:table-cell office:value-type="float" office:value="-6.70636">
                <text:p>-6.706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.61">
                <text:p>-2.61</text:p>
              </table:table-cell>
              <table:table-cell office:value-type="float" office:value="-6.67629">
                <text:p>-6.676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.592">
                <text:p>-2.592</text:p>
              </table:table-cell>
              <table:table-cell office:value-type="float" office:value="-6.74355">
                <text:p>-6.743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.574">
                <text:p>-2.574</text:p>
              </table:table-cell>
              <table:table-cell office:value-type="float" office:value="-6.63147">
                <text:p>-6.631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.556">
                <text:p>-2.556</text:p>
              </table:table-cell>
              <table:table-cell office:value-type="float" office:value="-6.76895">
                <text:p>-6.768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.538">
                <text:p>-2.538</text:p>
              </table:table-cell>
              <table:table-cell office:value-type="float" office:value="-6.61965">
                <text:p>-6.619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.52">
                <text:p>-2.52</text:p>
              </table:table-cell>
              <table:table-cell office:value-type="float" office:value="-6.7295">
                <text:p>-6.72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.502">
                <text:p>-2.502</text:p>
              </table:table-cell>
              <table:table-cell office:value-type="float" office:value="-6.93089">
                <text:p>-6.930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484">
                <text:p>-2.484</text:p>
              </table:table-cell>
              <table:table-cell office:value-type="float" office:value="-6.67847">
                <text:p>-6.678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.466">
                <text:p>-2.466</text:p>
              </table:table-cell>
              <table:table-cell office:value-type="float" office:value="-6.59938">
                <text:p>-6.599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.448">
                <text:p>-2.448</text:p>
              </table:table-cell>
              <table:table-cell office:value-type="float" office:value="-6.65699">
                <text:p>-6.656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.43">
                <text:p>-2.43</text:p>
              </table:table-cell>
              <table:table-cell office:value-type="float" office:value="-6.59674">
                <text:p>-6.596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.412">
                <text:p>-2.412</text:p>
              </table:table-cell>
              <table:table-cell office:value-type="float" office:value="-6.75666">
                <text:p>-6.756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.394">
                <text:p>-2.394</text:p>
              </table:table-cell>
              <table:table-cell office:value-type="float" office:value="-7.04626">
                <text:p>-7.046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.376">
                <text:p>-2.376</text:p>
              </table:table-cell>
              <table:table-cell office:value-type="float" office:value="-6.9115">
                <text:p>-6.91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.358">
                <text:p>-2.358</text:p>
              </table:table-cell>
              <table:table-cell office:value-type="float" office:value="-6.93762">
                <text:p>-6.937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.34">
                <text:p>-2.34</text:p>
              </table:table-cell>
              <table:table-cell office:value-type="float" office:value="-6.825">
                <text:p>-6.8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.322">
                <text:p>-2.322</text:p>
              </table:table-cell>
              <table:table-cell office:value-type="float" office:value="-6.83442">
                <text:p>-6.834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.304">
                <text:p>-2.304</text:p>
              </table:table-cell>
              <table:table-cell office:value-type="float" office:value="-6.97387">
                <text:p>-6.973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.286">
                <text:p>-2.286</text:p>
              </table:table-cell>
              <table:table-cell office:value-type="float" office:value="-6.94331">
                <text:p>-6.943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.268">
                <text:p>-2.268</text:p>
              </table:table-cell>
              <table:table-cell office:value-type="float" office:value="-6.75903">
                <text:p>-6.759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.25">
                <text:p>-2.25</text:p>
              </table:table-cell>
              <table:table-cell office:value-type="float" office:value="-6.98552">
                <text:p>-6.985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.232">
                <text:p>-2.232</text:p>
              </table:table-cell>
              <table:table-cell office:value-type="float" office:value="-6.94214">
                <text:p>-6.942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.214">
                <text:p>-2.214</text:p>
              </table:table-cell>
              <table:table-cell office:value-type="float" office:value="-6.93575">
                <text:p>-6.935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.196">
                <text:p>-2.196</text:p>
              </table:table-cell>
              <table:table-cell office:value-type="float" office:value="-6.96875">
                <text:p>-6.968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.178">
                <text:p>-2.178</text:p>
              </table:table-cell>
              <table:table-cell office:value-type="float" office:value="-6.97881">
                <text:p>-6.978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16">
                <text:p>-2.16</text:p>
              </table:table-cell>
              <table:table-cell office:value-type="float" office:value="-6.73347">
                <text:p>-6.733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.142">
                <text:p>-2.142</text:p>
              </table:table-cell>
              <table:table-cell office:value-type="float" office:value="-6.86803">
                <text:p>-6.868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124">
                <text:p>-2.124</text:p>
              </table:table-cell>
              <table:table-cell office:value-type="float" office:value="-7.00668">
                <text:p>-7.006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106">
                <text:p>-2.106</text:p>
              </table:table-cell>
              <table:table-cell office:value-type="float" office:value="-6.90308">
                <text:p>-6.903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.088">
                <text:p>-2.088</text:p>
              </table:table-cell>
              <table:table-cell office:value-type="float" office:value="-6.90321">
                <text:p>-6.903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.07">
                <text:p>-2.07</text:p>
              </table:table-cell>
              <table:table-cell office:value-type="float" office:value="-6.99446">
                <text:p>-6.994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052">
                <text:p>-2.052</text:p>
              </table:table-cell>
              <table:table-cell office:value-type="float" office:value="-6.9248">
                <text:p>-6.92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.034">
                <text:p>-2.034</text:p>
              </table:table-cell>
              <table:table-cell office:value-type="float" office:value="-7.02841">
                <text:p>-7.028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.016">
                <text:p>-2.016</text:p>
              </table:table-cell>
              <table:table-cell office:value-type="float" office:value="-6.99438">
                <text:p>-6.994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998">
                <text:p>-1.998</text:p>
              </table:table-cell>
              <table:table-cell office:value-type="float" office:value="-6.96897">
                <text:p>-6.968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98">
                <text:p>-1.98</text:p>
              </table:table-cell>
              <table:table-cell office:value-type="float" office:value="-6.94698">
                <text:p>-6.946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962">
                <text:p>-1.962</text:p>
              </table:table-cell>
              <table:table-cell office:value-type="float" office:value="-6.94707">
                <text:p>-6.947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944">
                <text:p>-1.944</text:p>
              </table:table-cell>
              <table:table-cell office:value-type="float" office:value="-6.97353">
                <text:p>-6.973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926">
                <text:p>-1.926</text:p>
              </table:table-cell>
              <table:table-cell office:value-type="float" office:value="-7.01811">
                <text:p>-7.018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908">
                <text:p>-1.908</text:p>
              </table:table-cell>
              <table:table-cell office:value-type="float" office:value="-6.95234">
                <text:p>-6.952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89">
                <text:p>-1.89</text:p>
              </table:table-cell>
              <table:table-cell office:value-type="float" office:value="-6.85125">
                <text:p>-6.851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872">
                <text:p>-1.872</text:p>
              </table:table-cell>
              <table:table-cell office:value-type="float" office:value="-6.76089">
                <text:p>-6.760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854">
                <text:p>-1.854</text:p>
              </table:table-cell>
              <table:table-cell office:value-type="float" office:value="-7.00824">
                <text:p>-7.008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836">
                <text:p>-1.836</text:p>
              </table:table-cell>
              <table:table-cell office:value-type="float" office:value="-6.98915">
                <text:p>-6.989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818">
                <text:p>-1.818</text:p>
              </table:table-cell>
              <table:table-cell office:value-type="float" office:value="-7.03424">
                <text:p>-7.034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8">
                <text:p>-1.8</text:p>
              </table:table-cell>
              <table:table-cell office:value-type="float" office:value="-6.99634">
                <text:p>-6.996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782">
                <text:p>-1.782</text:p>
              </table:table-cell>
              <table:table-cell office:value-type="float" office:value="-7.03245">
                <text:p>-7.032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764">
                <text:p>-1.764</text:p>
              </table:table-cell>
              <table:table-cell office:value-type="float" office:value="-6.98693">
                <text:p>-6.986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746">
                <text:p>-1.746</text:p>
              </table:table-cell>
              <table:table-cell office:value-type="float" office:value="-7.00225">
                <text:p>-7.002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728">
                <text:p>-1.728</text:p>
              </table:table-cell>
              <table:table-cell office:value-type="float" office:value="-6.9484">
                <text:p>-6.94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71">
                <text:p>-1.71</text:p>
              </table:table-cell>
              <table:table-cell office:value-type="float" office:value="-7.008">
                <text:p>-7.0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692">
                <text:p>-1.692</text:p>
              </table:table-cell>
              <table:table-cell office:value-type="float" office:value="-6.94286">
                <text:p>-6.942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674">
                <text:p>-1.674</text:p>
              </table:table-cell>
              <table:table-cell office:value-type="float" office:value="-7.05027">
                <text:p>-7.050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656">
                <text:p>-1.656</text:p>
              </table:table-cell>
              <table:table-cell office:value-type="float" office:value="-7.03077">
                <text:p>-7.030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638">
                <text:p>-1.638</text:p>
              </table:table-cell>
              <table:table-cell office:value-type="float" office:value="-7.01222">
                <text:p>-7.012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62">
                <text:p>-1.62</text:p>
              </table:table-cell>
              <table:table-cell office:value-type="float" office:value="-7.02859">
                <text:p>-7.028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602">
                <text:p>-1.602</text:p>
              </table:table-cell>
              <table:table-cell office:value-type="float" office:value="-6.93682">
                <text:p>-6.936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584">
                <text:p>-1.584</text:p>
              </table:table-cell>
              <table:table-cell office:value-type="float" office:value="-6.99846">
                <text:p>-6.998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566">
                <text:p>-1.566</text:p>
              </table:table-cell>
              <table:table-cell office:value-type="float" office:value="-6.97797">
                <text:p>-6.9779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548">
                <text:p>-1.548</text:p>
              </table:table-cell>
              <table:table-cell office:value-type="float" office:value="-6.99176">
                <text:p>-6.991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53">
                <text:p>-1.53</text:p>
              </table:table-cell>
              <table:table-cell office:value-type="float" office:value="-7.02806">
                <text:p>-7.028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512">
                <text:p>-1.512</text:p>
              </table:table-cell>
              <table:table-cell office:value-type="float" office:value="-6.96399">
                <text:p>-6.963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494">
                <text:p>-1.494</text:p>
              </table:table-cell>
              <table:table-cell office:value-type="float" office:value="-8.62767">
                <text:p>-8.627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476">
                <text:p>-1.476</text:p>
              </table:table-cell>
              <table:table-cell office:value-type="float" office:value="-8.43546">
                <text:p>-8.435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458">
                <text:p>-1.458</text:p>
              </table:table-cell>
              <table:table-cell office:value-type="float" office:value="8.70287">
                <text:p>8.702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44">
                <text:p>-1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422">
                <text:p>-1.422</text:p>
              </table:table-cell>
              <table:table-cell office:value-type="float" office:value="-8.53145">
                <text:p>-8.531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404">
                <text:p>-1.404</text:p>
              </table:table-cell>
              <table:table-cell office:value-type="float" office:value="-7.7621">
                <text:p>-7.76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386">
                <text:p>-1.386</text:p>
              </table:table-cell>
              <table:table-cell office:value-type="float" office:value="7.8943">
                <text:p>7.89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368">
                <text:p>-1.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35">
                <text:p>-1.35</text:p>
              </table:table-cell>
              <table:table-cell office:value-type="float" office:value="-9.4046">
                <text:p>-9.40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332">
                <text:p>-1.332</text:p>
              </table:table-cell>
              <table:table-cell office:value-type="float" office:value="-8.47987">
                <text:p>-8.479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314">
                <text:p>-1.314</text:p>
              </table:table-cell>
              <table:table-cell office:value-type="float" office:value="-9.29605">
                <text:p>-9.296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296">
                <text:p>-1.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278">
                <text:p>-1.278</text:p>
              </table:table-cell>
              <table:table-cell office:value-type="float" office:value="8.81785">
                <text:p>8.817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26">
                <text:p>-1.26</text:p>
              </table:table-cell>
              <table:table-cell office:value-type="float" office:value="-9.4035">
                <text:p>-9.40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242">
                <text:p>-1.242</text:p>
              </table:table-cell>
              <table:table-cell office:value-type="float" office:value="-8.52386">
                <text:p>-8.523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224">
                <text:p>-1.224</text:p>
              </table:table-cell>
              <table:table-cell office:value-type="float" office:value="8.64354">
                <text:p>8.643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206">
                <text:p>-1.206</text:p>
              </table:table-cell>
              <table:table-cell office:value-type="float" office:value="-8.53373">
                <text:p>-8.533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188">
                <text:p>-1.188</text:p>
              </table:table-cell>
              <table:table-cell office:value-type="float" office:value="-8.6515">
                <text:p>-8.65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17">
                <text:p>-1.17</text:p>
              </table:table-cell>
              <table:table-cell office:value-type="float" office:value="-8.55523">
                <text:p>-8.555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152">
                <text:p>-1.152</text:p>
              </table:table-cell>
              <table:table-cell office:value-type="float" office:value="-8.51739">
                <text:p>-8.517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134">
                <text:p>-1.134</text:p>
              </table:table-cell>
              <table:table-cell office:value-type="float" office:value="-8.97162">
                <text:p>-8.971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116">
                <text:p>-1.116</text:p>
              </table:table-cell>
              <table:table-cell office:value-type="float" office:value="-9.03498">
                <text:p>-9.034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098">
                <text:p>-1.098</text:p>
              </table:table-cell>
              <table:table-cell office:value-type="float" office:value="-7.79953">
                <text:p>-7.799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08">
                <text:p>-1.08</text:p>
              </table:table-cell>
              <table:table-cell office:value-type="float" office:value="-9.32596">
                <text:p>-9.325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062">
                <text:p>-1.062</text:p>
              </table:table-cell>
              <table:table-cell office:value-type="float" office:value="-8.38887">
                <text:p>-8.388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044">
                <text:p>-1.044</text:p>
              </table:table-cell>
              <table:table-cell office:value-type="float" office:value="-7.9884">
                <text:p>-7.98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026">
                <text:p>-1.026</text:p>
              </table:table-cell>
              <table:table-cell office:value-type="float" office:value="-8.97748">
                <text:p>-8.977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008">
                <text:p>-1.008</text:p>
              </table:table-cell>
              <table:table-cell office:value-type="float" office:value="-9.49027">
                <text:p>-9.490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99">
                <text:p>-0.99</text:p>
              </table:table-cell>
              <table:table-cell office:value-type="float" office:value="-8.90302">
                <text:p>-8.903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972">
                <text:p>-0.972</text:p>
              </table:table-cell>
              <table:table-cell office:value-type="float" office:value="-8.34344">
                <text:p>-8.343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954">
                <text:p>-0.954</text:p>
              </table:table-cell>
              <table:table-cell office:value-type="float" office:value="-9.27984">
                <text:p>-9.279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936">
                <text:p>-0.936</text:p>
              </table:table-cell>
              <table:table-cell office:value-type="float" office:value="-8.64537">
                <text:p>-8.645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918">
                <text:p>-0.918</text:p>
              </table:table-cell>
              <table:table-cell office:value-type="float" office:value="-8.63173">
                <text:p>-8.631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900001">
                <text:p>-0.900001</text:p>
              </table:table-cell>
              <table:table-cell office:value-type="float" office:value="-7.70162">
                <text:p>-7.701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882">
                <text:p>-0.882</text:p>
              </table:table-cell>
              <table:table-cell office:value-type="float" office:value="-9.484">
                <text:p>-9.4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864">
                <text:p>-0.864</text:p>
              </table:table-cell>
              <table:table-cell office:value-type="float" office:value="-8.43544">
                <text:p>-8.435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846">
                <text:p>-0.846</text:p>
              </table:table-cell>
              <table:table-cell office:value-type="float" office:value="-8.53375">
                <text:p>-8.533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828">
                <text:p>-0.828</text:p>
              </table:table-cell>
              <table:table-cell office:value-type="float" office:value="-8.67693">
                <text:p>-8.676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809999">
                <text:p>-0.809999</text:p>
              </table:table-cell>
              <table:table-cell office:value-type="float" office:value="-9.00552">
                <text:p>-9.005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792">
                <text:p>-0.792</text:p>
              </table:table-cell>
              <table:table-cell office:value-type="float" office:value="-8.48523">
                <text:p>-8.485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774">
                <text:p>-0.774</text:p>
              </table:table-cell>
              <table:table-cell office:value-type="float" office:value="-8.51193">
                <text:p>-8.511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756">
                <text:p>-0.756</text:p>
              </table:table-cell>
              <table:table-cell office:value-type="float" office:value="-8.52407">
                <text:p>-8.524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738">
                <text:p>-0.738</text:p>
              </table:table-cell>
              <table:table-cell office:value-type="float" office:value="-8.67545">
                <text:p>-8.675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72">
                <text:p>-0.72</text:p>
              </table:table-cell>
              <table:table-cell office:value-type="float" office:value="-8.49513">
                <text:p>-8.495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702">
                <text:p>-0.702</text:p>
              </table:table-cell>
              <table:table-cell office:value-type="float" office:value="-9.28515">
                <text:p>-9.285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684">
                <text:p>-0.684</text:p>
              </table:table-cell>
              <table:table-cell office:value-type="float" office:value="-8.57681">
                <text:p>-8.576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666">
                <text:p>-0.666</text:p>
              </table:table-cell>
              <table:table-cell office:value-type="float" office:value="-7.78436">
                <text:p>-7.784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648001">
                <text:p>-0.648001</text:p>
              </table:table-cell>
              <table:table-cell office:value-type="float" office:value="-8.52568">
                <text:p>-8.525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63">
                <text:p>-0.63</text:p>
              </table:table-cell>
              <table:table-cell office:value-type="float" office:value="-8.44553">
                <text:p>-8.445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612">
                <text:p>-0.612</text:p>
              </table:table-cell>
              <table:table-cell office:value-type="float" office:value="-7.69081">
                <text:p>-7.690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594">
                <text:p>-0.594</text:p>
              </table:table-cell>
              <table:table-cell office:value-type="float" office:value="-7.76308">
                <text:p>-7.763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576">
                <text:p>-0.576</text:p>
              </table:table-cell>
              <table:table-cell office:value-type="float" office:value="8.53489">
                <text:p>8.534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558">
                <text:p>-0.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54">
                <text:p>-0.54</text:p>
              </table:table-cell>
              <table:table-cell office:value-type="float" office:value="-8.51071">
                <text:p>-8.510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522">
                <text:p>-0.522</text:p>
              </table:table-cell>
              <table:table-cell office:value-type="float" office:value="-7.67235">
                <text:p>-7.672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504">
                <text:p>-0.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486">
                <text:p>-0.486</text:p>
              </table:table-cell>
              <table:table-cell office:value-type="float" office:value="-9.38348">
                <text:p>-9.383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467999">
                <text:p>-0.467999</text:p>
              </table:table-cell>
              <table:table-cell office:value-type="float" office:value="8.93571">
                <text:p>8.935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45">
                <text:p>-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432">
                <text:p>-0.432</text:p>
              </table:table-cell>
              <table:table-cell office:value-type="float" office:value="-8.34094">
                <text:p>-8.340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414">
                <text:p>-0.414</text:p>
              </table:table-cell>
              <table:table-cell office:value-type="float" office:value="-9.34389">
                <text:p>-9.343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396">
                <text:p>-0.396</text:p>
              </table:table-cell>
              <table:table-cell office:value-type="float" office:value="-8.53172">
                <text:p>-8.531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378">
                <text:p>-0.378</text:p>
              </table:table-cell>
              <table:table-cell office:value-type="float" office:value="-8.66969">
                <text:p>-8.669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360001">
                <text:p>-0.360001</text:p>
              </table:table-cell>
              <table:table-cell office:value-type="float" office:value="-8.71363">
                <text:p>-8.713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342">
                <text:p>-0.342</text:p>
              </table:table-cell>
              <table:table-cell office:value-type="float" office:value="-8.55">
                <text:p>-8.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324">
                <text:p>-0.324</text:p>
              </table:table-cell>
              <table:table-cell office:value-type="float" office:value="-8.52054">
                <text:p>-8.520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306">
                <text:p>-0.306</text:p>
              </table:table-cell>
              <table:table-cell office:value-type="float" office:value="-8.5389">
                <text:p>-8.53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288">
                <text:p>-0.288</text:p>
              </table:table-cell>
              <table:table-cell office:value-type="float" office:value="8.53396">
                <text:p>8.533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27">
                <text:p>-0.27</text:p>
              </table:table-cell>
              <table:table-cell office:value-type="float" office:value="7.74296">
                <text:p>7.742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252">
                <text:p>-0.252</text:p>
              </table:table-cell>
              <table:table-cell office:value-type="float" office:value="8.52516">
                <text:p>8.525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234">
                <text:p>-0.234</text:p>
              </table:table-cell>
              <table:table-cell office:value-type="float" office:value="8.59186">
                <text:p>8.591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216">
                <text:p>-0.216</text:p>
              </table:table-cell>
              <table:table-cell office:value-type="float" office:value="8.55736">
                <text:p>8.557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198">
                <text:p>-0.198</text:p>
              </table:table-cell>
              <table:table-cell office:value-type="float" office:value="8.45437">
                <text:p>8.454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18">
                <text:p>-0.18</text:p>
              </table:table-cell>
              <table:table-cell office:value-type="float" office:value="8.52196">
                <text:p>8.521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162">
                <text:p>-0.162</text:p>
              </table:table-cell>
              <table:table-cell office:value-type="float" office:value="8.64718">
                <text:p>8.647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144">
                <text:p>-0.144</text:p>
              </table:table-cell>
              <table:table-cell office:value-type="float" office:value="9.27449">
                <text:p>9.274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126">
                <text:p>-0.126</text:p>
              </table:table-cell>
              <table:table-cell office:value-type="float" office:value="8.53319">
                <text:p>8.533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108">
                <text:p>-0.108</text:p>
              </table:table-cell>
              <table:table-cell office:value-type="float" office:value="8.62512">
                <text:p>8.625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900002">
                <text:p>-0.0900002</text:p>
              </table:table-cell>
              <table:table-cell office:value-type="float" office:value="9.3703">
                <text:p>9.37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720005">
                <text:p>-0.0720005</text:p>
              </table:table-cell>
              <table:table-cell office:value-type="float" office:value="8.61773">
                <text:p>8.617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539999">
                <text:p>-0.0539999</text:p>
              </table:table-cell>
              <table:table-cell office:value-type="float" office:value="-8.37879">
                <text:p>-8.378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360003">
                <text:p>-0.0360003</text:p>
              </table:table-cell>
              <table:table-cell office:value-type="float" office:value="-8.28029">
                <text:p>-8.280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179996">
                <text:p>-0.0179996</text:p>
              </table:table-cell>
              <table:table-cell office:value-type="float" office:value="-8.48977">
                <text:p>-8.489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-8.54081">
                <text:p>-8.540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79996">
                <text:p>0.0179996</text:p>
              </table:table-cell>
              <table:table-cell office:value-type="float" office:value="8.43705">
                <text:p>8.437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359993">
                <text:p>0.0359993</text:p>
              </table:table-cell>
              <table:table-cell office:value-type="float" office:value="8.24544">
                <text:p>8.245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540009">
                <text:p>0.0540009</text:p>
              </table:table-cell>
              <table:table-cell office:value-type="float" office:value="8.1845">
                <text:p>8.18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720005">
                <text:p>0.0720005</text:p>
              </table:table-cell>
              <table:table-cell office:value-type="float" office:value="-8.61871">
                <text:p>-8.618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900002">
                <text:p>0.0900002</text:p>
              </table:table-cell>
              <table:table-cell office:value-type="float" office:value="-9.39449">
                <text:p>-9.394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08">
                <text:p>0.108</text:p>
              </table:table-cell>
              <table:table-cell office:value-type="float" office:value="-8.6251">
                <text:p>-8.62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26">
                <text:p>0.126</text:p>
              </table:table-cell>
              <table:table-cell office:value-type="float" office:value="-8.05427">
                <text:p>-8.054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44">
                <text:p>0.144</text:p>
              </table:table-cell>
              <table:table-cell office:value-type="float" office:value="-9.27439">
                <text:p>-9.274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62">
                <text:p>0.162</text:p>
              </table:table-cell>
              <table:table-cell office:value-type="float" office:value="-8.6185">
                <text:p>-8.61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8">
                <text:p>0.18</text:p>
              </table:table-cell>
              <table:table-cell office:value-type="float" office:value="-8.74393">
                <text:p>-8.743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98">
                <text:p>0.198</text:p>
              </table:table-cell>
              <table:table-cell office:value-type="float" office:value="-8.45335">
                <text:p>-8.453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16001">
                <text:p>0.216001</text:p>
              </table:table-cell>
              <table:table-cell office:value-type="float" office:value="-8.55887">
                <text:p>-8.5588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34">
                <text:p>0.234</text:p>
              </table:table-cell>
              <table:table-cell office:value-type="float" office:value="-9.14902">
                <text:p>-9.149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52">
                <text:p>0.252</text:p>
              </table:table-cell>
              <table:table-cell office:value-type="float" office:value="-8.52313">
                <text:p>-8.523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7">
                <text:p>0.27</text:p>
              </table:table-cell>
              <table:table-cell office:value-type="float" office:value="-8.42404">
                <text:p>-8.424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87999">
                <text:p>0.287999</text:p>
              </table:table-cell>
              <table:table-cell office:value-type="float" office:value="-8.60644">
                <text:p>-8.606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06001">
                <text:p>0.306001</text:p>
              </table:table-cell>
              <table:table-cell office:value-type="float" office:value="8.53893">
                <text:p>8.538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24">
                <text:p>0.324</text:p>
              </table:table-cell>
              <table:table-cell office:value-type="float" office:value="8.51933">
                <text:p>8.519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42">
                <text:p>0.342</text:p>
              </table:table-cell>
              <table:table-cell office:value-type="float" office:value="8.63072">
                <text:p>8.630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6">
                <text:p>0.36</text:p>
              </table:table-cell>
              <table:table-cell office:value-type="float" office:value="8.44701">
                <text:p>8.447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78">
                <text:p>0.378</text:p>
              </table:table-cell>
              <table:table-cell office:value-type="float" office:value="8.56937">
                <text:p>8.569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96">
                <text:p>0.396</text:p>
              </table:table-cell>
              <table:table-cell office:value-type="float" office:value="7.72988">
                <text:p>7.729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14">
                <text:p>0.414</text:p>
              </table:table-cell>
              <table:table-cell office:value-type="float" office:value="9.32823">
                <text:p>9.328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32">
                <text:p>0.432</text:p>
              </table:table-cell>
              <table:table-cell office:value-type="float" office:value="8.93632">
                <text:p>8.936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68">
                <text:p>0.468</text:p>
              </table:table-cell>
              <table:table-cell office:value-type="float" office:value="-8.32665">
                <text:p>-8.326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86">
                <text:p>0.486</text:p>
              </table:table-cell>
              <table:table-cell office:value-type="float" office:value="9.35589">
                <text:p>9.355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21999">
                <text:p>0.521999</text:p>
              </table:table-cell>
              <table:table-cell office:value-type="float" office:value="7.69109">
                <text:p>7.691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9999">
                <text:p>0.539999</text:p>
              </table:table-cell>
              <table:table-cell office:value-type="float" office:value="8.63087">
                <text:p>8.6308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58001">
                <text:p>0.558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76">
                <text:p>0.576</text:p>
              </table:table-cell>
              <table:table-cell office:value-type="float" office:value="-8.61422">
                <text:p>-8.614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94">
                <text:p>0.594</text:p>
              </table:table-cell>
              <table:table-cell office:value-type="float" office:value="8.38497">
                <text:p>8.384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12">
                <text:p>0.612</text:p>
              </table:table-cell>
              <table:table-cell office:value-type="float" office:value="7.6841">
                <text:p>7.68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3">
                <text:p>0.63</text:p>
              </table:table-cell>
              <table:table-cell office:value-type="float" office:value="8.45671">
                <text:p>8.4567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48001">
                <text:p>0.648001</text:p>
              </table:table-cell>
              <table:table-cell office:value-type="float" office:value="8.52999">
                <text:p>8.529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66">
                <text:p>0.666</text:p>
              </table:table-cell>
              <table:table-cell office:value-type="float" office:value="8.99943">
                <text:p>8.999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684">
                <text:p>0.684</text:p>
              </table:table-cell>
              <table:table-cell office:value-type="float" office:value="8.61494">
                <text:p>8.614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02">
                <text:p>0.702</text:p>
              </table:table-cell>
              <table:table-cell office:value-type="float" office:value="9.12425">
                <text:p>9.124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2">
                <text:p>0.72</text:p>
              </table:table-cell>
              <table:table-cell office:value-type="float" office:value="8.48706">
                <text:p>8.487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38">
                <text:p>0.738</text:p>
              </table:table-cell>
              <table:table-cell office:value-type="float" office:value="8.66868">
                <text:p>8.6686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756">
                <text:p>0.756</text:p>
              </table:table-cell>
              <table:table-cell office:value-type="float" office:value="8.52977">
                <text:p>8.5297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774">
                <text:p>0.774</text:p>
              </table:table-cell>
              <table:table-cell office:value-type="float" office:value="8.53465">
                <text:p>8.534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792001">
                <text:p>0.792001</text:p>
              </table:table-cell>
              <table:table-cell office:value-type="float" office:value="8.48379">
                <text:p>8.4837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1">
                <text:p>0.81</text:p>
              </table:table-cell>
              <table:table-cell office:value-type="float" office:value="8.93775">
                <text:p>8.937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28">
                <text:p>0.828</text:p>
              </table:table-cell>
              <table:table-cell office:value-type="float" office:value="8.67757">
                <text:p>8.677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46">
                <text:p>0.846</text:p>
              </table:table-cell>
              <table:table-cell office:value-type="float" office:value="8.53618">
                <text:p>8.536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63999">
                <text:p>0.863999</text:p>
              </table:table-cell>
              <table:table-cell office:value-type="float" office:value="8.44997">
                <text:p>8.449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82">
                <text:p>0.882</text:p>
              </table:table-cell>
              <table:table-cell office:value-type="float" office:value="9.33973">
                <text:p>9.339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00001">
                <text:p>0.900001</text:p>
              </table:table-cell>
              <table:table-cell office:value-type="float" office:value="7.69895">
                <text:p>7.698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18">
                <text:p>0.918</text:p>
              </table:table-cell>
              <table:table-cell office:value-type="float" office:value="8.61037">
                <text:p>8.610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36">
                <text:p>0.936</text:p>
              </table:table-cell>
              <table:table-cell office:value-type="float" office:value="8.53549">
                <text:p>8.5354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54">
                <text:p>0.954</text:p>
              </table:table-cell>
              <table:table-cell office:value-type="float" office:value="8.97262">
                <text:p>8.972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72">
                <text:p>0.972</text:p>
              </table:table-cell>
              <table:table-cell office:value-type="float" office:value="8.33447">
                <text:p>8.3344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9">
                <text:p>0.99</text:p>
              </table:table-cell>
              <table:table-cell office:value-type="float" office:value="8.86584">
                <text:p>8.865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008">
                <text:p>1.008</text:p>
              </table:table-cell>
              <table:table-cell office:value-type="float" office:value="9.48111">
                <text:p>9.481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26">
                <text:p>1.026</text:p>
              </table:table-cell>
              <table:table-cell office:value-type="float" office:value="9.00203">
                <text:p>9.002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044">
                <text:p>1.044</text:p>
              </table:table-cell>
              <table:table-cell office:value-type="float" office:value="7.98657">
                <text:p>7.986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062">
                <text:p>1.062</text:p>
              </table:table-cell>
              <table:table-cell office:value-type="float" office:value="8.36105">
                <text:p>8.361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08">
                <text:p>1.08</text:p>
              </table:table-cell>
              <table:table-cell office:value-type="float" office:value="9.29592">
                <text:p>9.295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098">
                <text:p>1.098</text:p>
              </table:table-cell>
              <table:table-cell office:value-type="float" office:value="7.77311">
                <text:p>7.773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16">
                <text:p>1.116</text:p>
              </table:table-cell>
              <table:table-cell office:value-type="float" office:value="8.79234">
                <text:p>8.792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34">
                <text:p>1.134</text:p>
              </table:table-cell>
              <table:table-cell office:value-type="float" office:value="9.33774">
                <text:p>9.3377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52">
                <text:p>1.152</text:p>
              </table:table-cell>
              <table:table-cell office:value-type="float" office:value="8.49938">
                <text:p>8.4993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7">
                <text:p>1.17</text:p>
              </table:table-cell>
              <table:table-cell office:value-type="float" office:value="8.59866">
                <text:p>8.598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88">
                <text:p>1.188</text:p>
              </table:table-cell>
              <table:table-cell office:value-type="float" office:value="9.29204">
                <text:p>9.292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206">
                <text:p>1.206</text:p>
              </table:table-cell>
              <table:table-cell office:value-type="float" office:value="8.56232">
                <text:p>8.562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224">
                <text:p>1.224</text:p>
              </table:table-cell>
              <table:table-cell office:value-type="float" office:value="-8.38201">
                <text:p>-8.382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242">
                <text:p>1.242</text:p>
              </table:table-cell>
              <table:table-cell office:value-type="float" office:value="8.54953">
                <text:p>8.5495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26">
                <text:p>1.26</text:p>
              </table:table-cell>
              <table:table-cell office:value-type="float" office:value="8.63792">
                <text:p>8.637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278">
                <text:p>1.278</text:p>
              </table:table-cell>
              <table:table-cell office:value-type="float" office:value="-9.43938">
                <text:p>-9.4393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296">
                <text:p>1.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314">
                <text:p>1.314</text:p>
              </table:table-cell>
              <table:table-cell office:value-type="float" office:value="9.01397">
                <text:p>9.013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332">
                <text:p>1.332</text:p>
              </table:table-cell>
              <table:table-cell office:value-type="float" office:value="8.42107">
                <text:p>8.4210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35">
                <text:p>1.35</text:p>
              </table:table-cell>
              <table:table-cell office:value-type="float" office:value="9.3213">
                <text:p>9.32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368">
                <text:p>1.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386">
                <text:p>1.386</text:p>
              </table:table-cell>
              <table:table-cell office:value-type="float" office:value="-7.74658">
                <text:p>-7.7465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404">
                <text:p>1.404</text:p>
              </table:table-cell>
              <table:table-cell office:value-type="float" office:value="7.82333">
                <text:p>7.823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422">
                <text:p>1.422</text:p>
              </table:table-cell>
              <table:table-cell office:value-type="float" office:value="8.66682">
                <text:p>8.666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44">
                <text:p>1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458">
                <text:p>1.458</text:p>
              </table:table-cell>
              <table:table-cell office:value-type="float" office:value="-9.40324">
                <text:p>-9.403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476">
                <text:p>1.476</text:p>
              </table:table-cell>
              <table:table-cell office:value-type="float" office:value="8.42174">
                <text:p>8.4217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494">
                <text:p>1.494</text:p>
              </table:table-cell>
              <table:table-cell office:value-type="float" office:value="8.47364">
                <text:p>8.473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512">
                <text:p>1.512</text:p>
              </table:table-cell>
              <table:table-cell office:value-type="float" office:value="6.9661">
                <text:p>6.96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53">
                <text:p>1.53</text:p>
              </table:table-cell>
              <table:table-cell office:value-type="float" office:value="7.02836">
                <text:p>7.028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548">
                <text:p>1.548</text:p>
              </table:table-cell>
              <table:table-cell office:value-type="float" office:value="6.99169">
                <text:p>6.991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566">
                <text:p>1.566</text:p>
              </table:table-cell>
              <table:table-cell office:value-type="float" office:value="6.97838">
                <text:p>6.978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584">
                <text:p>1.584</text:p>
              </table:table-cell>
              <table:table-cell office:value-type="float" office:value="6.9992">
                <text:p>6.99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602">
                <text:p>1.602</text:p>
              </table:table-cell>
              <table:table-cell office:value-type="float" office:value="6.93699">
                <text:p>6.936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62">
                <text:p>1.62</text:p>
              </table:table-cell>
              <table:table-cell office:value-type="float" office:value="7.02838">
                <text:p>7.028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638">
                <text:p>1.638</text:p>
              </table:table-cell>
              <table:table-cell office:value-type="float" office:value="7.01204">
                <text:p>7.012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656">
                <text:p>1.656</text:p>
              </table:table-cell>
              <table:table-cell office:value-type="float" office:value="7.03072">
                <text:p>7.030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674">
                <text:p>1.674</text:p>
              </table:table-cell>
              <table:table-cell office:value-type="float" office:value="7.05016">
                <text:p>7.050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692">
                <text:p>1.692</text:p>
              </table:table-cell>
              <table:table-cell office:value-type="float" office:value="6.94216">
                <text:p>6.942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71">
                <text:p>1.71</text:p>
              </table:table-cell>
              <table:table-cell office:value-type="float" office:value="7.00775">
                <text:p>7.007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728">
                <text:p>1.728</text:p>
              </table:table-cell>
              <table:table-cell office:value-type="float" office:value="6.94819">
                <text:p>6.948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746">
                <text:p>1.746</text:p>
              </table:table-cell>
              <table:table-cell office:value-type="float" office:value="7.00239">
                <text:p>7.0023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764">
                <text:p>1.764</text:p>
              </table:table-cell>
              <table:table-cell office:value-type="float" office:value="6.98734">
                <text:p>6.987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782">
                <text:p>1.782</text:p>
              </table:table-cell>
              <table:table-cell office:value-type="float" office:value="7.03253">
                <text:p>7.032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">
                <text:p>1.8</text:p>
              </table:table-cell>
              <table:table-cell office:value-type="float" office:value="6.99635">
                <text:p>6.996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18">
                <text:p>1.818</text:p>
              </table:table-cell>
              <table:table-cell office:value-type="float" office:value="7.03421">
                <text:p>7.034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836">
                <text:p>1.836</text:p>
              </table:table-cell>
              <table:table-cell office:value-type="float" office:value="6.98909">
                <text:p>6.989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854">
                <text:p>1.854</text:p>
              </table:table-cell>
              <table:table-cell office:value-type="float" office:value="7.00835">
                <text:p>7.008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72">
                <text:p>1.872</text:p>
              </table:table-cell>
              <table:table-cell office:value-type="float" office:value="6.76088">
                <text:p>6.760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9">
                <text:p>1.89</text:p>
              </table:table-cell>
              <table:table-cell office:value-type="float" office:value="6.85148">
                <text:p>6.851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08">
                <text:p>1.908</text:p>
              </table:table-cell>
              <table:table-cell office:value-type="float" office:value="6.95267">
                <text:p>6.952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926">
                <text:p>1.926</text:p>
              </table:table-cell>
              <table:table-cell office:value-type="float" office:value="7.01984">
                <text:p>7.019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944">
                <text:p>1.944</text:p>
              </table:table-cell>
              <table:table-cell office:value-type="float" office:value="6.97243">
                <text:p>6.972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962">
                <text:p>1.962</text:p>
              </table:table-cell>
              <table:table-cell office:value-type="float" office:value="6.94592">
                <text:p>6.945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98">
                <text:p>1.98</text:p>
              </table:table-cell>
              <table:table-cell office:value-type="float" office:value="6.94775">
                <text:p>6.947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998">
                <text:p>1.998</text:p>
              </table:table-cell>
              <table:table-cell office:value-type="float" office:value="6.96942">
                <text:p>6.9694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016">
                <text:p>2.016</text:p>
              </table:table-cell>
              <table:table-cell office:value-type="float" office:value="7.0039">
                <text:p>7.00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034">
                <text:p>2.034</text:p>
              </table:table-cell>
              <table:table-cell office:value-type="float" office:value="7.02702">
                <text:p>7.027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052">
                <text:p>2.052</text:p>
              </table:table-cell>
              <table:table-cell office:value-type="float" office:value="6.92512">
                <text:p>6.925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07">
                <text:p>2.07</text:p>
              </table:table-cell>
              <table:table-cell office:value-type="float" office:value="6.90933">
                <text:p>6.909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088">
                <text:p>2.088</text:p>
              </table:table-cell>
              <table:table-cell office:value-type="float" office:value="6.90324">
                <text:p>6.903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106">
                <text:p>2.106</text:p>
              </table:table-cell>
              <table:table-cell office:value-type="float" office:value="6.94832">
                <text:p>6.948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124">
                <text:p>2.124</text:p>
              </table:table-cell>
              <table:table-cell office:value-type="float" office:value="6.99109">
                <text:p>6.991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142">
                <text:p>2.142</text:p>
              </table:table-cell>
              <table:table-cell office:value-type="float" office:value="6.82471">
                <text:p>6.824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16">
                <text:p>2.16</text:p>
              </table:table-cell>
              <table:table-cell office:value-type="float" office:value="6.73349">
                <text:p>6.7334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178">
                <text:p>2.178</text:p>
              </table:table-cell>
              <table:table-cell office:value-type="float" office:value="6.97973">
                <text:p>6.9797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196">
                <text:p>2.196</text:p>
              </table:table-cell>
              <table:table-cell office:value-type="float" office:value="6.96844">
                <text:p>6.968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214">
                <text:p>2.214</text:p>
              </table:table-cell>
              <table:table-cell office:value-type="float" office:value="6.93586">
                <text:p>6.935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232">
                <text:p>2.232</text:p>
              </table:table-cell>
              <table:table-cell office:value-type="float" office:value="6.94211">
                <text:p>6.942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25">
                <text:p>2.25</text:p>
              </table:table-cell>
              <table:table-cell office:value-type="float" office:value="6.98555">
                <text:p>6.985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268">
                <text:p>2.268</text:p>
              </table:table-cell>
              <table:table-cell office:value-type="float" office:value="6.75921">
                <text:p>6.759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286">
                <text:p>2.286</text:p>
              </table:table-cell>
              <table:table-cell office:value-type="float" office:value="6.94317">
                <text:p>6.943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304">
                <text:p>2.304</text:p>
              </table:table-cell>
              <table:table-cell office:value-type="float" office:value="6.97343">
                <text:p>6.973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322">
                <text:p>2.322</text:p>
              </table:table-cell>
              <table:table-cell office:value-type="float" office:value="6.83497">
                <text:p>6.834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34">
                <text:p>2.34</text:p>
              </table:table-cell>
              <table:table-cell office:value-type="float" office:value="6.82517">
                <text:p>6.825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358">
                <text:p>2.358</text:p>
              </table:table-cell>
              <table:table-cell office:value-type="float" office:value="6.93586">
                <text:p>6.9358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376">
                <text:p>2.376</text:p>
              </table:table-cell>
              <table:table-cell office:value-type="float" office:value="6.91153">
                <text:p>6.911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394">
                <text:p>2.394</text:p>
              </table:table-cell>
              <table:table-cell office:value-type="float" office:value="7.0465">
                <text:p>7.046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412">
                <text:p>2.412</text:p>
              </table:table-cell>
              <table:table-cell office:value-type="float" office:value="6.75673">
                <text:p>6.756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43">
                <text:p>2.43</text:p>
              </table:table-cell>
              <table:table-cell office:value-type="float" office:value="6.59693">
                <text:p>6.596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448">
                <text:p>2.448</text:p>
              </table:table-cell>
              <table:table-cell office:value-type="float" office:value="6.65593">
                <text:p>6.655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466">
                <text:p>2.466</text:p>
              </table:table-cell>
              <table:table-cell office:value-type="float" office:value="6.59988">
                <text:p>6.599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484">
                <text:p>2.484</text:p>
              </table:table-cell>
              <table:table-cell office:value-type="float" office:value="6.67837">
                <text:p>6.678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502">
                <text:p>2.502</text:p>
              </table:table-cell>
              <table:table-cell office:value-type="float" office:value="6.93095">
                <text:p>6.930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52">
                <text:p>2.52</text:p>
              </table:table-cell>
              <table:table-cell office:value-type="float" office:value="6.72951">
                <text:p>6.729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538">
                <text:p>2.538</text:p>
              </table:table-cell>
              <table:table-cell office:value-type="float" office:value="6.61965">
                <text:p>6.6196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556">
                <text:p>2.556</text:p>
              </table:table-cell>
              <table:table-cell office:value-type="float" office:value="6.76902">
                <text:p>6.769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574">
                <text:p>2.574</text:p>
              </table:table-cell>
              <table:table-cell office:value-type="float" office:value="6.63161">
                <text:p>6.6316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592">
                <text:p>2.592</text:p>
              </table:table-cell>
              <table:table-cell office:value-type="float" office:value="6.74356">
                <text:p>6.743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61">
                <text:p>2.61</text:p>
              </table:table-cell>
              <table:table-cell office:value-type="float" office:value="6.67639">
                <text:p>6.6763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628">
                <text:p>2.628</text:p>
              </table:table-cell>
              <table:table-cell office:value-type="float" office:value="6.72597">
                <text:p>6.725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646">
                <text:p>2.646</text:p>
              </table:table-cell>
              <table:table-cell office:value-type="float" office:value="6.83314">
                <text:p>6.833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664">
                <text:p>2.664</text:p>
              </table:table-cell>
              <table:table-cell office:value-type="float" office:value="7.03071">
                <text:p>7.0307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682">
                <text:p>2.682</text:p>
              </table:table-cell>
              <table:table-cell office:value-type="float" office:value="6.68054">
                <text:p>6.680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7">
                <text:p>2.7</text:p>
              </table:table-cell>
              <table:table-cell office:value-type="float" office:value="6.69542">
                <text:p>6.6954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718">
                <text:p>2.718</text:p>
              </table:table-cell>
              <table:table-cell office:value-type="float" office:value="6.9755">
                <text:p>6.97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736">
                <text:p>2.736</text:p>
              </table:table-cell>
              <table:table-cell office:value-type="float" office:value="6.74274">
                <text:p>6.742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754">
                <text:p>2.754</text:p>
              </table:table-cell>
              <table:table-cell office:value-type="float" office:value="6.80104">
                <text:p>6.801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772">
                <text:p>2.772</text:p>
              </table:table-cell>
              <table:table-cell office:value-type="float" office:value="6.9022">
                <text:p>6.902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79">
                <text:p>2.79</text:p>
              </table:table-cell>
              <table:table-cell office:value-type="float" office:value="7.03208">
                <text:p>7.032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808">
                <text:p>2.808</text:p>
              </table:table-cell>
              <table:table-cell office:value-type="float" office:value="6.98107">
                <text:p>6.981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826">
                <text:p>2.826</text:p>
              </table:table-cell>
              <table:table-cell office:value-type="float" office:value="6.93422">
                <text:p>6.934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844">
                <text:p>2.844</text:p>
              </table:table-cell>
              <table:table-cell office:value-type="float" office:value="6.91729">
                <text:p>6.9172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862">
                <text:p>2.862</text:p>
              </table:table-cell>
              <table:table-cell office:value-type="float" office:value="6.97805">
                <text:p>6.978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88">
                <text:p>2.88</text:p>
              </table:table-cell>
              <table:table-cell office:value-type="float" office:value="6.97028">
                <text:p>6.970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898">
                <text:p>2.898</text:p>
              </table:table-cell>
              <table:table-cell office:value-type="float" office:value="7.02987">
                <text:p>7.029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916">
                <text:p>2.916</text:p>
              </table:table-cell>
              <table:table-cell office:value-type="float" office:value="6.96254">
                <text:p>6.962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934">
                <text:p>2.934</text:p>
              </table:table-cell>
              <table:table-cell office:value-type="float" office:value="6.81503">
                <text:p>6.815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952">
                <text:p>2.952</text:p>
              </table:table-cell>
              <table:table-cell office:value-type="float" office:value="6.80543">
                <text:p>6.8054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97">
                <text:p>2.97</text:p>
              </table:table-cell>
              <table:table-cell office:value-type="float" office:value="-4.94153">
                <text:p>-4.941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988">
                <text:p>2.988</text:p>
              </table:table-cell>
              <table:table-cell office:value-type="float" office:value="-4.20533">
                <text:p>-4.205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006">
                <text:p>3.006</text:p>
              </table:table-cell>
              <table:table-cell office:value-type="float" office:value="4.7825">
                <text:p>4.78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024">
                <text:p>3.024</text:p>
              </table:table-cell>
              <table:table-cell office:value-type="float" office:value="4.93557">
                <text:p>4.9355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042">
                <text:p>3.042</text:p>
              </table:table-cell>
              <table:table-cell office:value-type="float" office:value="-4.20383">
                <text:p>-4.203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06">
                <text:p>3.06</text:p>
              </table:table-cell>
              <table:table-cell office:value-type="float" office:value="-4.81199">
                <text:p>-4.8119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078">
                <text:p>3.078</text:p>
              </table:table-cell>
              <table:table-cell office:value-type="float" office:value="-4.29449">
                <text:p>-4.294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096">
                <text:p>3.096</text:p>
              </table:table-cell>
              <table:table-cell office:value-type="float" office:value="-4.23106">
                <text:p>-4.231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114">
                <text:p>3.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132">
                <text:p>3.132</text:p>
              </table:table-cell>
              <table:table-cell office:value-type="float" office:value="-4.24543">
                <text:p>-4.2454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15">
                <text:p>3.15</text:p>
              </table:table-cell>
              <table:table-cell office:value-type="float" office:value="-4.15461">
                <text:p>-4.1546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168">
                <text:p>3.168</text:p>
              </table:table-cell>
              <table:table-cell office:value-type="float" office:value="-4.8888">
                <text:p>-4.88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186">
                <text:p>3.186</text:p>
              </table:table-cell>
              <table:table-cell office:value-type="float" office:value="-4.69804">
                <text:p>-4.6980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204">
                <text:p>3.204</text:p>
              </table:table-cell>
              <table:table-cell office:value-type="float" office:value="-4.19494">
                <text:p>-4.194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222">
                <text:p>3.222</text:p>
              </table:table-cell>
              <table:table-cell office:value-type="float" office:value="-4.9208">
                <text:p>-4.92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24">
                <text:p>3.24</text:p>
              </table:table-cell>
              <table:table-cell office:value-type="float" office:value="4.9657">
                <text:p>4.96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258">
                <text:p>3.258</text:p>
              </table:table-cell>
              <table:table-cell office:value-type="float" office:value="-4.20817">
                <text:p>-4.208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276">
                <text:p>3.276</text:p>
              </table:table-cell>
              <table:table-cell office:value-type="float" office:value="-4.20734">
                <text:p>-4.2073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294">
                <text:p>3.294</text:p>
              </table:table-cell>
              <table:table-cell office:value-type="float" office:value="-4.76329">
                <text:p>-4.763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312">
                <text:p>3.312</text:p>
              </table:table-cell>
              <table:table-cell office:value-type="float" office:value="-4.1586">
                <text:p>-4.15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33">
                <text:p>3.33</text:p>
              </table:table-cell>
              <table:table-cell office:value-type="float" office:value="-4.22406">
                <text:p>-4.224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348">
                <text:p>3.348</text:p>
              </table:table-cell>
              <table:table-cell office:value-type="float" office:value="-4.80335">
                <text:p>-4.8033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366">
                <text:p>3.366</text:p>
              </table:table-cell>
              <table:table-cell office:value-type="float" office:value="-4.89551">
                <text:p>-4.8955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384">
                <text:p>3.384</text:p>
              </table:table-cell>
              <table:table-cell office:value-type="float" office:value="4.75891">
                <text:p>4.758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402">
                <text:p>3.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42">
                <text:p>3.42</text:p>
              </table:table-cell>
              <table:table-cell office:value-type="float" office:value="-4.69147">
                <text:p>-4.691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438">
                <text:p>3.438</text:p>
              </table:table-cell>
              <table:table-cell office:value-type="float" office:value="-4.23732">
                <text:p>-4.237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456">
                <text:p>3.456</text:p>
              </table:table-cell>
              <table:table-cell office:value-type="float" office:value="-4.14496">
                <text:p>-4.144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474">
                <text:p>3.474</text:p>
              </table:table-cell>
              <table:table-cell office:value-type="float" office:value="-4.90338">
                <text:p>-4.903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492">
                <text:p>3.492</text:p>
              </table:table-cell>
              <table:table-cell office:value-type="float" office:value="-4.82451">
                <text:p>-4.824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51">
                <text:p>3.51</text:p>
              </table:table-cell>
              <table:table-cell office:value-type="float" office:value="6.76721">
                <text:p>6.767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528">
                <text:p>3.528</text:p>
              </table:table-cell>
              <table:table-cell office:value-type="float" office:value="6.79214">
                <text:p>6.792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546">
                <text:p>3.546</text:p>
              </table:table-cell>
              <table:table-cell office:value-type="float" office:value="6.6937">
                <text:p>6.69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564">
                <text:p>3.564</text:p>
              </table:table-cell>
              <table:table-cell office:value-type="float" office:value="6.84855">
                <text:p>6.848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582">
                <text:p>3.582</text:p>
              </table:table-cell>
              <table:table-cell office:value-type="float" office:value="6.77417">
                <text:p>6.774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6">
                <text:p>3.6</text:p>
              </table:table-cell>
              <table:table-cell office:value-type="float" office:value="6.74081">
                <text:p>6.7408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618">
                <text:p>3.618</text:p>
              </table:table-cell>
              <table:table-cell office:value-type="float" office:value="6.78521">
                <text:p>6.7852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636">
                <text:p>3.636</text:p>
              </table:table-cell>
              <table:table-cell office:value-type="float" office:value="6.85444">
                <text:p>6.8544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654">
                <text:p>3.654</text:p>
              </table:table-cell>
              <table:table-cell office:value-type="float" office:value="6.82603">
                <text:p>6.826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672">
                <text:p>3.672</text:p>
              </table:table-cell>
              <table:table-cell office:value-type="float" office:value="6.84736">
                <text:p>6.847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69">
                <text:p>3.69</text:p>
              </table:table-cell>
              <table:table-cell office:value-type="float" office:value="6.7836">
                <text:p>6.78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708">
                <text:p>3.708</text:p>
              </table:table-cell>
              <table:table-cell office:value-type="float" office:value="6.84838">
                <text:p>6.8483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726">
                <text:p>3.726</text:p>
              </table:table-cell>
              <table:table-cell office:value-type="float" office:value="6.81931">
                <text:p>6.819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744">
                <text:p>3.744</text:p>
              </table:table-cell>
              <table:table-cell office:value-type="float" office:value="6.84986">
                <text:p>6.849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762">
                <text:p>3.762</text:p>
              </table:table-cell>
              <table:table-cell office:value-type="float" office:value="6.84939">
                <text:p>6.8493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78">
                <text:p>3.78</text:p>
              </table:table-cell>
              <table:table-cell office:value-type="float" office:value="6.92526">
                <text:p>6.925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798">
                <text:p>3.798</text:p>
              </table:table-cell>
              <table:table-cell office:value-type="float" office:value="6.8635">
                <text:p>6.86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816">
                <text:p>3.816</text:p>
              </table:table-cell>
              <table:table-cell office:value-type="float" office:value="6.83855">
                <text:p>6.838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834">
                <text:p>3.834</text:p>
              </table:table-cell>
              <table:table-cell office:value-type="float" office:value="6.84863">
                <text:p>6.848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852">
                <text:p>3.852</text:p>
              </table:table-cell>
              <table:table-cell office:value-type="float" office:value="6.87775">
                <text:p>6.877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87">
                <text:p>3.87</text:p>
              </table:table-cell>
              <table:table-cell office:value-type="float" office:value="6.85134">
                <text:p>6.851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888">
                <text:p>3.888</text:p>
              </table:table-cell>
              <table:table-cell office:value-type="float" office:value="6.87521">
                <text:p>6.875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906">
                <text:p>3.906</text:p>
              </table:table-cell>
              <table:table-cell office:value-type="float" office:value="6.84951">
                <text:p>6.8495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924">
                <text:p>3.924</text:p>
              </table:table-cell>
              <table:table-cell office:value-type="float" office:value="6.85099">
                <text:p>6.850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942">
                <text:p>3.942</text:p>
              </table:table-cell>
              <table:table-cell office:value-type="float" office:value="6.83576">
                <text:p>6.835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96">
                <text:p>3.96</text:p>
              </table:table-cell>
              <table:table-cell office:value-type="float" office:value="6.76348">
                <text:p>6.763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978">
                <text:p>3.978</text:p>
              </table:table-cell>
              <table:table-cell office:value-type="float" office:value="6.87402">
                <text:p>6.874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996">
                <text:p>3.996</text:p>
              </table:table-cell>
              <table:table-cell office:value-type="float" office:value="6.77873">
                <text:p>6.7787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014">
                <text:p>4.014</text:p>
              </table:table-cell>
              <table:table-cell office:value-type="float" office:value="6.84073">
                <text:p>6.8407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032">
                <text:p>4.032</text:p>
              </table:table-cell>
              <table:table-cell office:value-type="float" office:value="6.81359">
                <text:p>6.813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05">
                <text:p>4.05</text:p>
              </table:table-cell>
              <table:table-cell office:value-type="float" office:value="-4.84159">
                <text:p>-4.841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.068">
                <text:p>4.068</text:p>
              </table:table-cell>
              <table:table-cell office:value-type="float" office:value="-4.91178">
                <text:p>-4.9117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086">
                <text:p>4.086</text:p>
              </table:table-cell>
              <table:table-cell office:value-type="float" office:value="7.90765">
                <text:p>7.9076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104">
                <text:p>4.104</text:p>
              </table:table-cell>
              <table:table-cell office:value-type="float" office:value="8.22617">
                <text:p>8.226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.122">
                <text:p>4.122</text:p>
              </table:table-cell>
              <table:table-cell office:value-type="float" office:value="8.37416">
                <text:p>8.374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.14">
                <text:p>4.14</text:p>
              </table:table-cell>
              <table:table-cell office:value-type="float" office:value="8.50143">
                <text:p>8.501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158">
                <text:p>4.158</text:p>
              </table:table-cell>
              <table:table-cell office:value-type="float" office:value="8.90148">
                <text:p>8.9014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.176">
                <text:p>4.176</text:p>
              </table:table-cell>
              <table:table-cell office:value-type="float" office:value="8.75937">
                <text:p>8.7593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.194">
                <text:p>4.194</text:p>
              </table:table-cell>
              <table:table-cell office:value-type="float" office:value="8.69149">
                <text:p>8.6914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.212">
                <text:p>4.212</text:p>
              </table:table-cell>
              <table:table-cell office:value-type="float" office:value="8.32619">
                <text:p>8.3261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.23">
                <text:p>4.23</text:p>
              </table:table-cell>
              <table:table-cell office:value-type="float" office:value="8.43055">
                <text:p>8.430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.248">
                <text:p>4.248</text:p>
              </table:table-cell>
              <table:table-cell office:value-type="float" office:value="8.33151">
                <text:p>8.331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.266">
                <text:p>4.266</text:p>
              </table:table-cell>
              <table:table-cell office:value-type="float" office:value="8.43604">
                <text:p>8.436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284">
                <text:p>4.284</text:p>
              </table:table-cell>
              <table:table-cell office:value-type="float" office:value="8.08768">
                <text:p>8.0876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302">
                <text:p>4.302</text:p>
              </table:table-cell>
              <table:table-cell office:value-type="float" office:value="8.20815">
                <text:p>8.208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.32">
                <text:p>4.32</text:p>
              </table:table-cell>
              <table:table-cell office:value-type="float" office:value="7.93497">
                <text:p>7.934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338">
                <text:p>4.338</text:p>
              </table:table-cell>
              <table:table-cell office:value-type="float" office:value="8.68923">
                <text:p>8.689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.356">
                <text:p>4.356</text:p>
              </table:table-cell>
              <table:table-cell office:value-type="float" office:value="9.21974">
                <text:p>9.219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.374">
                <text:p>4.374</text:p>
              </table:table-cell>
              <table:table-cell office:value-type="float" office:value="8.65629">
                <text:p>8.6562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392">
                <text:p>4.392</text:p>
              </table:table-cell>
              <table:table-cell office:value-type="float" office:value="8.8671">
                <text:p>8.86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.41">
                <text:p>4.41</text:p>
              </table:table-cell>
              <table:table-cell office:value-type="float" office:value="8.16087">
                <text:p>8.160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428">
                <text:p>4.428</text:p>
              </table:table-cell>
              <table:table-cell office:value-type="float" office:value="8.08584">
                <text:p>8.0858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446">
                <text:p>4.446</text:p>
              </table:table-cell>
              <table:table-cell office:value-type="float" office:value="8.57102">
                <text:p>8.571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.464">
                <text:p>4.464</text:p>
              </table:table-cell>
              <table:table-cell office:value-type="float" office:value="8.02823">
                <text:p>8.028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.482">
                <text:p>4.482</text:p>
              </table:table-cell>
              <table:table-cell office:value-type="float" office:value="8.87633">
                <text:p>8.876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5">
                <text:p>4.5</text:p>
              </table:table-cell>
              <table:table-cell office:value-type="float" office:value="8.21853">
                <text:p>8.218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518">
                <text:p>4.518</text:p>
              </table:table-cell>
              <table:table-cell office:value-type="float" office:value="8.89535">
                <text:p>8.8953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536">
                <text:p>4.536</text:p>
              </table:table-cell>
              <table:table-cell office:value-type="float" office:value="8.00254">
                <text:p>8.002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554">
                <text:p>4.554</text:p>
              </table:table-cell>
              <table:table-cell office:value-type="float" office:value="8.29609">
                <text:p>8.2960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572">
                <text:p>4.572</text:p>
              </table:table-cell>
              <table:table-cell office:value-type="float" office:value="7.99584">
                <text:p>7.995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59">
                <text:p>4.59</text:p>
              </table:table-cell>
              <table:table-cell office:value-type="float" office:value="8.46174">
                <text:p>8.461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608">
                <text:p>4.608</text:p>
              </table:table-cell>
              <table:table-cell office:value-type="float" office:value="8.76842">
                <text:p>8.7684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626">
                <text:p>4.626</text:p>
              </table:table-cell>
              <table:table-cell office:value-type="float" office:value="8.11277">
                <text:p>8.1127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644">
                <text:p>4.644</text:p>
              </table:table-cell>
              <table:table-cell office:value-type="float" office:value="8.76043">
                <text:p>8.760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662">
                <text:p>4.662</text:p>
              </table:table-cell>
              <table:table-cell office:value-type="float" office:value="8.35099">
                <text:p>8.3509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68">
                <text:p>4.68</text:p>
              </table:table-cell>
              <table:table-cell office:value-type="float" office:value="8.18184">
                <text:p>8.181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698">
                <text:p>4.698</text:p>
              </table:table-cell>
              <table:table-cell office:value-type="float" office:value="8.21161">
                <text:p>8.211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716">
                <text:p>4.716</text:p>
              </table:table-cell>
              <table:table-cell office:value-type="float" office:value="8.56982">
                <text:p>8.5698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734">
                <text:p>4.734</text:p>
              </table:table-cell>
              <table:table-cell office:value-type="float" office:value="8.06537">
                <text:p>8.065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752">
                <text:p>4.752</text:p>
              </table:table-cell>
              <table:table-cell office:value-type="float" office:value="8.09375">
                <text:p>8.093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77">
                <text:p>4.77</text:p>
              </table:table-cell>
              <table:table-cell office:value-type="float" office:value="8.47561">
                <text:p>8.475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788">
                <text:p>4.788</text:p>
              </table:table-cell>
              <table:table-cell office:value-type="float" office:value="8.85891">
                <text:p>8.858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806">
                <text:p>4.806</text:p>
              </table:table-cell>
              <table:table-cell office:value-type="float" office:value="8.53997">
                <text:p>8.539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824">
                <text:p>4.824</text:p>
              </table:table-cell>
              <table:table-cell office:value-type="float" office:value="7.95518">
                <text:p>7.955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842">
                <text:p>4.842</text:p>
              </table:table-cell>
              <table:table-cell office:value-type="float" office:value="7.99329">
                <text:p>7.9932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86">
                <text:p>4.86</text:p>
              </table:table-cell>
              <table:table-cell office:value-type="float" office:value="8.01729">
                <text:p>8.0172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878">
                <text:p>4.878</text:p>
              </table:table-cell>
              <table:table-cell office:value-type="float" office:value="8.08133">
                <text:p>8.0813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896">
                <text:p>4.896</text:p>
              </table:table-cell>
              <table:table-cell office:value-type="float" office:value="8.05592">
                <text:p>8.055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914">
                <text:p>4.914</text:p>
              </table:table-cell>
              <table:table-cell office:value-type="float" office:value="7.91187">
                <text:p>7.9118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932">
                <text:p>4.932</text:p>
              </table:table-cell>
              <table:table-cell office:value-type="float" office:value="8.09554">
                <text:p>8.0955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95">
                <text:p>4.95</text:p>
              </table:table-cell>
              <table:table-cell office:value-type="float" office:value="8.0741">
                <text:p>8.074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968">
                <text:p>4.968</text:p>
              </table:table-cell>
              <table:table-cell office:value-type="float" office:value="8.08992">
                <text:p>8.0899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986">
                <text:p>4.986</text:p>
              </table:table-cell>
              <table:table-cell office:value-type="float" office:value="8.65604">
                <text:p>8.656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.004">
                <text:p>5.004</text:p>
              </table:table-cell>
              <table:table-cell office:value-type="float" office:value="8.55842">
                <text:p>8.5584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.022">
                <text:p>5.022</text:p>
              </table:table-cell>
              <table:table-cell office:value-type="float" office:value="8.749">
                <text:p>8.7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.04">
                <text:p>5.04</text:p>
              </table:table-cell>
              <table:table-cell office:value-type="float" office:value="8.14165">
                <text:p>8.141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.058">
                <text:p>5.058</text:p>
              </table:table-cell>
              <table:table-cell office:value-type="float" office:value="8.08116">
                <text:p>8.081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.076">
                <text:p>5.076</text:p>
              </table:table-cell>
              <table:table-cell office:value-type="float" office:value="8.76734">
                <text:p>8.7673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.094">
                <text:p>5.094</text:p>
              </table:table-cell>
              <table:table-cell office:value-type="float" office:value="8.0743">
                <text:p>8.074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.112">
                <text:p>5.112</text:p>
              </table:table-cell>
              <table:table-cell office:value-type="float" office:value="8.85942">
                <text:p>8.8594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.13">
                <text:p>5.13</text:p>
              </table:table-cell>
              <table:table-cell office:value-type="float" office:value="8.08046">
                <text:p>8.0804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.148">
                <text:p>5.148</text:p>
              </table:table-cell>
              <table:table-cell office:value-type="float" office:value="7.90949">
                <text:p>7.909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.166">
                <text:p>5.166</text:p>
              </table:table-cell>
              <table:table-cell office:value-type="float" office:value="8.06852">
                <text:p>8.0685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.184">
                <text:p>5.184</text:p>
              </table:table-cell>
              <table:table-cell office:value-type="float" office:value="8.46256">
                <text:p>8.462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.202">
                <text:p>5.202</text:p>
              </table:table-cell>
              <table:table-cell office:value-type="float" office:value="8.0644">
                <text:p>8.064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.22">
                <text:p>5.22</text:p>
              </table:table-cell>
              <table:table-cell office:value-type="float" office:value="8.37607">
                <text:p>8.376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.238">
                <text:p>5.238</text:p>
              </table:table-cell>
              <table:table-cell office:value-type="float" office:value="8.07595">
                <text:p>8.0759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.256">
                <text:p>5.256</text:p>
              </table:table-cell>
              <table:table-cell office:value-type="float" office:value="8.80679">
                <text:p>8.8067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.274">
                <text:p>5.274</text:p>
              </table:table-cell>
              <table:table-cell office:value-type="float" office:value="8.60277">
                <text:p>8.602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.292">
                <text:p>5.292</text:p>
              </table:table-cell>
              <table:table-cell office:value-type="float" office:value="8.31569">
                <text:p>8.315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.31">
                <text:p>5.31</text:p>
              </table:table-cell>
              <table:table-cell office:value-type="float" office:value="8.2451">
                <text:p>8.245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.328">
                <text:p>5.328</text:p>
              </table:table-cell>
              <table:table-cell office:value-type="float" office:value="8.66758">
                <text:p>8.667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.346">
                <text:p>5.346</text:p>
              </table:table-cell>
              <table:table-cell office:value-type="float" office:value="8.11079">
                <text:p>8.1107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.364">
                <text:p>5.364</text:p>
              </table:table-cell>
              <table:table-cell office:value-type="float" office:value="8.08575">
                <text:p>8.085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.382">
                <text:p>5.382</text:p>
              </table:table-cell>
              <table:table-cell office:value-type="float" office:value="8.79225">
                <text:p>8.792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.4">
                <text:p>5.4</text:p>
              </table:table-cell>
              <table:table-cell office:value-type="float" office:value="8.61271">
                <text:p>8.612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418">
                <text:p>5.418</text:p>
              </table:table-cell>
              <table:table-cell office:value-type="float" office:value="8.47924">
                <text:p>8.479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.436">
                <text:p>5.436</text:p>
              </table:table-cell>
              <table:table-cell office:value-type="float" office:value="8.0853">
                <text:p>8.085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.454">
                <text:p>5.454</text:p>
              </table:table-cell>
              <table:table-cell office:value-type="float" office:value="8.08235">
                <text:p>8.0823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.472">
                <text:p>5.472</text:p>
              </table:table-cell>
              <table:table-cell office:value-type="float" office:value="8.0181">
                <text:p>8.01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.49">
                <text:p>5.49</text:p>
              </table:table-cell>
              <table:table-cell office:value-type="float" office:value="8.34169">
                <text:p>8.3416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.508">
                <text:p>5.508</text:p>
              </table:table-cell>
              <table:table-cell office:value-type="float" office:value="3.04566">
                <text:p>3.0456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.526">
                <text:p>5.526</text:p>
              </table:table-cell>
              <table:table-cell office:value-type="float" office:value="3.01056">
                <text:p>3.010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.544">
                <text:p>5.544</text:p>
              </table:table-cell>
              <table:table-cell office:value-type="float" office:value="3.12234">
                <text:p>3.122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.562">
                <text:p>5.562</text:p>
              </table:table-cell>
              <table:table-cell office:value-type="float" office:value="2.89015">
                <text:p>2.890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.58">
                <text:p>5.58</text:p>
              </table:table-cell>
              <table:table-cell office:value-type="float" office:value="2.9025">
                <text:p>2.90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.598">
                <text:p>5.598</text:p>
              </table:table-cell>
              <table:table-cell office:value-type="float" office:value="3.16012">
                <text:p>3.160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.616">
                <text:p>5.616</text:p>
              </table:table-cell>
              <table:table-cell office:value-type="float" office:value="3.23017">
                <text:p>3.2301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.634">
                <text:p>5.634</text:p>
              </table:table-cell>
              <table:table-cell office:value-type="float" office:value="3.23656">
                <text:p>3.2365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.652">
                <text:p>5.652</text:p>
              </table:table-cell>
              <table:table-cell office:value-type="float" office:value="2.9228">
                <text:p>2.92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.67">
                <text:p>5.67</text:p>
              </table:table-cell>
              <table:table-cell office:value-type="float" office:value="2.96461">
                <text:p>2.9646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.688">
                <text:p>5.688</text:p>
              </table:table-cell>
              <table:table-cell office:value-type="float" office:value="2.91882">
                <text:p>2.9188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.706">
                <text:p>5.706</text:p>
              </table:table-cell>
              <table:table-cell office:value-type="float" office:value="3.11364">
                <text:p>3.113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.724">
                <text:p>5.724</text:p>
              </table:table-cell>
              <table:table-cell office:value-type="float" office:value="3.25571">
                <text:p>3.255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.742">
                <text:p>5.742</text:p>
              </table:table-cell>
              <table:table-cell office:value-type="float" office:value="3.23282">
                <text:p>3.2328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.76">
                <text:p>5.76</text:p>
              </table:table-cell>
              <table:table-cell office:value-type="float" office:value="3.13194">
                <text:p>3.131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.778">
                <text:p>5.778</text:p>
              </table:table-cell>
              <table:table-cell office:value-type="float" office:value="3.2671">
                <text:p>3.267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.796">
                <text:p>5.796</text:p>
              </table:table-cell>
              <table:table-cell office:value-type="float" office:value="3.27199">
                <text:p>3.271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.814">
                <text:p>5.814</text:p>
              </table:table-cell>
              <table:table-cell office:value-type="float" office:value="3.24398">
                <text:p>3.2439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.832">
                <text:p>5.832</text:p>
              </table:table-cell>
              <table:table-cell office:value-type="float" office:value="3.24372">
                <text:p>3.243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.85">
                <text:p>5.85</text:p>
              </table:table-cell>
              <table:table-cell office:value-type="float" office:value="3.24056">
                <text:p>3.240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.868">
                <text:p>5.868</text:p>
              </table:table-cell>
              <table:table-cell office:value-type="float" office:value="3.27971">
                <text:p>3.2797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.886">
                <text:p>5.886</text:p>
              </table:table-cell>
              <table:table-cell office:value-type="float" office:value="3.00194">
                <text:p>3.0019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.904">
                <text:p>5.904</text:p>
              </table:table-cell>
              <table:table-cell office:value-type="float" office:value="3.24761">
                <text:p>3.2476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.922">
                <text:p>5.922</text:p>
              </table:table-cell>
              <table:table-cell office:value-type="float" office:value="3.25604">
                <text:p>3.256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94">
                <text:p>5.94</text:p>
              </table:table-cell>
              <table:table-cell office:value-type="float" office:value="2.85726">
                <text:p>2.8572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.958">
                <text:p>5.958</text:p>
              </table:table-cell>
              <table:table-cell office:value-type="float" office:value="2.95141">
                <text:p>2.9514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.976">
                <text:p>5.976</text:p>
              </table:table-cell>
              <table:table-cell office:value-type="float" office:value="2.90476">
                <text:p>2.9047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.994">
                <text:p>5.994</text:p>
              </table:table-cell>
              <table:table-cell office:value-type="float" office:value="2.94183">
                <text:p>2.941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.012">
                <text:p>6.012</text:p>
              </table:table-cell>
              <table:table-cell office:value-type="float" office:value="3.25789">
                <text:p>3.2578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.03">
                <text:p>6.03</text:p>
              </table:table-cell>
              <table:table-cell office:value-type="float" office:value="3.12257">
                <text:p>3.1225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.048">
                <text:p>6.048</text:p>
              </table:table-cell>
              <table:table-cell office:value-type="float" office:value="3.0961">
                <text:p>3.096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.066">
                <text:p>6.066</text:p>
              </table:table-cell>
              <table:table-cell office:value-type="float" office:value="2.89836">
                <text:p>2.8983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.084">
                <text:p>6.084</text:p>
              </table:table-cell>
              <table:table-cell office:value-type="float" office:value="2.97149">
                <text:p>2.971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.102">
                <text:p>6.102</text:p>
              </table:table-cell>
              <table:table-cell office:value-type="float" office:value="3.00283">
                <text:p>3.002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.12">
                <text:p>6.12</text:p>
              </table:table-cell>
              <table:table-cell office:value-type="float" office:value="3.18869">
                <text:p>3.1886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.138">
                <text:p>6.138</text:p>
              </table:table-cell>
              <table:table-cell office:value-type="float" office:value="3.2677">
                <text:p>3.26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.156">
                <text:p>6.156</text:p>
              </table:table-cell>
              <table:table-cell office:value-type="float" office:value="3.26054">
                <text:p>3.2605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.174">
                <text:p>6.174</text:p>
              </table:table-cell>
              <table:table-cell office:value-type="float" office:value="3.07737">
                <text:p>3.0773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.192">
                <text:p>6.192</text:p>
              </table:table-cell>
              <table:table-cell office:value-type="float" office:value="3.02012">
                <text:p>3.020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.21">
                <text:p>6.21</text:p>
              </table:table-cell>
              <table:table-cell office:value-type="float" office:value="3.28303">
                <text:p>3.2830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.228">
                <text:p>6.228</text:p>
              </table:table-cell>
              <table:table-cell office:value-type="float" office:value="3.13276">
                <text:p>3.1327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.246">
                <text:p>6.246</text:p>
              </table:table-cell>
              <table:table-cell office:value-type="float" office:value="2.16383">
                <text:p>2.1638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.264">
                <text:p>6.264</text:p>
              </table:table-cell>
              <table:table-cell office:value-type="float" office:value="3.20417">
                <text:p>3.2041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.282">
                <text:p>6.282</text:p>
              </table:table-cell>
              <table:table-cell office:value-type="float" office:value="3.24208">
                <text:p>3.242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.3">
                <text:p>6.3</text:p>
              </table:table-cell>
              <table:table-cell office:value-type="float" office:value="2.92555">
                <text:p>2.925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.318">
                <text:p>6.318</text:p>
              </table:table-cell>
              <table:table-cell office:value-type="float" office:value="3.21342">
                <text:p>3.213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.336">
                <text:p>6.336</text:p>
              </table:table-cell>
              <table:table-cell office:value-type="float" office:value="3.28374">
                <text:p>3.283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.354">
                <text:p>6.354</text:p>
              </table:table-cell>
              <table:table-cell office:value-type="float" office:value="3.26637">
                <text:p>3.2663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.372">
                <text:p>6.372</text:p>
              </table:table-cell>
              <table:table-cell office:value-type="float" office:value="3.12645">
                <text:p>3.126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.39">
                <text:p>6.39</text:p>
              </table:table-cell>
              <table:table-cell office:value-type="float" office:value="3.22104">
                <text:p>3.221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.408">
                <text:p>6.408</text:p>
              </table:table-cell>
              <table:table-cell office:value-type="float" office:value="3.26482">
                <text:p>3.2648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.426">
                <text:p>6.426</text:p>
              </table:table-cell>
              <table:table-cell office:value-type="float" office:value="3.15811">
                <text:p>3.158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.444">
                <text:p>6.444</text:p>
              </table:table-cell>
              <table:table-cell office:value-type="float" office:value="3.26473">
                <text:p>3.264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.462">
                <text:p>6.462</text:p>
              </table:table-cell>
              <table:table-cell office:value-type="float" office:value="3.26255">
                <text:p>3.262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.48">
                <text:p>6.48</text:p>
              </table:table-cell>
              <table:table-cell office:value-type="float" office:value="3.26406">
                <text:p>3.2640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.498">
                <text:p>6.498</text:p>
              </table:table-cell>
              <table:table-cell office:value-type="float" office:value="3.27457">
                <text:p>3.274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.516">
                <text:p>6.516</text:p>
              </table:table-cell>
              <table:table-cell office:value-type="float" office:value="2.9003">
                <text:p>2.90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.534">
                <text:p>6.534</text:p>
              </table:table-cell>
              <table:table-cell office:value-type="float" office:value="3.0649">
                <text:p>3.06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.552">
                <text:p>6.552</text:p>
              </table:table-cell>
              <table:table-cell office:value-type="float" office:value="3.28039">
                <text:p>3.280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.57">
                <text:p>6.57</text:p>
              </table:table-cell>
              <table:table-cell office:value-type="float" office:value="2.98177">
                <text:p>2.9817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.588">
                <text:p>6.588</text:p>
              </table:table-cell>
              <table:table-cell office:value-type="float" office:value="2.92565">
                <text:p>2.925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.606">
                <text:p>6.606</text:p>
              </table:table-cell>
              <table:table-cell office:value-type="float" office:value="3.22846">
                <text:p>3.2284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.624">
                <text:p>6.624</text:p>
              </table:table-cell>
              <table:table-cell office:value-type="float" office:value="3.26927">
                <text:p>3.2692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.642">
                <text:p>6.642</text:p>
              </table:table-cell>
              <table:table-cell office:value-type="float" office:value="3.27434">
                <text:p>3.274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.66">
                <text:p>6.66</text:p>
              </table:table-cell>
              <table:table-cell office:value-type="float" office:value="3.16399">
                <text:p>3.1639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.678">
                <text:p>6.678</text:p>
              </table:table-cell>
              <table:table-cell office:value-type="float" office:value="3.10391">
                <text:p>3.103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.696">
                <text:p>6.696</text:p>
              </table:table-cell>
              <table:table-cell office:value-type="float" office:value="3.25447">
                <text:p>3.2544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.714">
                <text:p>6.714</text:p>
              </table:table-cell>
              <table:table-cell office:value-type="float" office:value="3.2619">
                <text:p>3.26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.732">
                <text:p>6.732</text:p>
              </table:table-cell>
              <table:table-cell office:value-type="float" office:value="3.04694">
                <text:p>3.0469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.75">
                <text:p>6.75</text:p>
              </table:table-cell>
              <table:table-cell office:value-type="float" office:value="2.89735">
                <text:p>2.897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.768">
                <text:p>6.768</text:p>
              </table:table-cell>
              <table:table-cell office:value-type="float" office:value="2.62598">
                <text:p>2.625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.786">
                <text:p>6.786</text:p>
              </table:table-cell>
              <table:table-cell office:value-type="float" office:value="3.25444">
                <text:p>3.254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.804">
                <text:p>6.804</text:p>
              </table:table-cell>
              <table:table-cell office:value-type="float" office:value="3.19863">
                <text:p>3.1986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.822">
                <text:p>6.822</text:p>
              </table:table-cell>
              <table:table-cell office:value-type="float" office:value="2.92224">
                <text:p>2.922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.84">
                <text:p>6.84</text:p>
              </table:table-cell>
              <table:table-cell office:value-type="float" office:value="3.2654">
                <text:p>3.265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.858">
                <text:p>6.858</text:p>
              </table:table-cell>
              <table:table-cell office:value-type="float" office:value="3.28627">
                <text:p>3.2862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.876">
                <text:p>6.876</text:p>
              </table:table-cell>
              <table:table-cell office:value-type="float" office:value="3.13322">
                <text:p>3.133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.894">
                <text:p>6.894</text:p>
              </table:table-cell>
              <table:table-cell office:value-type="float" office:value="2.90101">
                <text:p>2.901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.912">
                <text:p>6.912</text:p>
              </table:table-cell>
              <table:table-cell office:value-type="float" office:value="3.25781">
                <text:p>3.2578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.93">
                <text:p>6.93</text:p>
              </table:table-cell>
              <table:table-cell office:value-type="float" office:value="3.06334">
                <text:p>3.0633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.948">
                <text:p>6.948</text:p>
              </table:table-cell>
              <table:table-cell office:value-type="float" office:value="3.2602">
                <text:p>3.260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.966">
                <text:p>6.966</text:p>
              </table:table-cell>
              <table:table-cell office:value-type="float" office:value="3.2622">
                <text:p>3.262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.984">
                <text:p>6.984</text:p>
              </table:table-cell>
              <table:table-cell office:value-type="float" office:value="4.03091">
                <text:p>4.030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.002">
                <text:p>7.002</text:p>
              </table:table-cell>
              <table:table-cell office:value-type="float" office:value="-0.0130004">
                <text:p>-0.013000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.02">
                <text:p>7.02</text:p>
              </table:table-cell>
              <table:table-cell office:value-type="float" office:value="-0.00871762">
                <text:p>-0.0087176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.038">
                <text:p>7.038</text:p>
              </table:table-cell>
              <table:table-cell office:value-type="float" office:value="-0.00984051">
                <text:p>-0.009840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.056">
                <text:p>7.056</text:p>
              </table:table-cell>
              <table:table-cell office:value-type="float" office:value="-0.0110262">
                <text:p>-0.01102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.074">
                <text:p>7.074</text:p>
              </table:table-cell>
              <table:table-cell office:value-type="float" office:value="-0.000281334">
                <text:p>-0.0002813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.092">
                <text:p>7.092</text:p>
              </table:table-cell>
              <table:table-cell office:value-type="float" office:value="4.05113">
                <text:p>4.051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.11">
                <text:p>7.11</text:p>
              </table:table-cell>
              <table:table-cell office:value-type="float" office:value="-0.000494684">
                <text:p>-0.0004946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.128">
                <text:p>7.128</text:p>
              </table:table-cell>
              <table:table-cell office:value-type="float" office:value="-0.00114898">
                <text:p>-0.0011489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.146">
                <text:p>7.146</text:p>
              </table:table-cell>
              <table:table-cell office:value-type="float" office:value="-0.00299106">
                <text:p>-0.002991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.164">
                <text:p>7.164</text:p>
              </table:table-cell>
              <table:table-cell office:value-type="float" office:value="0.00215671">
                <text:p>0.002156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.182">
                <text:p>7.182</text:p>
              </table:table-cell>
              <table:table-cell office:value-type="float" office:value="3.94918">
                <text:p>3.949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.2">
                <text:p>7.2</text:p>
              </table:table-cell>
              <table:table-cell office:value-type="float" office:value="-0.00634035">
                <text:p>-0.0063403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.218">
                <text:p>7.218</text:p>
              </table:table-cell>
              <table:table-cell office:value-type="float" office:value="3.90134">
                <text:p>3.901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.236">
                <text:p>7.236</text:p>
              </table:table-cell>
              <table:table-cell office:value-type="float" office:value="4.13616">
                <text:p>4.136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.254">
                <text:p>7.254</text:p>
              </table:table-cell>
              <table:table-cell office:value-type="float" office:value="4.09348">
                <text:p>4.093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.272">
                <text:p>7.272</text:p>
              </table:table-cell>
              <table:table-cell office:value-type="float" office:value="-0.00879719">
                <text:p>-0.008797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.29">
                <text:p>7.29</text:p>
              </table:table-cell>
              <table:table-cell office:value-type="float" office:value="-0.00583254">
                <text:p>-0.0058325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.308">
                <text:p>7.308</text:p>
              </table:table-cell>
              <table:table-cell office:value-type="float" office:value="-0.0010287">
                <text:p>-0.001028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.326">
                <text:p>7.326</text:p>
              </table:table-cell>
              <table:table-cell office:value-type="float" office:value="4.14549">
                <text:p>4.1454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.344">
                <text:p>7.344</text:p>
              </table:table-cell>
              <table:table-cell office:value-type="float" office:value="4.77071">
                <text:p>4.7707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.362">
                <text:p>7.362</text:p>
              </table:table-cell>
              <table:table-cell office:value-type="float" office:value="-0.00457069">
                <text:p>-0.0045706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.38">
                <text:p>7.38</text:p>
              </table:table-cell>
              <table:table-cell office:value-type="float" office:value="0.000481046">
                <text:p>0.0004810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.398">
                <text:p>7.398</text:p>
              </table:table-cell>
              <table:table-cell office:value-type="float" office:value="-0.00996071">
                <text:p>-0.0099607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.416">
                <text:p>7.416</text:p>
              </table:table-cell>
              <table:table-cell office:value-type="float" office:value="-0.0087546">
                <text:p>-0.008754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.434">
                <text:p>7.434</text:p>
              </table:table-cell>
              <table:table-cell office:value-type="float" office:value="-0.010594">
                <text:p>-0.01059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.452">
                <text:p>7.452</text:p>
              </table:table-cell>
              <table:table-cell office:value-type="float" office:value="-0.00248486">
                <text:p>-0.002484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.47">
                <text:p>7.47</text:p>
              </table:table-cell>
              <table:table-cell office:value-type="float" office:value="0.00420451">
                <text:p>0.0042045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.488">
                <text:p>7.488</text:p>
              </table:table-cell>
              <table:table-cell office:value-type="float" office:value="-0.00579318">
                <text:p>-0.005793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.506">
                <text:p>7.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.524">
                <text:p>7.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.542">
                <text:p>7.542</text:p>
              </table:table-cell>
              <table:table-cell office:value-type="float" office:value="3.22517">
                <text:p>3.225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.56">
                <text:p>7.56</text:p>
              </table:table-cell>
              <table:table-cell office:value-type="float" office:value="3.27834">
                <text:p>3.278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.578">
                <text:p>7.578</text:p>
              </table:table-cell>
              <table:table-cell office:value-type="float" office:value="3.26351">
                <text:p>3.263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.596">
                <text:p>7.596</text:p>
              </table:table-cell>
              <table:table-cell office:value-type="float" office:value="3.26648">
                <text:p>3.2664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.614">
                <text:p>7.614</text:p>
              </table:table-cell>
              <table:table-cell office:value-type="float" office:value="2.95982">
                <text:p>2.9598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.632">
                <text:p>7.632</text:p>
              </table:table-cell>
              <table:table-cell office:value-type="float" office:value="3.12439">
                <text:p>3.124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.65">
                <text:p>7.65</text:p>
              </table:table-cell>
              <table:table-cell office:value-type="float" office:value="2.9013">
                <text:p>2.90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.668">
                <text:p>7.668</text:p>
              </table:table-cell>
              <table:table-cell office:value-type="float" office:value="2.91579">
                <text:p>2.9157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.686">
                <text:p>7.686</text:p>
              </table:table-cell>
              <table:table-cell office:value-type="float" office:value="3.02326">
                <text:p>3.0232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.704">
                <text:p>7.704</text:p>
              </table:table-cell>
              <table:table-cell office:value-type="float" office:value="2.91398">
                <text:p>2.913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.722">
                <text:p>7.722</text:p>
              </table:table-cell>
              <table:table-cell office:value-type="float" office:value="3.05353">
                <text:p>3.0535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.74">
                <text:p>7.74</text:p>
              </table:table-cell>
              <table:table-cell office:value-type="float" office:value="3.27349">
                <text:p>3.2734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.758">
                <text:p>7.758</text:p>
              </table:table-cell>
              <table:table-cell office:value-type="float" office:value="3.26288">
                <text:p>3.262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.776">
                <text:p>7.776</text:p>
              </table:table-cell>
              <table:table-cell office:value-type="float" office:value="2.92493">
                <text:p>2.9249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.794">
                <text:p>7.794</text:p>
              </table:table-cell>
              <table:table-cell office:value-type="float" office:value="3.26174">
                <text:p>3.2617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.812">
                <text:p>7.812</text:p>
              </table:table-cell>
              <table:table-cell office:value-type="float" office:value="2.91367">
                <text:p>2.913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.83">
                <text:p>7.83</text:p>
              </table:table-cell>
              <table:table-cell office:value-type="float" office:value="3.16206">
                <text:p>3.1620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.848">
                <text:p>7.848</text:p>
              </table:table-cell>
              <table:table-cell office:value-type="float" office:value="3.23792">
                <text:p>3.237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.866">
                <text:p>7.866</text:p>
              </table:table-cell>
              <table:table-cell office:value-type="float" office:value="3.24678">
                <text:p>3.2467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.884">
                <text:p>7.884</text:p>
              </table:table-cell>
              <table:table-cell office:value-type="float" office:value="3.14171">
                <text:p>3.1417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.902">
                <text:p>7.902</text:p>
              </table:table-cell>
              <table:table-cell office:value-type="float" office:value="2.67466">
                <text:p>2.6746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.92">
                <text:p>7.92</text:p>
              </table:table-cell>
              <table:table-cell office:value-type="float" office:value="2.38302">
                <text:p>2.3830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.938">
                <text:p>7.938</text:p>
              </table:table-cell>
              <table:table-cell office:value-type="float" office:value="2.36156">
                <text:p>2.361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.956">
                <text:p>7.956</text:p>
              </table:table-cell>
              <table:table-cell office:value-type="float" office:value="2.77112">
                <text:p>2.771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.974">
                <text:p>7.974</text:p>
              </table:table-cell>
              <table:table-cell office:value-type="float" office:value="2.37472">
                <text:p>2.3747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.992">
                <text:p>7.992</text:p>
              </table:table-cell>
              <table:table-cell office:value-type="float" office:value="3.22432">
                <text:p>3.2243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.01">
                <text:p>8.01</text:p>
              </table:table-cell>
              <table:table-cell office:value-type="float" office:value="3.28043">
                <text:p>3.2804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.028">
                <text:p>8.028</text:p>
              </table:table-cell>
              <table:table-cell office:value-type="float" office:value="2.98021">
                <text:p>2.9802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.046">
                <text:p>8.046</text:p>
              </table:table-cell>
              <table:table-cell office:value-type="float" office:value="3.28182">
                <text:p>3.2818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.064">
                <text:p>8.064</text:p>
              </table:table-cell>
              <table:table-cell office:value-type="float" office:value="2.93855">
                <text:p>2.938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.082">
                <text:p>8.082</text:p>
              </table:table-cell>
              <table:table-cell office:value-type="float" office:value="2.90071">
                <text:p>2.9007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.1">
                <text:p>8.1</text:p>
              </table:table-cell>
              <table:table-cell office:value-type="float" office:value="2.93199">
                <text:p>2.9319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.118">
                <text:p>8.118</text:p>
              </table:table-cell>
              <table:table-cell office:value-type="float" office:value="3.12685">
                <text:p>3.126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.136">
                <text:p>8.136</text:p>
              </table:table-cell>
              <table:table-cell office:value-type="float" office:value="2.97555">
                <text:p>2.975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.154">
                <text:p>8.154</text:p>
              </table:table-cell>
              <table:table-cell office:value-type="float" office:value="3.01323">
                <text:p>3.013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.172">
                <text:p>8.172</text:p>
              </table:table-cell>
              <table:table-cell office:value-type="float" office:value="3.27138">
                <text:p>3.2713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.19">
                <text:p>8.19</text:p>
              </table:table-cell>
              <table:table-cell office:value-type="float" office:value="3.00216">
                <text:p>3.002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.208">
                <text:p>8.208</text:p>
              </table:table-cell>
              <table:table-cell office:value-type="float" office:value="2.86002">
                <text:p>2.860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.226">
                <text:p>8.226</text:p>
              </table:table-cell>
              <table:table-cell office:value-type="float" office:value="2.97832">
                <text:p>2.9783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.244">
                <text:p>8.244</text:p>
              </table:table-cell>
              <table:table-cell office:value-type="float" office:value="2.92704">
                <text:p>2.9270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.262">
                <text:p>8.262</text:p>
              </table:table-cell>
              <table:table-cell office:value-type="float" office:value="2.91229">
                <text:p>2.9122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.28">
                <text:p>8.28</text:p>
              </table:table-cell>
              <table:table-cell office:value-type="float" office:value="3.21616">
                <text:p>3.216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.298">
                <text:p>8.298</text:p>
              </table:table-cell>
              <table:table-cell office:value-type="float" office:value="3.05026">
                <text:p>3.0502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.316">
                <text:p>8.316</text:p>
              </table:table-cell>
              <table:table-cell office:value-type="float" office:value="3.27622">
                <text:p>3.2762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.334">
                <text:p>8.334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.352">
                <text:p>8.352</text:p>
              </table:table-cell>
              <table:table-cell office:value-type="float" office:value="2.89636">
                <text:p>2.896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.37">
                <text:p>8.37</text:p>
              </table:table-cell>
              <table:table-cell office:value-type="float" office:value="2.93977">
                <text:p>2.9397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.388">
                <text:p>8.388</text:p>
              </table:table-cell>
              <table:table-cell office:value-type="float" office:value="3.28109">
                <text:p>3.281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.406">
                <text:p>8.406</text:p>
              </table:table-cell>
              <table:table-cell office:value-type="float" office:value="3.12187">
                <text:p>3.121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.424">
                <text:p>8.424</text:p>
              </table:table-cell>
              <table:table-cell office:value-type="float" office:value="2.92439">
                <text:p>2.9243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.442">
                <text:p>8.442</text:p>
              </table:table-cell>
              <table:table-cell office:value-type="float" office:value="3.12482">
                <text:p>3.1248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.46">
                <text:p>8.46</text:p>
              </table:table-cell>
              <table:table-cell office:value-type="float" office:value="3.01028">
                <text:p>3.0102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.478">
                <text:p>8.478</text:p>
              </table:table-cell>
              <table:table-cell office:value-type="float" office:value="3.0071">
                <text:p>3.007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.496">
                <text:p>8.496</text:p>
              </table:table-cell>
              <table:table-cell office:value-type="float" office:value="3.04338">
                <text:p>3.0433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.514">
                <text:p>8.514</text:p>
              </table:table-cell>
              <table:table-cell office:value-type="float" office:value="3.20798">
                <text:p>3.2079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.532">
                <text:p>8.532</text:p>
              </table:table-cell>
              <table:table-cell office:value-type="float" office:value="2.94621">
                <text:p>2.9462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.55">
                <text:p>8.55</text:p>
              </table:table-cell>
              <table:table-cell office:value-type="float" office:value="3.27524">
                <text:p>3.2752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.568">
                <text:p>8.568</text:p>
              </table:table-cell>
              <table:table-cell office:value-type="float" office:value="3.26663">
                <text:p>3.2666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.586">
                <text:p>8.586</text:p>
              </table:table-cell>
              <table:table-cell office:value-type="float" office:value="5.00196">
                <text:p>5.001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.604">
                <text:p>8.604</text:p>
              </table:table-cell>
              <table:table-cell office:value-type="float" office:value="4.04037">
                <text:p>4.0403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.622">
                <text:p>8.622</text:p>
              </table:table-cell>
              <table:table-cell office:value-type="float" office:value="-0.00761333">
                <text:p>-0.007613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.64">
                <text:p>8.64</text:p>
              </table:table-cell>
              <table:table-cell office:value-type="float" office:value="4.13114">
                <text:p>4.131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.658">
                <text:p>8.658</text:p>
              </table:table-cell>
              <table:table-cell office:value-type="float" office:value="4.74673">
                <text:p>4.7467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.676">
                <text:p>8.676</text:p>
              </table:table-cell>
              <table:table-cell office:value-type="float" office:value="4.28531">
                <text:p>4.2853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.694">
                <text:p>8.694</text:p>
              </table:table-cell>
              <table:table-cell office:value-type="float" office:value="4.2867">
                <text:p>4.286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.712">
                <text:p>8.712</text:p>
              </table:table-cell>
              <table:table-cell office:value-type="float" office:value="4.10678">
                <text:p>4.1067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.73">
                <text:p>8.73</text:p>
              </table:table-cell>
              <table:table-cell office:value-type="float" office:value="4.11977">
                <text:p>4.1197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.748">
                <text:p>8.748</text:p>
              </table:table-cell>
              <table:table-cell office:value-type="float" office:value="4.12023">
                <text:p>4.1202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.766">
                <text:p>8.766</text:p>
              </table:table-cell>
              <table:table-cell office:value-type="float" office:value="4.08515">
                <text:p>4.085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.784">
                <text:p>8.784</text:p>
              </table:table-cell>
              <table:table-cell office:value-type="float" office:value="4.07771">
                <text:p>4.0777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.802">
                <text:p>8.802</text:p>
              </table:table-cell>
              <table:table-cell office:value-type="float" office:value="4.06413">
                <text:p>4.0641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.82">
                <text:p>8.82</text:p>
              </table:table-cell>
              <table:table-cell office:value-type="float" office:value="4.0827">
                <text:p>4.082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.838">
                <text:p>8.838</text:p>
              </table:table-cell>
              <table:table-cell office:value-type="float" office:value="4.13193">
                <text:p>4.131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.856">
                <text:p>8.856</text:p>
              </table:table-cell>
              <table:table-cell office:value-type="float" office:value="4.08008">
                <text:p>4.080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.874">
                <text:p>8.874</text:p>
              </table:table-cell>
              <table:table-cell office:value-type="float" office:value="4.10127">
                <text:p>4.1012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.892">
                <text:p>8.892</text:p>
              </table:table-cell>
              <table:table-cell office:value-type="float" office:value="4.14675">
                <text:p>4.146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.91">
                <text:p>8.91</text:p>
              </table:table-cell>
              <table:table-cell office:value-type="float" office:value="4.0903">
                <text:p>4.09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.928">
                <text:p>8.928</text:p>
              </table:table-cell>
              <table:table-cell office:value-type="float" office:value="4.15532">
                <text:p>4.1553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.946">
                <text:p>8.946</text:p>
              </table:table-cell>
              <table:table-cell office:value-type="float" office:value="4.07709">
                <text:p>4.0770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.964">
                <text:p>8.964</text:p>
              </table:table-cell>
              <table:table-cell office:value-type="float" office:value="4.11659">
                <text:p>4.1165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.982">
                <text:p>8.982</text:p>
              </table:table-cell>
              <table:table-cell office:value-type="float" office:value="4.0498">
                <text:p>4.04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